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TFF593460t00" svg:font-family="TTFF593460t00" style:font-pitch="variable"/>
    <style:font-face style:name="TTFF593460t001" svg:font-family="TTFF593460t00"/>
    <style:font-face style:name="TTFF5953E8t00" svg:font-family="TTFF5953E8t00" style:font-pitch="variable"/>
    <style:font-face style:name="TTFF5953E8t001" svg:font-family="TTFF5953E8t00"/>
    <style:font-face style:name="Tahoma" svg:font-family="Tahoma" style:font-family-generic="system" style:font-pitch="variable"/>
    <style:font-face style:name="Tahoma1" svg:font-family="Tahoma" style:font-pitch="variable"/>
    <style:font-face style:name="Times" svg:font-family="Times"/>
    <style:font-face style:name="Times1" svg:font-family="Times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289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solid" draw:fill-color="#000000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0.176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086cm" fo:min-width="0.071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166cm" fo:min-width="0.138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337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082cm" fo:min-width="0.07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976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7.67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144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594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4.18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3.09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21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5.823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48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7.724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7.71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7.707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7.719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7.736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7.749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7.728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7.732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7.741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7.605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7.516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244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055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7.69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814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8.045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7.779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7.762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7.681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7.8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887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7.694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7.698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71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7.711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7.66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645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7.813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7.804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7.791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7.55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7.796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196cm" fo:min-width="0.176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96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7.686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7.745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7.669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699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7.702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solid" draw:fill-color="#0000ff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992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7.664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682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7.622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6.504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715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6.416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6.39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7.542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5.12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282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12cm" fo:min-width="0.105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5.772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solid" draw:fill-color="#00b050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86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741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7.508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445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073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437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solid" draw:fill-color="#dddddd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631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7.673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4.388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619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704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69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7.575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394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7.148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746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087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47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282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556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523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603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616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713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696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679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22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673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8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439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884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788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584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866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107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187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183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264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026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039cm" fo:min-width="0.033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7.262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567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5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792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674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268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39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547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471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234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314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336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09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158cm" fo:min-width="0.138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253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479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398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185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997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84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039cm" fo:min-width="0.016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934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fill-color="#dddddd" draw:textarea-horizontal-align="left" draw:textarea-vertical-align="top" draw:auto-grow-height="true" draw:auto-grow-width="true" fo:min-height="0.082cm" fo:min-width="0.071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fill-color="#dddddd" draw:textarea-horizontal-align="left" draw:textarea-vertical-align="top" draw:auto-grow-height="true" draw:auto-grow-width="true" fo:min-height="0.319cm" fo:min-width="7.508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fill-color="#dddddd" draw:textarea-horizontal-align="left" draw:textarea-vertical-align="top" draw:auto-grow-height="true" draw:auto-grow-width="true" fo:min-height="0.319cm" fo:min-width="7.728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fill-color="#dddddd" draw:textarea-horizontal-align="left" draw:textarea-vertical-align="top" draw:auto-grow-height="true" draw:auto-grow-width="true" fo:min-height="0.319cm" fo:min-width="7.736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fill-color="#dddddd" draw:textarea-horizontal-align="left" draw:textarea-vertical-align="top" draw:auto-grow-height="true" draw:auto-grow-width="true" fo:min-height="0.319cm" fo:min-width="7.419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fill-color="#dddddd" draw:textarea-horizontal-align="left" draw:textarea-vertical-align="top" draw:auto-grow-height="true" draw:auto-grow-width="true" fo:min-height="0.319cm" fo:min-width="3.842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fill-color="#dddddd" draw:textarea-horizontal-align="left" draw:textarea-vertical-align="top" draw:auto-grow-height="true" draw:auto-grow-width="true" fo:min-height="0.319cm" fo:min-width="7.664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fill-color="#dddddd" draw:textarea-horizontal-align="left" draw:textarea-vertical-align="top" draw:auto-grow-height="true" draw:auto-grow-width="true" fo:min-height="0.319cm" fo:min-width="7.711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none" draw:fill-color="#dddddd" draw:textarea-horizontal-align="left" draw:textarea-vertical-align="top" draw:auto-grow-height="true" draw:auto-grow-width="true" fo:min-height="0.319cm" fo:min-width="7.707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draw:fill="none" draw:fill-color="#dddddd" draw:textarea-horizontal-align="left" draw:textarea-vertical-align="top" draw:auto-grow-height="true" draw:auto-grow-width="true" fo:min-height="0.158cm" fo:min-width="0.138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fill-color="#dddddd" draw:textarea-horizontal-align="left" draw:textarea-vertical-align="top" draw:auto-grow-height="true" draw:auto-grow-width="true" fo:min-height="0.319cm" fo:min-width="8.74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fill-color="#dddddd" draw:textarea-horizontal-align="left" draw:textarea-vertical-align="top" draw:auto-grow-height="true" draw:auto-grow-width="true" fo:min-height="0.319cm" fo:min-width="7.152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none" draw:fill-color="#dddddd" draw:textarea-horizontal-align="left" draw:textarea-vertical-align="top" draw:auto-grow-height="true" draw:auto-grow-width="true" fo:min-height="0.319cm" fo:min-width="9.032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draw:fill="none" draw:fill-color="#dddddd" draw:textarea-horizontal-align="left" draw:textarea-vertical-align="top" draw:auto-grow-height="true" draw:auto-grow-width="true" fo:min-height="0.319cm" fo:min-width="5.979cm" fo:padding-top="0cm" fo:padding-bottom="0cm" fo:padding-left="0cm" fo:padding-right="0cm"/>
      <style:paragraph-properties style:writing-mode="lr-tb"/>
    </style:style>
    <style:style style:name="gr149" style:family="graphic" style:parent-style-name="standard">
      <style:graphic-properties draw:stroke="none" draw:fill="none" draw:fill-color="#dddddd" draw:textarea-horizontal-align="left" draw:textarea-vertical-align="top" draw:auto-grow-height="true" draw:auto-grow-width="true" fo:min-height="0.039cm" fo:min-width="0.033cm" fo:padding-top="0cm" fo:padding-bottom="0cm" fo:padding-left="0cm" fo:padding-right="0cm"/>
      <style:paragraph-properties style:writing-mode="lr-tb"/>
    </style:style>
    <style:style style:name="gr150" style:family="graphic" style:parent-style-name="standard">
      <style:graphic-properties draw:stroke="none" draw:fill="none" draw:fill-color="#dddddd" draw:textarea-horizontal-align="left" draw:textarea-vertical-align="top" draw:auto-grow-height="true" draw:auto-grow-width="true" fo:min-height="0.319cm" fo:min-width="5.882cm" fo:padding-top="0cm" fo:padding-bottom="0cm" fo:padding-left="0cm" fo:padding-right="0cm"/>
      <style:paragraph-properties style:writing-mode="lr-tb"/>
    </style:style>
    <style:style style:name="gr151" style:family="graphic" style:parent-style-name="standard">
      <style:graphic-properties draw:stroke="none" draw:fill="none" draw:fill-color="#dddddd" draw:textarea-horizontal-align="left" draw:textarea-vertical-align="top" draw:auto-grow-height="true" draw:auto-grow-width="true" fo:min-height="0.276cm" fo:min-width="2.584cm" fo:padding-top="0cm" fo:padding-bottom="0cm" fo:padding-left="0cm" fo:padding-right="0cm"/>
      <style:paragraph-properties style:writing-mode="lr-tb"/>
    </style:style>
    <style:style style:name="gr152" style:family="graphic" style:parent-style-name="standard">
      <style:graphic-properties draw:stroke="none" draw:fill="none" draw:fill-color="#dddddd" draw:textarea-horizontal-align="left" draw:textarea-vertical-align="top" draw:auto-grow-height="true" draw:auto-grow-width="true" fo:min-height="0.319cm" fo:min-width="0.282cm" fo:padding-top="0cm" fo:padding-bottom="0cm" fo:padding-left="0cm" fo:padding-right="0cm"/>
      <style:paragraph-properties style:writing-mode="lr-tb"/>
    </style:style>
    <style:style style:name="gr153" style:family="graphic" style:parent-style-name="standard">
      <style:graphic-properties draw:stroke="none" draw:fill="none" draw:fill-color="#dddddd" draw:textarea-horizontal-align="left" draw:textarea-vertical-align="top" draw:auto-grow-height="true" draw:auto-grow-width="true" fo:min-height="0.319cm" fo:min-width="8.46cm" fo:padding-top="0cm" fo:padding-bottom="0cm" fo:padding-left="0cm" fo:padding-right="0cm"/>
      <style:paragraph-properties style:writing-mode="lr-tb"/>
    </style:style>
    <style:style style:name="gr154" style:family="graphic" style:parent-style-name="standard">
      <style:graphic-properties draw:stroke="none" draw:fill="none" draw:fill-color="#dddddd" draw:textarea-horizontal-align="left" draw:textarea-vertical-align="top" draw:auto-grow-height="true" draw:auto-grow-width="true" fo:min-height="0.319cm" fo:min-width="0.946cm" fo:padding-top="0cm" fo:padding-bottom="0cm" fo:padding-left="0cm" fo:padding-right="0cm"/>
      <style:paragraph-properties style:writing-mode="lr-tb"/>
    </style:style>
    <style:style style:name="gr155" style:family="graphic" style:parent-style-name="standard">
      <style:graphic-properties draw:stroke="none" draw:fill="none" draw:fill-color="#dddddd" draw:textarea-horizontal-align="left" draw:textarea-vertical-align="top" draw:auto-grow-height="true" draw:auto-grow-width="true" fo:min-height="0.319cm" fo:min-width="8.325cm" fo:padding-top="0cm" fo:padding-bottom="0cm" fo:padding-left="0cm" fo:padding-right="0cm"/>
      <style:paragraph-properties style:writing-mode="lr-tb"/>
    </style:style>
    <style:style style:name="gr156" style:family="graphic" style:parent-style-name="standard">
      <style:graphic-properties draw:stroke="none" draw:fill="none" draw:fill-color="#dddddd" draw:textarea-horizontal-align="left" draw:textarea-vertical-align="top" draw:auto-grow-height="true" draw:auto-grow-width="true" fo:min-height="0.319cm" fo:min-width="5.107cm" fo:padding-top="0cm" fo:padding-bottom="0cm" fo:padding-left="0cm" fo:padding-right="0cm"/>
      <style:paragraph-properties style:writing-mode="lr-tb"/>
    </style:style>
    <style:style style:name="gr157" style:family="graphic" style:parent-style-name="standard">
      <style:graphic-properties draw:stroke="none" draw:fill="none" draw:fill-color="#dddddd" draw:textarea-horizontal-align="left" draw:textarea-vertical-align="top" draw:auto-grow-height="true" draw:auto-grow-width="true" fo:min-height="0.319cm" fo:min-width="8.253cm" fo:padding-top="0cm" fo:padding-bottom="0cm" fo:padding-left="0cm" fo:padding-right="0cm"/>
      <style:paragraph-properties style:writing-mode="lr-tb"/>
    </style:style>
    <style:style style:name="gr158" style:family="graphic" style:parent-style-name="standard">
      <style:graphic-properties draw:stroke="none" draw:fill="none" draw:fill-color="#dddddd" draw:textarea-horizontal-align="left" draw:textarea-vertical-align="top" draw:auto-grow-height="true" draw:auto-grow-width="true" fo:min-height="0.319cm" fo:min-width="2.462cm" fo:padding-top="0cm" fo:padding-bottom="0cm" fo:padding-left="0cm" fo:padding-right="0cm"/>
      <style:paragraph-properties style:writing-mode="lr-tb"/>
    </style:style>
    <style:style style:name="gr159" style:family="graphic" style:parent-style-name="standard">
      <style:graphic-properties draw:stroke="none" draw:fill="none" draw:fill-color="#dddddd" draw:textarea-horizontal-align="left" draw:textarea-vertical-align="top" draw:auto-grow-height="true" draw:auto-grow-width="true" fo:min-height="0.323cm" fo:min-width="6.026cm" fo:padding-top="0cm" fo:padding-bottom="0cm" fo:padding-left="0cm" fo:padding-right="0cm"/>
      <style:paragraph-properties style:writing-mode="lr-tb"/>
    </style:style>
    <style:style style:name="gr160" style:family="graphic" style:parent-style-name="standard">
      <style:graphic-properties draw:stroke="none" draw:fill="none" draw:fill-color="#dddddd" draw:textarea-horizontal-align="left" draw:textarea-vertical-align="top" draw:auto-grow-height="true" draw:auto-grow-width="true" fo:min-height="0.276cm" fo:min-width="2.652cm" fo:padding-top="0cm" fo:padding-bottom="0cm" fo:padding-left="0cm" fo:padding-right="0cm"/>
      <style:paragraph-properties style:writing-mode="lr-tb"/>
    </style:style>
    <style:style style:name="gr161" style:family="graphic" style:parent-style-name="standard">
      <style:graphic-properties draw:stroke="none" draw:fill="none" draw:fill-color="#dddddd" draw:textarea-horizontal-align="left" draw:textarea-vertical-align="top" draw:auto-grow-height="true" draw:auto-grow-width="true" fo:min-height="0.319cm" fo:min-width="7.732cm" fo:padding-top="0cm" fo:padding-bottom="0cm" fo:padding-left="0cm" fo:padding-right="0cm"/>
      <style:paragraph-properties style:writing-mode="lr-tb"/>
    </style:style>
    <style:style style:name="gr162" style:family="graphic" style:parent-style-name="standard">
      <style:graphic-properties draw:stroke="none" draw:fill="none" draw:fill-color="#dddddd" draw:textarea-horizontal-align="left" draw:textarea-vertical-align="top" draw:auto-grow-height="true" draw:auto-grow-width="true" fo:min-height="0.319cm" fo:min-width="7.533cm" fo:padding-top="0cm" fo:padding-bottom="0cm" fo:padding-left="0cm" fo:padding-right="0cm"/>
      <style:paragraph-properties style:writing-mode="lr-tb"/>
    </style:style>
    <style:style style:name="gr163" style:family="graphic" style:parent-style-name="standard">
      <style:graphic-properties draw:stroke="none" draw:fill="none" draw:fill-color="#dddddd" draw:textarea-horizontal-align="left" draw:textarea-vertical-align="top" draw:auto-grow-height="true" draw:auto-grow-width="true" fo:min-height="0.319cm" fo:min-width="7.698cm" fo:padding-top="0cm" fo:padding-bottom="0cm" fo:padding-left="0cm" fo:padding-right="0cm"/>
      <style:paragraph-properties style:writing-mode="lr-tb"/>
    </style:style>
    <style:style style:name="gr164" style:family="graphic" style:parent-style-name="standard">
      <style:graphic-properties draw:stroke="none" draw:fill="none" draw:fill-color="#dddddd" draw:textarea-horizontal-align="left" draw:textarea-vertical-align="top" draw:auto-grow-height="true" draw:auto-grow-width="true" fo:min-height="0.319cm" fo:min-width="7.715cm" fo:padding-top="0cm" fo:padding-bottom="0cm" fo:padding-left="0cm" fo:padding-right="0cm"/>
      <style:paragraph-properties style:writing-mode="lr-tb"/>
    </style:style>
    <style:style style:name="gr165" style:family="graphic" style:parent-style-name="standard">
      <style:graphic-properties draw:stroke="none" draw:fill="none" draw:fill-color="#dddddd" draw:textarea-horizontal-align="left" draw:textarea-vertical-align="top" draw:auto-grow-height="true" draw:auto-grow-width="true" fo:min-height="0.319cm" fo:min-width="7.575cm" fo:padding-top="0cm" fo:padding-bottom="0cm" fo:padding-left="0cm" fo:padding-right="0cm"/>
      <style:paragraph-properties style:writing-mode="lr-tb"/>
    </style:style>
    <style:style style:name="gr166" style:family="graphic" style:parent-style-name="standard">
      <style:graphic-properties draw:stroke="none" draw:fill="none" draw:fill-color="#dddddd" draw:textarea-horizontal-align="left" draw:textarea-vertical-align="top" draw:auto-grow-height="true" draw:auto-grow-width="true" fo:min-height="0.319cm" fo:min-width="7.656cm" fo:padding-top="0cm" fo:padding-bottom="0cm" fo:padding-left="0cm" fo:padding-right="0cm"/>
      <style:paragraph-properties style:writing-mode="lr-tb"/>
    </style:style>
    <style:style style:name="gr167" style:family="graphic" style:parent-style-name="standard">
      <style:graphic-properties draw:stroke="none" draw:fill="none" draw:fill-color="#dddddd" draw:textarea-horizontal-align="left" draw:textarea-vertical-align="top" draw:auto-grow-height="true" draw:auto-grow-width="true" fo:min-height="0.319cm" fo:min-width="7.524cm" fo:padding-top="0cm" fo:padding-bottom="0cm" fo:padding-left="0cm" fo:padding-right="0cm"/>
      <style:paragraph-properties style:writing-mode="lr-tb"/>
    </style:style>
    <style:style style:name="gr168" style:family="graphic" style:parent-style-name="standard">
      <style:graphic-properties draw:stroke="none" draw:fill="none" draw:fill-color="#dddddd" draw:textarea-horizontal-align="left" draw:textarea-vertical-align="top" draw:auto-grow-height="true" draw:auto-grow-width="true" fo:min-height="0.239cm" fo:min-width="0.21cm" fo:padding-top="0cm" fo:padding-bottom="0cm" fo:padding-left="0cm" fo:padding-right="0cm"/>
      <style:paragraph-properties style:writing-mode="lr-tb"/>
    </style:style>
    <style:style style:name="gr169" style:family="graphic" style:parent-style-name="standard">
      <style:graphic-properties draw:stroke="none" draw:fill="none" draw:fill-color="#dddddd" draw:textarea-horizontal-align="left" draw:textarea-vertical-align="top" draw:auto-grow-height="true" draw:auto-grow-width="true" fo:min-height="0.319cm" fo:min-width="8.761cm" fo:padding-top="0cm" fo:padding-bottom="0cm" fo:padding-left="0cm" fo:padding-right="0cm"/>
      <style:paragraph-properties style:writing-mode="lr-tb"/>
    </style:style>
    <style:style style:name="gr170" style:family="graphic" style:parent-style-name="standard">
      <style:graphic-properties draw:stroke="none" draw:fill="none" draw:fill-color="#dddddd" draw:textarea-horizontal-align="left" draw:textarea-vertical-align="top" draw:auto-grow-height="true" draw:auto-grow-width="true" fo:min-height="0.319cm" fo:min-width="8.464cm" fo:padding-top="0cm" fo:padding-bottom="0cm" fo:padding-left="0cm" fo:padding-right="0cm"/>
      <style:paragraph-properties style:writing-mode="lr-tb"/>
    </style:style>
    <style:style style:name="gr171" style:family="graphic" style:parent-style-name="standard">
      <style:graphic-properties draw:stroke="none" draw:fill="none" draw:fill-color="#dddddd" draw:textarea-horizontal-align="left" draw:textarea-vertical-align="top" draw:auto-grow-height="true" draw:auto-grow-width="true" fo:min-height="0.319cm" fo:min-width="4.786cm" fo:padding-top="0cm" fo:padding-bottom="0cm" fo:padding-left="0cm" fo:padding-right="0cm"/>
      <style:paragraph-properties style:writing-mode="lr-tb"/>
    </style:style>
    <style:style style:name="gr172" style:family="graphic" style:parent-style-name="standard">
      <style:graphic-properties draw:stroke="none" draw:fill="none" draw:fill-color="#dddddd" draw:textarea-horizontal-align="left" draw:textarea-vertical-align="top" draw:auto-grow-height="true" draw:auto-grow-width="true" fo:min-height="0.12cm" fo:min-width="0.105cm" fo:padding-top="0cm" fo:padding-bottom="0cm" fo:padding-left="0cm" fo:padding-right="0cm"/>
      <style:paragraph-properties style:writing-mode="lr-tb"/>
    </style:style>
    <style:style style:name="gr173" style:family="graphic" style:parent-style-name="standard">
      <style:graphic-properties draw:stroke="none" draw:fill="none" draw:fill-color="#dddddd" draw:textarea-horizontal-align="left" draw:textarea-vertical-align="top" draw:auto-grow-height="true" draw:auto-grow-width="true" fo:min-height="0.319cm" fo:min-width="9.061cm" fo:padding-top="0cm" fo:padding-bottom="0cm" fo:padding-left="0cm" fo:padding-right="0cm"/>
      <style:paragraph-properties style:writing-mode="lr-tb"/>
    </style:style>
    <style:style style:name="gr174" style:family="graphic" style:parent-style-name="standard">
      <style:graphic-properties draw:stroke="none" draw:fill="none" draw:fill-color="#dddddd" draw:textarea-horizontal-align="left" draw:textarea-vertical-align="top" draw:auto-grow-height="true" draw:auto-grow-width="true" fo:min-height="0.319cm" fo:min-width="8.545cm" fo:padding-top="0cm" fo:padding-bottom="0cm" fo:padding-left="0cm" fo:padding-right="0cm"/>
      <style:paragraph-properties style:writing-mode="lr-tb"/>
    </style:style>
    <style:style style:name="gr175" style:family="graphic" style:parent-style-name="standard">
      <style:graphic-properties draw:stroke="none" draw:fill="none" draw:fill-color="#dddddd" draw:textarea-horizontal-align="left" draw:textarea-vertical-align="top" draw:auto-grow-height="true" draw:auto-grow-width="true" fo:min-height="0.319cm" fo:min-width="9.053cm" fo:padding-top="0cm" fo:padding-bottom="0cm" fo:padding-left="0cm" fo:padding-right="0cm"/>
      <style:paragraph-properties style:writing-mode="lr-tb"/>
    </style:style>
    <style:style style:name="gr176" style:family="graphic" style:parent-style-name="standard">
      <style:graphic-properties draw:stroke="none" draw:fill="none" draw:fill-color="#dddddd" draw:textarea-horizontal-align="left" draw:textarea-vertical-align="top" draw:auto-grow-height="true" draw:auto-grow-width="true" fo:min-height="0.319cm" fo:min-width="7cm" fo:padding-top="0cm" fo:padding-bottom="0cm" fo:padding-left="0cm" fo:padding-right="0cm"/>
      <style:paragraph-properties style:writing-mode="lr-tb"/>
    </style:style>
    <style:style style:name="gr177" style:family="graphic" style:parent-style-name="standard">
      <style:graphic-properties draw:stroke="none" draw:fill="none" draw:fill-color="#dddddd" draw:textarea-horizontal-align="left" draw:textarea-vertical-align="top" draw:auto-grow-height="true" draw:auto-grow-width="true" fo:min-height="0.319cm" fo:min-width="7.749cm" fo:padding-top="0cm" fo:padding-bottom="0cm" fo:padding-left="0cm" fo:padding-right="0cm"/>
      <style:paragraph-properties style:writing-mode="lr-tb"/>
    </style:style>
    <style:style style:name="gr178" style:family="graphic" style:parent-style-name="standard">
      <style:graphic-properties draw:stroke="none" draw:fill="none" draw:fill-color="#dddddd" draw:textarea-horizontal-align="left" draw:textarea-vertical-align="top" draw:auto-grow-height="true" draw:auto-grow-width="true" fo:min-height="0.319cm" fo:min-width="7.669cm" fo:padding-top="0cm" fo:padding-bottom="0cm" fo:padding-left="0cm" fo:padding-right="0cm"/>
      <style:paragraph-properties style:writing-mode="lr-tb"/>
    </style:style>
    <style:style style:name="gr179" style:family="graphic" style:parent-style-name="standard">
      <style:graphic-properties draw:stroke="none" draw:fill="none" draw:fill-color="#dddddd" draw:textarea-horizontal-align="left" draw:textarea-vertical-align="top" draw:auto-grow-height="true" draw:auto-grow-width="true" fo:min-height="0.319cm" fo:min-width="7.702cm" fo:padding-top="0cm" fo:padding-bottom="0cm" fo:padding-left="0cm" fo:padding-right="0cm"/>
      <style:paragraph-properties style:writing-mode="lr-tb"/>
    </style:style>
    <style:style style:name="gr180" style:family="graphic" style:parent-style-name="standard">
      <style:graphic-properties draw:stroke="none" draw:fill="none" draw:fill-color="#dddddd" draw:textarea-horizontal-align="left" draw:textarea-vertical-align="top" draw:auto-grow-height="true" draw:auto-grow-width="true" fo:min-height="0.319cm" fo:min-width="7.719cm" fo:padding-top="0cm" fo:padding-bottom="0cm" fo:padding-left="0cm" fo:padding-right="0cm"/>
      <style:paragraph-properties style:writing-mode="lr-tb"/>
    </style:style>
    <style:style style:name="gr181" style:family="graphic" style:parent-style-name="standard">
      <style:graphic-properties draw:stroke="none" draw:fill="none" draw:fill-color="#dddddd" draw:textarea-horizontal-align="left" draw:textarea-vertical-align="top" draw:auto-grow-height="true" draw:auto-grow-width="true" fo:min-height="0.319cm" fo:min-width="6.364cm" fo:padding-top="0cm" fo:padding-bottom="0cm" fo:padding-left="0cm" fo:padding-right="0cm"/>
      <style:paragraph-properties style:writing-mode="lr-tb"/>
    </style:style>
    <style:style style:name="gr182" style:family="graphic" style:parent-style-name="standard">
      <style:graphic-properties draw:stroke="none" draw:fill="none" draw:fill-color="#dddddd" draw:textarea-horizontal-align="left" draw:textarea-vertical-align="top" draw:auto-grow-height="true" draw:auto-grow-width="true" fo:min-height="0.319cm" fo:min-width="7.741cm" fo:padding-top="0cm" fo:padding-bottom="0cm" fo:padding-left="0cm" fo:padding-right="0cm"/>
      <style:paragraph-properties style:writing-mode="lr-tb"/>
    </style:style>
    <style:style style:name="gr183" style:family="graphic" style:parent-style-name="standard">
      <style:graphic-properties draw:stroke="none" draw:fill="none" draw:fill-color="#dddddd" draw:textarea-horizontal-align="left" draw:textarea-vertical-align="top" draw:auto-grow-height="true" draw:auto-grow-width="true" fo:min-height="0.319cm" fo:min-width="6.36cm" fo:padding-top="0cm" fo:padding-bottom="0cm" fo:padding-left="0cm" fo:padding-right="0cm"/>
      <style:paragraph-properties style:writing-mode="lr-tb"/>
    </style:style>
    <style:style style:name="gr184" style:family="graphic" style:parent-style-name="standard">
      <style:graphic-properties draw:stroke="none" draw:fill="none" draw:fill-color="#dddddd" draw:textarea-horizontal-align="left" draw:textarea-vertical-align="top" draw:auto-grow-height="true" draw:auto-grow-width="true" fo:min-height="0.319cm" fo:min-width="4.769cm" fo:padding-top="0cm" fo:padding-bottom="0cm" fo:padding-left="0cm" fo:padding-right="0cm"/>
      <style:paragraph-properties style:writing-mode="lr-tb"/>
    </style:style>
    <style:style style:name="gr185" style:family="graphic" style:parent-style-name="standard">
      <style:graphic-properties draw:stroke="none" draw:fill="none" draw:fill-color="#dddddd" draw:textarea-horizontal-align="left" draw:textarea-vertical-align="top" draw:auto-grow-height="true" draw:auto-grow-width="true" fo:min-height="0.319cm" fo:min-width="7.694cm" fo:padding-top="0cm" fo:padding-bottom="0cm" fo:padding-left="0cm" fo:padding-right="0cm"/>
      <style:paragraph-properties style:writing-mode="lr-tb"/>
    </style:style>
    <style:style style:name="gr186" style:family="graphic" style:parent-style-name="standard">
      <style:graphic-properties draw:stroke="none" draw:fill="none" draw:fill-color="#dddddd" draw:textarea-horizontal-align="left" draw:textarea-vertical-align="top" draw:auto-grow-height="true" draw:auto-grow-width="true" fo:min-height="0.319cm" fo:min-width="3.338cm" fo:padding-top="0cm" fo:padding-bottom="0cm" fo:padding-left="0cm" fo:padding-right="0cm"/>
      <style:paragraph-properties style:writing-mode="lr-tb"/>
    </style:style>
    <style:style style:name="gr187" style:family="graphic" style:parent-style-name="standard">
      <style:graphic-properties draw:stroke="none" draw:fill="none" draw:fill-color="#dddddd" draw:textarea-horizontal-align="left" draw:textarea-vertical-align="top" draw:auto-grow-height="true" draw:auto-grow-width="true" fo:min-height="0.319cm" fo:min-width="3.368cm" fo:padding-top="0cm" fo:padding-bottom="0cm" fo:padding-left="0cm" fo:padding-right="0cm"/>
      <style:paragraph-properties style:writing-mode="lr-tb"/>
    </style:style>
    <style:style style:name="gr188" style:family="graphic" style:parent-style-name="standard">
      <style:graphic-properties draw:stroke="none" draw:fill="none" draw:fill-color="#dddddd" draw:textarea-horizontal-align="left" draw:textarea-vertical-align="top" draw:auto-grow-height="true" draw:auto-grow-width="true" fo:min-height="0.319cm" fo:min-width="7.737cm" fo:padding-top="0cm" fo:padding-bottom="0cm" fo:padding-left="0cm" fo:padding-right="0cm"/>
      <style:paragraph-properties style:writing-mode="lr-tb"/>
    </style:style>
    <style:style style:name="gr189" style:family="graphic" style:parent-style-name="standard">
      <style:graphic-properties draw:stroke="none" draw:fill="none" draw:fill-color="#dddddd" draw:textarea-horizontal-align="left" draw:textarea-vertical-align="top" draw:auto-grow-height="true" draw:auto-grow-width="true" fo:min-height="0.319cm" fo:min-width="7.681cm" fo:padding-top="0cm" fo:padding-bottom="0cm" fo:padding-left="0cm" fo:padding-right="0cm"/>
      <style:paragraph-properties style:writing-mode="lr-tb"/>
    </style:style>
    <style:style style:name="gr190" style:family="graphic" style:parent-style-name="standard">
      <style:graphic-properties draw:stroke="none" draw:fill="none" draw:fill-color="#dddddd" draw:textarea-horizontal-align="left" draw:textarea-vertical-align="top" draw:auto-grow-height="true" draw:auto-grow-width="true" fo:min-height="0.319cm" fo:min-width="8.49cm" fo:padding-top="0cm" fo:padding-bottom="0cm" fo:padding-left="0cm" fo:padding-right="0cm"/>
      <style:paragraph-properties style:writing-mode="lr-tb"/>
    </style:style>
    <style:style style:name="gr191" style:family="graphic" style:parent-style-name="standard">
      <style:graphic-properties draw:stroke="none" draw:fill="none" draw:fill-color="#dddddd" draw:textarea-horizontal-align="left" draw:textarea-vertical-align="top" draw:auto-grow-height="true" draw:auto-grow-width="true" fo:min-height="0.319cm" fo:min-width="6.504cm" fo:padding-top="0cm" fo:padding-bottom="0cm" fo:padding-left="0cm" fo:padding-right="0cm"/>
      <style:paragraph-properties style:writing-mode="lr-tb"/>
    </style:style>
    <style:style style:name="gr192" style:family="graphic" style:parent-style-name="standard">
      <style:graphic-properties draw:stroke="none" draw:fill="none" draw:fill-color="#dddddd" draw:textarea-horizontal-align="left" draw:textarea-vertical-align="top" draw:auto-grow-height="true" draw:auto-grow-width="true" fo:min-height="0.319cm" fo:min-width="8.135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none"/>
      <style:text-properties fo:font-size="5pt" style:font-size-asian="5pt" style:font-size-complex="5pt"/>
    </style:style>
    <style:style style:name="P5" style:family="paragraph">
      <loext:graphic-properties draw:fill="none"/>
      <style:text-properties fo:font-size="2pt" style:font-size-asian="2pt" style:font-size-complex="2pt"/>
    </style:style>
    <style:style style:name="P6" style:family="paragraph">
      <loext:graphic-properties draw:fill="none"/>
      <style:text-properties fo:font-size="3.90000009536743pt" style:font-size-asian="3.90000009536743pt" style:font-size-complex="3.90000009536743pt"/>
    </style:style>
    <style:style style:name="P7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8" style:family="paragraph">
      <loext:graphic-properties draw:fill="none"/>
      <style:text-properties fo:font-size="6.90000009536743pt" style:font-size-asian="6.90000009536743pt" style:font-size-complex="6.90000009536743pt"/>
    </style:style>
    <style:style style:name="P9" style:family="paragraph">
      <loext:graphic-properties draw:fill="none"/>
      <style:text-properties fo:font-size="6pt" style:font-size-asian="6pt" style:font-size-complex="6pt"/>
    </style:style>
    <style:style style:name="P10" style:family="paragraph">
      <loext:graphic-properties draw:fill="solid" draw:fill-color="#0000ff"/>
    </style:style>
    <style:style style:name="P11" style:family="paragraph">
      <loext:graphic-properties draw:fill="none"/>
      <style:text-properties fo:font-size="3pt" style:font-size-asian="3pt" style:font-size-complex="3pt"/>
    </style:style>
    <style:style style:name="P12" style:family="paragraph">
      <loext:graphic-properties draw:fill="solid" draw:fill-color="#00b050"/>
    </style:style>
    <style:style style:name="P13" style:family="paragraph">
      <loext:graphic-properties draw:fill="solid" draw:fill-color="#dddddd"/>
    </style:style>
    <style:style style:name="P14" style:family="paragraph">
      <loext:graphic-properties draw:fill="none"/>
      <style:text-properties fo:font-size="1pt" style:font-size-asian="1pt" style:font-size-complex="1pt"/>
    </style:style>
    <style:style style:name="P15" style:family="paragraph">
      <loext:graphic-properties draw:fill="none" draw:fill-color="#dddddd"/>
      <style:paragraph-properties fo:text-align="start"/>
      <style:text-properties fo:font-size="2pt" style:font-size-asian="2pt" style:font-size-complex="2pt"/>
    </style:style>
    <style:style style:name="P16" style:family="paragraph">
      <loext:graphic-properties draw:fill="none" draw:fill-color="#dddddd"/>
      <style:paragraph-properties fo:text-align="start"/>
      <style:text-properties fo:font-size="8.10000038146973pt" style:font-size-asian="8.10000038146973pt" style:font-size-complex="8.10000038146973pt"/>
    </style:style>
    <style:style style:name="P17" style:family="paragraph">
      <loext:graphic-properties draw:fill="none" draw:fill-color="#dddddd"/>
      <style:paragraph-properties fo:text-align="start"/>
      <style:text-properties fo:font-size="3.90000009536743pt" style:font-size-asian="3.90000009536743pt" style:font-size-complex="3.90000009536743pt"/>
    </style:style>
    <style:style style:name="P18" style:family="paragraph">
      <loext:graphic-properties draw:fill="none" draw:fill-color="#dddddd"/>
      <style:paragraph-properties fo:text-align="start"/>
      <style:text-properties fo:font-size="1pt" style:font-size-asian="1pt" style:font-size-complex="1pt"/>
    </style:style>
    <style:style style:name="P19" style:family="paragraph">
      <loext:graphic-properties draw:fill="none" draw:fill-color="#dddddd"/>
      <style:paragraph-properties fo:text-align="start"/>
      <style:text-properties fo:font-size="6.90000009536743pt" style:font-size-asian="6.90000009536743pt" style:font-size-complex="6.90000009536743pt"/>
    </style:style>
    <style:style style:name="P20" style:family="paragraph">
      <loext:graphic-properties draw:fill="none" draw:fill-color="#dddddd"/>
      <style:paragraph-properties fo:text-align="start"/>
      <style:text-properties fo:font-size="6pt" style:font-size-asian="6pt" style:font-size-complex="6pt"/>
    </style:style>
    <style:style style:name="P21" style:family="paragraph">
      <loext:graphic-properties draw:fill="none" draw:fill-color="#dddddd"/>
      <style:paragraph-properties fo:text-align="start"/>
      <style:text-properties fo:font-size="3pt" style:font-size-asian="3pt" style:font-size-complex="3pt"/>
    </style:style>
    <style:style style:name="T1" style:family="text">
      <style:text-properties fo:color="#000000" loext:opacity="100%" style:font-name="Helvetica1" fo:font-size="9.89999961853027pt" fo:font-weight="bold" style:font-name-asian="Helvetica1" style:font-size-asian="9.89999961853027pt" style:font-weight-asian="bold" style:font-name-complex="Helvetica1" style:font-size-complex="9.89999961853027pt" style:font-weight-complex="bold"/>
    </style:style>
    <style:style style:name="T2" style:family="text">
      <style:text-properties fo:color="#000000" loext:opacity="100%" style:font-name="Helvetica1" fo:font-size="5pt" fo:font-weight="bold" style:font-name-asian="Helvetica1" style:font-size-asian="5pt" style:font-weight-asian="bold" style:font-name-complex="Helvetica1" style:font-size-complex="5pt" style:font-weight-complex="bold"/>
    </style:style>
    <style:style style:name="T3" style:family="text">
      <style:text-properties fo:color="#000000" loext:opacity="100%" style:font-name="TTFF593460t001" fo:font-size="2pt" fo:font-weight="normal" style:font-name-asian="TTFF593460t001" style:font-size-asian="2pt" style:font-weight-asian="normal" style:font-name-complex="TTFF593460t001" style:font-size-complex="2pt" style:font-weight-complex="normal"/>
    </style:style>
    <style:style style:name="T4" style:family="text">
      <style:text-properties fo:color="#000000" loext:opacity="100%" style:font-name="TTFF593460t001" fo:font-size="3.90000009536743pt" fo:font-weight="normal" style:font-name-asian="TTFF593460t001" style:font-size-asian="3.90000009536743pt" style:font-weight-asian="normal" style:font-name-complex="TTFF593460t001" style:font-size-complex="3.90000009536743pt" style:font-weight-complex="normal"/>
    </style:style>
    <style:style style:name="T5" style:family="text">
      <style:text-properties fo:color="#000000" loext:opacity="100%" style:font-name="Helvetica1" fo:font-size="2pt" fo:font-weight="bold" style:font-name-asian="Helvetica1" style:font-size-asian="2pt" style:font-weight-asian="bold" style:font-name-complex="Helvetica1" style:font-size-complex="2pt" style:font-weight-complex="bold"/>
    </style:style>
    <style:style style:name="T6" style:family="text">
      <style:text-properties fo:color="#000000" loext:opacity="100%" style:font-name="Helvetica1" fo:font-size="8.10000038146973pt" fo:font-weight="bold" style:font-name-asian="Helvetica1" style:font-size-asian="8.10000038146973pt" style:font-weight-asian="bold" style:font-name-complex="Helvetica1" style:font-size-complex="8.10000038146973pt" style:font-weight-complex="bold"/>
    </style:style>
    <style:style style:name="T7" style:family="text">
      <style:text-properties fo:color="#000000" loext:opacity="100%" style:font-name="Helvetica1" fo:font-size="8.10000038146973pt" fo:font-weight="normal" style:font-name-asian="Helvetica1" style:font-size-asian="8.10000038146973pt" style:font-weight-asian="normal" style:font-name-complex="Helvetica1" style:font-size-complex="8.10000038146973pt" style:font-weight-complex="normal"/>
    </style:style>
    <style:style style:name="T8" style:family="text">
      <style:text-properties fo:color="#ff0000" loext:opacity="100%" style:font-name="Helvetica1" fo:font-size="8.10000038146973pt" fo:font-weight="normal" style:font-name-asian="Helvetica1" style:font-size-asian="8.10000038146973pt" style:font-weight-asian="normal" style:font-name-complex="Helvetica1" style:font-size-complex="8.10000038146973pt" style:font-weight-complex="normal"/>
    </style:style>
    <style:style style:name="T9" style:family="text">
      <style:text-properties fo:color="#0000ff" loext:opacity="100%" style:font-name="Helvetica1" fo:font-size="6.90000009536743pt" fo:font-weight="bold" style:font-name-asian="Helvetica1" style:font-size-asian="6.90000009536743pt" style:font-weight-asian="bold" style:font-name-complex="Helvetica1" style:font-size-complex="6.90000009536743pt" style:font-weight-complex="bold"/>
    </style:style>
    <style:style style:name="T10" style:family="text">
      <style:text-properties fo:color="#000000" loext:opacity="100%" style:font-name="Helvetica1" fo:font-size="6pt" fo:font-weight="normal" style:font-name-asian="Helvetica1" style:font-size-asian="6pt" style:font-weight-asian="normal" style:font-name-complex="Helvetica1" style:font-size-complex="6pt" style:font-weight-complex="normal"/>
    </style:style>
    <style:style style:name="T11" style:family="text">
      <style:text-properties fo:color="#000000" loext:opacity="100%" style:font-name="Helvetica1" fo:font-size="6.90000009536743pt" fo:font-weight="bold" style:font-name-asian="Helvetica1" style:font-size-asian="6.90000009536743pt" style:font-weight-asian="bold" style:font-name-complex="Helvetica1" style:font-size-complex="6.90000009536743pt" style:font-weight-complex="bold"/>
    </style:style>
    <style:style style:name="T12" style:family="text">
      <style:text-properties fo:color="#00b050" loext:opacity="100%" style:font-name="Helvetica1" fo:font-size="8.10000038146973pt" fo:font-weight="normal" style:font-name-asian="Helvetica1" style:font-size-asian="8.10000038146973pt" style:font-weight-asian="normal" style:font-name-complex="Helvetica1" style:font-size-complex="8.10000038146973pt" style:font-weight-complex="normal"/>
    </style:style>
    <style:style style:name="T13" style:family="text">
      <style:text-properties fo:color="#000000" loext:opacity="100%" style:font-name="Helvetica1" fo:font-size="6.90000009536743pt" fo:font-weight="normal" style:font-name-asian="Helvetica1" style:font-size-asian="6.90000009536743pt" style:font-weight-asian="normal" style:font-name-complex="Helvetica1" style:font-size-complex="6.90000009536743pt" style:font-weight-complex="normal"/>
    </style:style>
    <style:style style:name="T14" style:family="text">
      <style:text-properties fo:color="#000000" loext:opacity="100%" style:font-name="Helvetica1" fo:font-size="2pt" fo:font-weight="normal" style:font-name-asian="Helvetica1" style:font-size-asian="2pt" style:font-weight-asian="normal" style:font-name-complex="Helvetica1" style:font-size-complex="2pt" style:font-weight-complex="normal"/>
    </style:style>
    <style:style style:name="T15" style:family="text">
      <style:text-properties fo:color="#000000" loext:opacity="100%" style:font-name="Times" fo:font-size="5pt" fo:font-weight="bold" style:font-name-asian="Times" style:font-size-asian="5pt" style:font-weight-asian="bold" style:font-name-complex="Times" style:font-size-complex="5pt" style:font-weight-complex="bold"/>
    </style:style>
    <style:style style:name="T16" style:family="text">
      <style:text-properties fo:color="#000000" loext:opacity="100%" style:font-name="Helvetica1" fo:font-size="3pt" fo:font-weight="normal" style:font-name-asian="Helvetica1" style:font-size-asian="3pt" style:font-weight-asian="normal" style:font-name-complex="Helvetica1" style:font-size-complex="3pt" style:font-weight-complex="normal"/>
    </style:style>
    <style:style style:name="T17" style:family="text">
      <style:text-properties fo:color="#000000" loext:opacity="100%" style:font-name="Helvetica1" fo:font-size="6pt" fo:font-weight="bold" style:font-name-asian="Helvetica1" style:font-size-asian="6pt" style:font-weight-asian="bold" style:font-name-complex="Helvetica1" style:font-size-complex="6pt" style:font-weight-complex="bold"/>
    </style:style>
    <style:style style:name="T18" style:family="text">
      <style:text-properties fo:color="#000000" loext:opacity="100%" style:font-name="Helvetica1" fo:font-size="5pt" fo:font-weight="normal" style:font-name-asian="Helvetica1" style:font-size-asian="5pt" style:font-weight-asian="normal" style:font-name-complex="Helvetica1" style:font-size-complex="5pt" style:font-weight-complex="normal"/>
    </style:style>
    <style:style style:name="T19" style:family="text">
      <style:text-properties fo:color="#000000" loext:opacity="100%" style:font-name="TTFF5953E8t001" fo:font-size="8.10000038146973pt" fo:font-weight="normal" style:font-name-asian="TTFF5953E8t001" style:font-size-asian="8.10000038146973pt" style:font-weight-asian="normal" style:font-name-complex="TTFF5953E8t001" style:font-size-complex="8.10000038146973pt" style:font-weight-complex="normal"/>
    </style:style>
    <style:style style:name="T20" style:family="text">
      <style:text-properties fo:color="#000000" loext:opacity="100%" style:font-name="TTFF593460t001" fo:font-size="8.10000038146973pt" fo:font-weight="normal" style:font-name-asian="TTFF593460t001" style:font-size-asian="8.10000038146973pt" style:font-weight-asian="normal" style:font-name-complex="TTFF593460t001" style:font-size-complex="8.10000038146973pt" style:font-weight-complex="normal"/>
    </style:style>
    <style:style style:name="T21" style:family="text">
      <style:text-properties fo:color="#ff0000" loext:opacity="100%" style:font-name="Helvetica1" fo:font-size="8.10000038146973pt" fo:font-weight="bold" style:font-name-asian="Helvetica1" style:font-size-asian="8.10000038146973pt" style:font-weight-asian="bold" style:font-name-complex="Helvetica1" style:font-size-complex="8.10000038146973pt" style:font-weight-complex="bold"/>
    </style:style>
    <style:style style:name="T22" style:family="text">
      <style:text-properties fo:color="#ff0000" loext:opacity="100%" style:font-name="TTFF593460t001" fo:font-size="8.10000038146973pt" fo:font-weight="normal" style:font-name-asian="TTFF593460t001" style:font-size-asian="8.10000038146973pt" style:font-weight-asian="normal" style:font-name-complex="TTFF593460t001" style:font-size-complex="8.10000038146973pt" style:font-weight-complex="normal"/>
    </style:style>
    <style:style style:name="T23" style:family="text">
      <style:text-properties fo:color="#ff0000" loext:opacity="100%" style:font-name="TTFF5953E8t001" fo:font-size="8.10000038146973pt" fo:font-weight="normal" style:font-name-asian="TTFF5953E8t001" style:font-size-asian="8.10000038146973pt" style:font-weight-asian="normal" style:font-name-complex="TTFF5953E8t001" style:font-size-complex="8.10000038146973pt" style:font-weight-complex="normal"/>
    </style:style>
    <style:style style:name="T24" style:family="text">
      <style:text-properties fo:color="#000000" loext:opacity="100%" style:font-name="TTFF593460t001" fo:font-size="1pt" fo:font-weight="normal" style:font-name-asian="TTFF593460t001" style:font-size-asian="1pt" style:font-weight-asian="normal" style:font-name-complex="TTFF593460t001" style:font-size-complex="1pt" style:font-weight-complex="normal"/>
    </style:style>
    <style:style style:name="T25" style:family="text">
      <style:text-properties fo:color="#000000" loext:opacity="100%" style:font-name="Helvetica1" fo:font-size="3.90000009536743pt" fo:font-weight="bold" style:font-name-asian="Helvetica1" style:font-size-asian="3.90000009536743pt" style:font-weight-asian="bold" style:font-name-complex="Helvetica1" style:font-size-complex="3.90000009536743pt" style:font-weight-complex="bold"/>
    </style:style>
    <style:style style:name="T26" style:family="text">
      <style:text-properties fo:color="#000000" loext:opacity="100%" style:font-name="Helvetica1" fo:font-size="1pt" fo:font-weight="normal" style:font-name-asian="Helvetica1" style:font-size-asian="1pt" style:font-weight-asian="normal" style:font-name-complex="Helvetica1" style:font-size-complex="1pt" style:font-weight-complex="normal"/>
    </style:style>
    <style:style style:name="T27" style:family="text">
      <style:text-properties fo:color="#ff0000" loext:opacity="100%" style:font-name="Helvetica1" fo:font-size="9.89999961853027pt" fo:font-weight="bold" style:font-name-asian="Helvetica1" style:font-size-asian="9.89999961853027pt" style:font-weight-asian="bold" style:font-name-complex="Helvetica1" style:font-size-complex="9.89999961853027pt" style:font-weight-complex="bold"/>
    </style:style>
    <style:style style:name="T28" style:family="text">
      <style:text-properties fo:color="#000000" loext:opacity="100%" style:font-name="Helvetica1" fo:font-size="3.90000009536743pt" fo:font-weight="normal" style:font-name-asian="Helvetica1" style:font-size-asian="3.90000009536743pt" style:font-weight-asian="normal" style:font-name-complex="Helvetica1" style:font-size-complex="3.90000009536743pt" style:font-weight-complex="normal"/>
    </style:style>
    <style:style style:name="T29" style:family="text">
      <style:text-properties fo:color="#ff0000" loext:opacity="100%" style:font-name="Helvetica1" fo:font-size="1pt" fo:font-weight="normal" style:font-name-asian="Helvetica1" style:font-size-asian="1pt" style:font-weight-asian="normal" style:font-name-complex="Helvetica1" style:font-size-complex="1pt" style:font-weight-complex="normal"/>
    </style:style>
    <style:style style:name="T30" style:family="text">
      <style:text-properties fo:color="#ff0000" loext:opacity="100%" style:font-name="Helvetica1" fo:font-size="6.90000009536743pt" fo:font-weight="bold" style:font-name-asian="Helvetica1" style:font-size-asian="6.90000009536743pt" style:font-weight-asian="bold" style:font-name-complex="Helvetica1" style:font-size-complex="6.9000000953674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5.289cm" svg:height="0.395cm" svg:x="1.27cm" svg:y="1.274cm">
          <draw:text-box>
            <text:p text:style-name="P1"><text:span text:style-name="T1">Cessna 172 Skyhawk Checklist </text:span></text:p>
          </draw:text-box>
        </draw:frame>
        <draw:polygon draw:style-name="gr2" draw:text-style-name="P3" draw:layer="layout" svg:width="9.715cm" svg:height="0.017cm" svg:x="1.079cm" svg:y="1.676cm" svg:viewBox="0 0 9716 18" draw:points="0,18 9716,18 9716,0 0,0">
          <text:p/>
        </draw:polygon>
        <draw:polygon draw:style-name="gr2" draw:text-style-name="P3" draw:layer="layout" svg:width="0.017cm" svg:height="0.017cm" svg:x="10.795cm" svg:y="1.676cm" svg:viewBox="0 0 18 18" draw:points="0,18 18,18 18,0 0,0">
          <text:p/>
        </draw:polygon>
        <draw:polygon draw:style-name="gr2" draw:text-style-name="P3" draw:layer="layout" svg:width="9.699cm" svg:height="0.017cm" svg:x="10.811cm" svg:y="1.676cm" svg:viewBox="0 0 9700 18" draw:points="0,18 9700,18 9700,0 0,0">
          <text:p/>
        </draw:polygon>
        <draw:frame draw:style-name="gr3" draw:text-style-name="P4" draw:layer="layout" svg:width="0.176cm" svg:height="0.2cm" svg:x="20.32cm" svg:y="1.689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0.071cm" svg:height="0.086cm" svg:x="1.27cm" svg:y="1.893cm">
          <draw:text-box>
            <text:p text:style-name="P1"><text:span text:style-name="T3"><text:s/></text:span></text:p>
          </draw:text-box>
        </draw:frame>
        <draw:frame draw:style-name="gr5" draw:text-style-name="P6" draw:layer="layout" svg:width="0.138cm" svg:height="0.166cm" svg:x="10.795cm" svg:y="26.07cm">
          <draw:text-box>
            <text:p text:style-name="P1"><text:span text:style-name="T4"><text:s/></text:span></text:p>
          </draw:text-box>
        </draw:frame>
        <draw:polygon draw:style-name="gr2" draw:text-style-name="P3" draw:layer="layout" svg:width="0.016cm" svg:height="0.017cm" svg:x="4.445cm" svg:y="26.242cm" svg:viewBox="0 0 17 18" draw:points="0,18 17,18 17,0 0,0">
          <text:p/>
        </draw:polygon>
        <draw:polygon draw:style-name="gr2" draw:text-style-name="P3" draw:layer="layout" svg:width="0.017cm" svg:height="0.017cm" svg:x="16.353cm" svg:y="26.242cm" svg:viewBox="0 0 18 18" draw:points="0,18 18,18 18,0 0,0">
          <text:p/>
        </draw:polygon>
        <draw:frame draw:style-name="gr4" draw:text-style-name="P5" draw:layer="layout" svg:width="0.071cm" svg:height="0.086cm" svg:x="1.27cm" svg:y="26.582cm">
          <draw:text-box>
            <text:p text:style-name="P1"><text:span text:style-name="T3"><text:s/></text:span></text:p>
          </draw:text-box>
        </draw:frame>
        <draw:frame draw:style-name="gr6" draw:text-style-name="P2" draw:layer="layout" svg:width="4.337cm" svg:height="0.395cm" svg:x="1.27cm" svg:y="1.985cm">
          <draw:text-box>
            <text:p text:style-name="P1"><text:span text:style-name="T1">PREFLIGHT INSPECTION </text:span></text:p>
          </draw:text-box>
        </draw:frame>
        <draw:frame draw:style-name="gr7" draw:text-style-name="P5" draw:layer="layout" svg:width="0.071cm" svg:height="0.082cm" svg:x="1.27cm" svg:y="2.403cm">
          <draw:text-box>
            <text:p text:style-name="P1"><text:span text:style-name="T5"><text:s/></text:span></text:p>
          </draw:text-box>
        </draw:frame>
        <draw:frame draw:style-name="gr8" draw:text-style-name="P7" draw:layer="layout" svg:width="0.993cm" svg:height="0.323cm" svg:x="1.27cm" svg:y="2.482cm">
          <draw:text-box>
            <text:p text:style-name="P1"><text:span text:style-name="T6">CABIN </text:span></text:p>
          </draw:text-box>
        </draw:frame>
        <draw:frame draw:style-name="gr9" draw:text-style-name="P7" draw:layer="layout" svg:width="7.787cm" svg:height="0.323cm" svg:x="2.54cm" svg:y="2.812cm">
          <draw:text-box>
            <text:p text:style-name="P1"><text:span text:style-name="T7">Certificates/Documents ……………...…………IN AIRCRAFT </text:span></text:p>
          </draw:text-box>
        </draw:frame>
        <draw:frame draw:style-name="gr10" draw:text-style-name="P7" draw:layer="layout" svg:width="3.194cm" svg:height="0.323cm" svg:x="2.794cm" svg:y="3.138cm">
          <draw:text-box>
            <text:p text:style-name="P1"><text:span text:style-name="T8">A</text:span><text:span text:style-name="T7">irworthiness Certificate </text:span></text:p>
          </draw:text-box>
        </draw:frame>
        <draw:frame draw:style-name="gr11" draw:text-style-name="P7" draw:layer="layout" svg:width="1.623cm" svg:height="0.323cm" svg:x="2.794cm" svg:y="3.46cm">
          <draw:text-box>
            <text:p text:style-name="P1"><text:span text:style-name="T8">R</text:span><text:span text:style-name="T7">egistration </text:span></text:p>
          </draw:text-box>
        </draw:frame>
        <draw:frame draw:style-name="gr12" draw:text-style-name="P7" draw:layer="layout" svg:width="4.256cm" svg:height="0.323cm" svg:x="2.794cm" svg:y="3.786cm">
          <draw:text-box>
            <text:p text:style-name="P1"><text:span text:style-name="T8">R</text:span><text:span text:style-name="T7">adio Operators/Station License </text:span></text:p>
          </draw:text-box>
        </draw:frame>
        <draw:frame draw:style-name="gr13" draw:text-style-name="P8" draw:layer="layout" svg:width="3.097cm" svg:height="0.276cm" svg:x="6.955cm" svg:y="3.821cm">
          <draw:text-box>
            <text:p text:style-name="P1"><text:span text:style-name="T9">(International Flights Only)</text:span></text:p>
          </draw:text-box>
        </draw:frame>
        <draw:frame draw:style-name="gr14" draw:text-style-name="P9" draw:layer="layout" svg:width="0.21cm" svg:height="0.239cm" svg:x="10.096cm" svg:y="3.851cm">
          <draw:text-box>
            <text:p text:style-name="P1"><text:span text:style-name="T10"><text:s/></text:span></text:p>
          </draw:text-box>
        </draw:frame>
        <draw:frame draw:style-name="gr15" draw:text-style-name="P7" draw:layer="layout" svg:width="5.928cm" svg:height="0.323cm" svg:x="2.794cm" svg:y="4.112cm">
          <draw:text-box>
            <text:p text:style-name="P1"><text:span text:style-name="T8">O</text:span><text:span text:style-name="T7">perating Limitations / Airplane Flight Manual </text:span></text:p>
          </draw:text-box>
        </draw:frame>
        <draw:frame draw:style-name="gr16" draw:text-style-name="P7" draw:layer="layout" svg:width="3.55cm" svg:height="0.323cm" svg:x="2.794cm" svg:y="4.434cm">
          <draw:text-box>
            <text:p text:style-name="P1"><text:span text:style-name="T8">W</text:span><text:span text:style-name="T7">eight &amp; Balance (current) </text:span></text:p>
          </draw:text-box>
        </draw:frame>
        <draw:frame draw:style-name="gr17" draw:text-style-name="P7" draw:layer="layout" svg:width="7.829cm" svg:height="0.323cm" svg:x="2.54cm" svg:y="4.76cm">
          <draw:text-box>
            <text:p text:style-name="P1"><text:span text:style-name="T7">Parking Brake ………………..………………….…………..SET </text:span></text:p>
          </draw:text-box>
        </draw:frame>
        <draw:frame draw:style-name="gr18" draw:text-style-name="P7" draw:layer="layout" svg:width="7.829cm" svg:height="0.323cm" svg:x="2.54cm" svg:y="5.086cm">
          <draw:text-box>
            <text:p text:style-name="P1"><text:span text:style-name="T7">Control Wheel Lock………………………………...…REMOVE </text:span></text:p>
          </draw:text-box>
        </draw:frame>
        <draw:frame draw:style-name="gr19" draw:text-style-name="P7" draw:layer="layout" svg:width="7.817cm" svg:height="0.323cm" svg:x="2.54cm" svg:y="5.408cm">
          <draw:text-box>
            <text:p text:style-name="P1"><text:span text:style-name="T7">Ignition Switch ………………………………………..……..OFF </text:span></text:p>
          </draw:text-box>
        </draw:frame>
        <draw:frame draw:style-name="gr20" draw:text-style-name="P7" draw:layer="layout" svg:width="7.829cm" svg:height="0.323cm" svg:x="2.54cm" svg:y="5.733cm">
          <draw:text-box>
            <text:p text:style-name="P1"><text:span text:style-name="T7">Master Switch …………………………………………..…….ON </text:span></text:p>
          </draw:text-box>
        </draw:frame>
        <draw:frame draw:style-name="gr21" draw:text-style-name="P7" draw:layer="layout" svg:width="7.851cm" svg:height="0.323cm" svg:x="2.54cm" svg:y="6.059cm">
          <draw:text-box>
            <text:p text:style-name="P1"><text:span text:style-name="T7">Fuel Quantity Indicators …………….……CHECK QUANTITY </text:span></text:p>
          </draw:text-box>
        </draw:frame>
        <draw:frame draw:style-name="gr22" draw:text-style-name="P7" draw:layer="layout" svg:width="7.846cm" svg:height="0.323cm" svg:x="2.54cm" svg:y="6.381cm">
          <draw:text-box>
            <text:p text:style-name="P1"><text:span text:style-name="T7">Anti-collision / Strobe Lights……...…....CHECK OPERATION </text:span></text:p>
          </draw:text-box>
        </draw:frame>
        <draw:frame draw:style-name="gr23" draw:text-style-name="P7" draw:layer="layout" svg:width="7.842cm" svg:height="0.323cm" svg:x="2.54cm" svg:y="6.707cm">
          <draw:text-box>
            <text:p text:style-name="P1"><text:span text:style-name="T7">Flaps ……………………….………DOWN FOR INSPECTION </text:span></text:p>
          </draw:text-box>
        </draw:frame>
        <draw:frame draw:style-name="gr24" draw:text-style-name="P7" draw:layer="layout" svg:width="7.851cm" svg:height="0.323cm" svg:x="2.54cm" svg:y="7.033cm">
          <draw:text-box>
            <text:p text:style-name="P1"><text:span text:style-name="T7">**For Night Operation: <text:s/>Lights ………..…………..……CHECK </text:span></text:p>
          </draw:text-box>
        </draw:frame>
        <draw:frame draw:style-name="gr25" draw:text-style-name="P7" draw:layer="layout" svg:width="7.851cm" svg:height="0.323cm" svg:x="2.54cm" svg:y="7.355cm">
          <draw:text-box>
            <text:p text:style-name="P1"><text:span text:style-name="T7">Master Switch …………………………..…………………...OFF </text:span></text:p>
          </draw:text-box>
        </draw:frame>
        <draw:frame draw:style-name="gr26" draw:text-style-name="P7" draw:layer="layout" svg:width="7.719cm" svg:height="0.323cm" svg:x="2.54cm" svg:y="7.681cm">
          <draw:text-box>
            <text:p text:style-name="P1"><text:span text:style-name="T7">Fuel Selector …………………………………….……….BOTH </text:span></text:p>
          </draw:text-box>
        </draw:frame>
        <draw:frame draw:style-name="gr27" draw:text-style-name="P7" draw:layer="layout" svg:width="7.63cm" svg:height="0.323cm" svg:x="2.54cm" svg:y="8.007cm">
          <draw:text-box>
            <text:p text:style-name="P1"><text:span text:style-name="T7">Baggage Door ……………………….…….CHECK SECURE </text:span></text:p>
          </draw:text-box>
        </draw:frame>
        <draw:frame draw:style-name="gr28" draw:text-style-name="P8" draw:layer="layout" svg:width="0.244cm" svg:height="0.276cm" svg:x="1.27cm" svg:y="8.329cm">
          <draw:text-box>
            <text:p text:style-name="P1"><text:span text:style-name="T11"><text:s/></text:span></text:p>
          </draw:text-box>
        </draw:frame>
        <draw:frame draw:style-name="gr29" draw:text-style-name="P7" draw:layer="layout" svg:width="2.085cm" svg:height="0.323cm" svg:x="1.27cm" svg:y="8.608cm">
          <draw:text-box>
            <text:p text:style-name="P1"><text:span text:style-name="T6">TAIL SECTION </text:span></text:p>
          </draw:text-box>
        </draw:frame>
        <draw:frame draw:style-name="gr24" draw:text-style-name="P7" draw:layer="layout" svg:width="7.855cm" svg:height="0.323cm" svg:x="2.54cm" svg:y="8.938cm">
          <draw:text-box>
            <text:p text:style-name="P1"><text:span text:style-name="T7">Tail Tie-Down / Rudder Gust Lock.…………….……REMOVE </text:span></text:p>
          </draw:text-box>
        </draw:frame>
        <draw:frame draw:style-name="gr18" draw:text-style-name="P7" draw:layer="layout" svg:width="7.821cm" svg:height="0.323cm" svg:x="2.54cm" svg:y="9.264cm">
          <draw:text-box>
            <text:p text:style-name="P1"><text:span text:style-name="T7">Elevator &amp; Rudder ………….CHECK FREEDOM &amp; SECURE </text:span></text:p>
          </draw:text-box>
        </draw:frame>
        <draw:frame draw:style-name="gr30" draw:text-style-name="P7" draw:layer="layout" svg:width="7.796cm" svg:height="0.323cm" svg:x="2.54cm" svg:y="9.586cm">
          <draw:text-box>
            <text:p text:style-name="P1"><text:span text:style-name="T7">Nav. Lights ……………..…..…………..UNBROKEN (WHITE) </text:span></text:p>
          </draw:text-box>
        </draw:frame>
        <draw:frame draw:style-name="gr28" draw:text-style-name="P8" draw:layer="layout" svg:width="0.244cm" svg:height="0.276cm" svg:x="1.27cm" svg:y="9.912cm">
          <draw:text-box>
            <text:p text:style-name="P1"><text:span text:style-name="T11"><text:s/></text:span></text:p>
          </draw:text-box>
        </draw:frame>
        <draw:frame draw:style-name="gr31" draw:text-style-name="P7" draw:layer="layout" svg:width="1.844cm" svg:height="0.323cm" svg:x="1.27cm" svg:y="10.191cm">
          <draw:text-box>
            <text:p text:style-name="P1"><text:span text:style-name="T6">RIGHT WING </text:span></text:p>
          </draw:text-box>
        </draw:frame>
        <draw:frame draw:style-name="gr32" draw:text-style-name="P7" draw:layer="layout" svg:width="8.155cm" svg:height="0.323cm" svg:x="2.54cm" svg:y="10.521cm">
          <draw:text-box>
            <text:p text:style-name="P1"><text:span text:style-name="T7">Flap Tracks &amp; Actuator Rod….…………………..….…CHECK <text:s text:c="4"/></text:span></text:p>
          </draw:text-box>
        </draw:frame>
        <draw:frame draw:style-name="gr33" draw:text-style-name="P7" draw:layer="layout" svg:width="7.88cm" svg:height="0.323cm" svg:x="2.54cm" svg:y="10.843cm">
          <draw:text-box>
            <text:p text:style-name="P1"><text:span text:style-name="T7">Aileron …………………….…CHECK FREEDOM &amp; SECURE <text:s/></text:span></text:p>
          </draw:text-box>
        </draw:frame>
        <draw:frame draw:style-name="gr34" draw:text-style-name="P7" draw:layer="layout" svg:width="7.871cm" svg:height="0.323cm" svg:x="2.54cm" svg:y="11.169cm">
          <draw:text-box>
            <text:p text:style-name="P1"><text:span text:style-name="T7">Nav.Light …………………....…………UNBROKEN (</text:span><text:span text:style-name="T12">GREEN</text:span><text:span text:style-name="T7">) <text:s/></text:span></text:p>
          </draw:text-box>
        </draw:frame>
        <draw:frame draw:style-name="gr17" draw:text-style-name="P7" draw:layer="layout" svg:width="7.825cm" svg:height="0.323cm" svg:x="2.54cm" svg:y="11.495cm">
          <draw:text-box>
            <text:p text:style-name="P1"><text:span text:style-name="T7">Fuel Quantity ……………………...…….…CHECK VISUALLY </text:span></text:p>
          </draw:text-box>
        </draw:frame>
        <draw:frame draw:style-name="gr35" draw:text-style-name="P7" draw:layer="layout" svg:width="7.796cm" svg:height="0.323cm" svg:x="2.54cm" svg:y="11.817cm">
          <draw:text-box>
            <text:p text:style-name="P1"><text:span text:style-name="T7">Fuel <text:s/>Filler Cap …………………………….………….SECURE </text:span></text:p>
          </draw:text-box>
        </draw:frame>
        <draw:frame draw:style-name="gr24" draw:text-style-name="P7" draw:layer="layout" svg:width="7.846cm" svg:height="0.323cm" svg:x="2.54cm" svg:y="12.143cm">
          <draw:text-box>
            <text:p text:style-name="P1"><text:span text:style-name="T7">Wing Tie-down …………………...……..…………….REMOVE </text:span></text:p>
          </draw:text-box>
        </draw:frame>
        <draw:frame draw:style-name="gr36" draw:text-style-name="P7" draw:layer="layout" svg:width="7.918cm" svg:height="0.323cm" svg:x="2.54cm" svg:y="12.469cm">
          <draw:text-box>
            <text:p text:style-name="P1"><text:span text:style-name="T7">Fuel Tank Sump Quick-Drain Valve …………………...DRAIN <text:s/></text:span></text:p>
          </draw:text-box>
        </draw:frame>
        <draw:frame draw:style-name="gr24" draw:text-style-name="P7" draw:layer="layout" svg:width="7.851cm" svg:height="0.323cm" svg:x="2.54cm" svg:y="12.79cm">
          <draw:text-box>
            <text:p text:style-name="P1"><text:span text:style-name="T7">Main Wheel Tire……...CHECK WEAR &amp; INFLATION (29 psi) </text:span></text:p>
          </draw:text-box>
        </draw:frame>
        <draw:frame draw:style-name="gr28" draw:text-style-name="P8" draw:layer="layout" svg:width="0.244cm" svg:height="0.276cm" svg:x="1.27cm" svg:y="13.117cm">
          <draw:text-box>
            <text:p text:style-name="P1"><text:span text:style-name="T11"><text:s/></text:span></text:p>
          </draw:text-box>
        </draw:frame>
        <draw:frame draw:style-name="gr37" draw:text-style-name="P7" draw:layer="layout" svg:width="0.895cm" svg:height="0.323cm" svg:x="1.27cm" svg:y="13.396cm">
          <draw:text-box>
            <text:p text:style-name="P1"><text:span text:style-name="T6">NOSE </text:span></text:p>
          </draw:text-box>
        </draw:frame>
        <draw:frame draw:style-name="gr24" draw:text-style-name="P7" draw:layer="layout" svg:width="7.838cm" svg:height="0.323cm" svg:x="2.54cm" svg:y="13.726cm">
          <draw:text-box>
            <text:p text:style-name="P1"><text:span text:style-name="T7">Windshield …….…………...…………………..CHECK CLEAN </text:span></text:p>
          </draw:text-box>
        </draw:frame>
        <draw:frame draw:style-name="gr20" draw:text-style-name="P7" draw:layer="layout" svg:width="7.825cm" svg:height="0.323cm" svg:x="2.54cm" svg:y="14.048cm">
          <draw:text-box>
            <text:p text:style-name="P1"><text:span text:style-name="T7">Wheel Chocks …………………..……….……………REMOVE </text:span></text:p>
          </draw:text-box>
        </draw:frame>
        <draw:frame draw:style-name="gr30" draw:text-style-name="P7" draw:layer="layout" svg:width="7.8cm" svg:height="0.323cm" svg:x="2.54cm" svg:y="14.374cm">
          <draw:text-box>
            <text:p text:style-name="P1"><text:span text:style-name="T7">Engine Oil Dipstick………..………….……….CHECK (6-8 qt.) </text:span></text:p>
          </draw:text-box>
        </draw:frame>
        <draw:frame draw:style-name="gr38" draw:text-style-name="P7" draw:layer="layout" svg:width="7.813cm" svg:height="0.323cm" svg:x="2.54cm" svg:y="14.7cm">
          <draw:text-box>
            <text:p text:style-name="P1"><text:span text:style-name="T7">Engine Fuel Strainer……………………..DRAIN 4 SECONDS </text:span></text:p>
          </draw:text-box>
        </draw:frame>
        <draw:frame draw:style-name="gr39" draw:text-style-name="P7" draw:layer="layout" svg:width="7.813cm" svg:height="0.323cm" svg:x="2.54cm" svg:y="15.021cm">
          <draw:text-box>
            <text:p text:style-name="P1"><text:span text:style-name="T7">Nose Wheel ……….…CHECK WEAR &amp; INFLATION (31 psi) </text:span></text:p>
          </draw:text-box>
        </draw:frame>
        <draw:frame draw:style-name="gr19" draw:text-style-name="P7" draw:layer="layout" svg:width="7.813cm" svg:height="0.323cm" svg:x="2.54cm" svg:y="15.347cm">
          <draw:text-box>
            <text:p text:style-name="P1"><text:span text:style-name="T7">Shock Strut ……….…CHECK PROPER INFLATION (45 psi) </text:span></text:p>
          </draw:text-box>
        </draw:frame>
        <draw:frame draw:style-name="gr40" draw:text-style-name="P7" draw:layer="layout" svg:width="3.774cm" svg:height="0.323cm" svg:x="3.81cm" svg:y="15.673cm">
          <draw:text-box>
            <text:p text:style-name="P1"><text:span text:style-name="T7">Approx. 3.25 inches showing </text:span></text:p>
          </draw:text-box>
        </draw:frame>
        <draw:frame draw:style-name="gr24" draw:text-style-name="P7" draw:layer="layout" svg:width="7.829cm" svg:height="0.323cm" svg:x="2.54cm" svg:y="15.995cm">
          <draw:text-box>
            <text:p text:style-name="P1"><text:span text:style-name="T7">Air Inlets...…….……..CHECK FREE OF FOREIGN MATTER </text:span></text:p>
          </draw:text-box>
        </draw:frame>
        <draw:frame draw:style-name="gr41" draw:text-style-name="P7" draw:layer="layout" svg:width="7.829cm" svg:height="0.323cm" svg:x="2.54cm" svg:y="16.321cm">
          <draw:text-box>
            <text:p text:style-name="P1"><text:span text:style-name="T7">Landing Light ………………………………………...….CHECK </text:span></text:p>
          </draw:text-box>
        </draw:frame>
        <draw:frame draw:style-name="gr35" draw:text-style-name="P7" draw:layer="layout" svg:width="7.791cm" svg:height="0.323cm" svg:x="2.54cm" svg:y="16.647cm">
          <draw:text-box>
            <text:p text:style-name="P1"><text:span text:style-name="T7">Air Filter…………………………………………………..CHECK </text:span></text:p>
          </draw:text-box>
        </draw:frame>
        <draw:frame draw:style-name="gr42" draw:text-style-name="P7" draw:layer="layout" svg:width="7.779cm" svg:height="0.323cm" svg:x="2.54cm" svg:y="16.969cm">
          <draw:text-box>
            <text:p text:style-name="P1"><text:span text:style-name="T7">Propeller &amp; Spinner …………………………………….CHECK </text:span></text:p>
          </draw:text-box>
        </draw:frame>
        <draw:frame draw:style-name="gr18" draw:text-style-name="P7" draw:layer="layout" svg:width="7.825cm" svg:height="0.323cm" svg:x="2.54cm" svg:y="17.295cm">
          <draw:text-box>
            <text:p text:style-name="P1"><text:span text:style-name="T7">Tow Bar ………………………………………….…….REMOVE </text:span></text:p>
          </draw:text-box>
        </draw:frame>
        <draw:frame draw:style-name="gr21" draw:text-style-name="P7" draw:layer="layout" svg:width="7.838cm" svg:height="0.323cm" svg:x="2.54cm" svg:y="17.621cm">
          <draw:text-box>
            <text:p text:style-name="P1"><text:span text:style-name="T7">Static Port……………………………………..………….CHECK </text:span></text:p>
          </draw:text-box>
        </draw:frame>
        <draw:frame draw:style-name="gr28" draw:text-style-name="P8" draw:layer="layout" svg:width="0.244cm" svg:height="0.276cm" svg:x="1.27cm" svg:y="17.947cm">
          <draw:text-box>
            <text:p text:style-name="P1"><text:span text:style-name="T13"><text:s/></text:span></text:p>
          </draw:text-box>
        </draw:frame>
        <draw:frame draw:style-name="gr43" draw:text-style-name="P7" draw:layer="layout" svg:width="1.67cm" svg:height="0.323cm" svg:x="1.27cm" svg:y="18.222cm">
          <draw:text-box>
            <text:p text:style-name="P1"><text:span text:style-name="T6">LEFT WING </text:span></text:p>
          </draw:text-box>
        </draw:frame>
        <draw:frame draw:style-name="gr24" draw:text-style-name="P7" draw:layer="layout" svg:width="7.851cm" svg:height="0.323cm" svg:x="2.54cm" svg:y="18.552cm">
          <draw:text-box>
            <text:p text:style-name="P1"><text:span text:style-name="T7">Main Wheel Tire …..…CHECK WEAR &amp; INFLATION (29 psi) </text:span></text:p>
          </draw:text-box>
        </draw:frame>
        <draw:frame draw:style-name="gr20" draw:text-style-name="P7" draw:layer="layout" svg:width="7.838cm" svg:height="0.323cm" svg:x="2.54cm" svg:y="18.878cm">
          <draw:text-box>
            <text:p text:style-name="P1"><text:span text:style-name="T7">Fuel Tank Sump Quick-Drain Valve …………………...DRAIN </text:span></text:p>
          </draw:text-box>
        </draw:frame>
        <draw:frame draw:style-name="gr44" draw:text-style-name="P7" draw:layer="layout" svg:width="7.927cm" svg:height="0.323cm" svg:x="2.54cm" svg:y="19.2cm">
          <draw:text-box>
            <text:p text:style-name="P1"><text:span text:style-name="T7">Wing Tie-down …………………………...……….…..REMOVE <text:s/></text:span></text:p>
          </draw:text-box>
        </draw:frame>
        <draw:frame draw:style-name="gr45" draw:text-style-name="P7" draw:layer="layout" svg:width="7.906cm" svg:height="0.323cm" svg:x="2.54cm" svg:y="19.526cm">
          <draw:text-box>
            <text:p text:style-name="P1"><text:span text:style-name="T7">Fuel Quantity ….………………………...…CHECK VISUALLY <text:s/></text:span></text:p>
          </draw:text-box>
        </draw:frame>
        <draw:frame draw:style-name="gr34" draw:text-style-name="P7" draw:layer="layout" svg:width="7.876cm" svg:height="0.323cm" svg:x="2.54cm" svg:y="19.852cm">
          <draw:text-box>
            <text:p text:style-name="P1"><text:span text:style-name="T7">Fuel Filler Cap ……………………..……….…………SECURE <text:s/></text:span></text:p>
          </draw:text-box>
        </draw:frame>
        <draw:frame draw:style-name="gr22" draw:text-style-name="P7" draw:layer="layout" svg:width="7.846cm" svg:height="0.323cm" svg:x="2.54cm" svg:y="20.173cm">
          <draw:text-box>
            <text:p text:style-name="P1"><text:span text:style-name="T7">Pitot Tube / Cover…….....………...………CHECK / REMOVE </text:span></text:p>
          </draw:text-box>
        </draw:frame>
        <draw:frame draw:style-name="gr46" draw:text-style-name="P7" draw:layer="layout" svg:width="7.914cm" svg:height="0.323cm" svg:x="2.54cm" svg:y="20.499cm">
          <draw:text-box>
            <text:p text:style-name="P1"><text:span text:style-name="T7">Fuel Tank Vent Opening ………………….……………CHECK <text:s/></text:span></text:p>
          </draw:text-box>
        </draw:frame>
        <draw:frame draw:style-name="gr47" draw:text-style-name="P7" draw:layer="layout" svg:width="7.652cm" svg:height="0.323cm" svg:x="2.54cm" svg:y="20.825cm">
          <draw:text-box>
            <text:p text:style-name="P1"><text:span text:style-name="T7">Stall Warning Vent...……………...……….………….CHECK <text:s/></text:span></text:p>
          </draw:text-box>
        </draw:frame>
        <draw:frame draw:style-name="gr48" draw:text-style-name="P7" draw:layer="layout" svg:width="7.905cm" svg:height="0.323cm" svg:x="2.54cm" svg:y="21.147cm">
          <draw:text-box>
            <text:p text:style-name="P1"><text:span text:style-name="T7">Nav. Light …………………………...……..UNBROKEN (</text:span><text:span text:style-name="T8">RED</text:span><text:span text:style-name="T7">) <text:s/></text:span></text:p>
          </draw:text-box>
        </draw:frame>
        <draw:frame draw:style-name="gr33" draw:text-style-name="P7" draw:layer="layout" svg:width="7.88cm" svg:height="0.323cm" svg:x="2.54cm" svg:y="21.473cm">
          <draw:text-box>
            <text:p text:style-name="P1"><text:span text:style-name="T7">Aileron ………….……………CHECK FREEDOM &amp; SECURE <text:s/></text:span></text:p>
          </draw:text-box>
        </draw:frame>
        <draw:frame draw:style-name="gr32" draw:text-style-name="P7" draw:layer="layout" svg:width="8.155cm" svg:height="0.323cm" svg:x="2.54cm" svg:y="21.799cm">
          <draw:text-box>
            <text:p text:style-name="P1"><text:span text:style-name="T7">Flap Tracks &amp; Actuator Rod….…………………..….…CHECK <text:s text:c="4"/></text:span></text:p>
          </draw:text-box>
        </draw:frame>
        <draw:polygon draw:style-name="gr2" draw:text-style-name="P3" draw:layer="layout" svg:width="0.016cm" svg:height="0.017cm" svg:x="1.071cm" svg:y="2.387cm" svg:viewBox="0 0 17 18" draw:points="0,18 17,18 17,0 0,0">
          <text:p/>
        </draw:polygon>
        <draw:polygon draw:style-name="gr2" draw:text-style-name="P3" draw:layer="layout" svg:width="0.016cm" svg:height="0.017cm" svg:x="1.071cm" svg:y="2.387cm" svg:viewBox="0 0 17 18" draw:points="0,18 17,18 17,0 0,0">
          <text:p/>
        </draw:polygon>
        <draw:polygon draw:style-name="gr2" draw:text-style-name="P3" draw:layer="layout" svg:width="9.255cm" svg:height="0.017cm" svg:x="1.087cm" svg:y="2.387cm" svg:viewBox="0 0 9256 18" draw:points="0,18 9256,18 9256,0 0,0">
          <text:p/>
        </draw:polygon>
        <draw:polygon draw:style-name="gr2" draw:text-style-name="P3" draw:layer="layout" svg:width="0.016cm" svg:height="0.017cm" svg:x="10.342cm" svg:y="2.387cm" svg:viewBox="0 0 17 18" draw:points="0,18 17,18 17,0 0,0">
          <text:p/>
        </draw:polygon>
        <draw:polygon draw:style-name="gr2" draw:text-style-name="P3" draw:layer="layout" svg:width="0.016cm" svg:height="0.017cm" svg:x="10.342cm" svg:y="2.387cm" svg:viewBox="0 0 17 18" draw:points="0,18 17,18 17,0 0,0">
          <text:p/>
        </draw:polygon>
        <draw:polygon draw:style-name="gr2" draw:text-style-name="P3" draw:layer="layout" svg:width="0.016cm" svg:height="19.799cm" svg:x="1.071cm" svg:y="2.404cm" svg:viewBox="0 0 17 19800" draw:points="0,19800 17,19800 17,0 0,0">
          <text:p/>
        </draw:polygon>
        <draw:polygon draw:style-name="gr2" draw:text-style-name="P3" draw:layer="layout" svg:width="0.016cm" svg:height="0.017cm" svg:x="1.071cm" svg:y="22.203cm" svg:viewBox="0 0 17 18" draw:points="0,18 17,18 17,0 0,0">
          <text:p/>
        </draw:polygon>
        <draw:polygon draw:style-name="gr2" draw:text-style-name="P3" draw:layer="layout" svg:width="0.016cm" svg:height="0.017cm" svg:x="1.071cm" svg:y="22.203cm" svg:viewBox="0 0 17 18" draw:points="0,18 17,18 17,0 0,0">
          <text:p/>
        </draw:polygon>
        <draw:polygon draw:style-name="gr2" draw:text-style-name="P3" draw:layer="layout" svg:width="9.255cm" svg:height="0.017cm" svg:x="1.087cm" svg:y="22.203cm" svg:viewBox="0 0 9256 18" draw:points="0,18 9256,18 9256,0 0,0">
          <text:p/>
        </draw:polygon>
        <draw:polygon draw:style-name="gr2" draw:text-style-name="P3" draw:layer="layout" svg:width="0.016cm" svg:height="19.799cm" svg:x="10.342cm" svg:y="2.404cm" svg:viewBox="0 0 17 19800" draw:points="0,19800 17,19800 17,0 0,0">
          <text:p/>
        </draw:polygon>
        <draw:polygon draw:style-name="gr2" draw:text-style-name="P3" draw:layer="layout" svg:width="0.016cm" svg:height="0.017cm" svg:x="10.342cm" svg:y="22.203cm" svg:viewBox="0 0 17 18" draw:points="0,18 17,18 17,0 0,0">
          <text:p/>
        </draw:polygon>
        <draw:polygon draw:style-name="gr2" draw:text-style-name="P3" draw:layer="layout" svg:width="0.016cm" svg:height="0.017cm" svg:x="10.342cm" svg:y="22.203cm" svg:viewBox="0 0 17 18" draw:points="0,18 17,18 17,0 0,0">
          <text:p/>
        </draw:polygon>
        <draw:frame draw:style-name="gr7" draw:text-style-name="P5" draw:layer="layout" svg:width="0.071cm" svg:height="0.082cm" svg:x="2.54cm" svg:y="22.118cm">
          <draw:text-box>
            <text:p text:style-name="P1"><text:span text:style-name="T14"><text:s/></text:span></text:p>
          </draw:text-box>
        </draw:frame>
        <draw:frame draw:style-name="gr49" draw:text-style-name="P4" draw:layer="layout" svg:width="0.176cm" svg:height="0.196cm" svg:x="1.27cm" svg:y="22.223cm">
          <draw:text-box>
            <text:p text:style-name="P1"><text:span text:style-name="T15"><text:s/></text:span></text:p>
          </draw:text-box>
        </draw:frame>
        <draw:frame draw:style-name="gr50" draw:text-style-name="P7" draw:layer="layout" svg:width="4.015cm" svg:height="0.323cm" svg:x="1.27cm" svg:y="22.421cm">
          <draw:text-box>
            <text:p text:style-name="P1"><text:span text:style-name="T6">BEFORE STARTING ENGINE </text:span></text:p>
          </draw:text-box>
        </draw:frame>
        <draw:frame draw:style-name="gr30" draw:text-style-name="P7" draw:layer="layout" svg:width="7.791cm" svg:height="0.323cm" svg:x="2.54cm" svg:y="22.747cm">
          <draw:text-box>
            <text:p text:style-name="P1"><text:span text:style-name="T7">Chocks ………………………………….…….…….…REMOVE </text:span></text:p>
          </draw:text-box>
        </draw:frame>
        <draw:frame draw:style-name="gr19" draw:text-style-name="P7" draw:layer="layout" svg:width="7.817cm" svg:height="0.323cm" svg:x="2.54cm" svg:y="23.073cm">
          <draw:text-box>
            <text:p text:style-name="P1"><text:span text:style-name="T7">Preflight Inspection …………………………….….COMPLETE </text:span></text:p>
          </draw:text-box>
        </draw:frame>
        <draw:frame draw:style-name="gr51" draw:text-style-name="P7" draw:layer="layout" svg:width="7.8cm" svg:height="0.323cm" svg:x="2.54cm" svg:y="23.399cm">
          <draw:text-box>
            <text:p text:style-name="P1"><text:span text:style-name="T7">Passenger Briefing ………………………………..COMPLETE </text:span></text:p>
          </draw:text-box>
        </draw:frame>
        <draw:frame draw:style-name="gr21" draw:text-style-name="P7" draw:layer="layout" svg:width="7.829cm" svg:height="0.323cm" svg:x="2.54cm" svg:y="23.721cm">
          <draw:text-box>
            <text:p text:style-name="P1"><text:span text:style-name="T7">Seats, Seat Belts, Harness ……….……..…ADJUST &amp; LOCK </text:span></text:p>
          </draw:text-box>
        </draw:frame>
        <draw:frame draw:style-name="gr52" draw:text-style-name="P7" draw:layer="layout" svg:width="7.842cm" svg:height="0.323cm" svg:x="2.54cm" svg:y="24.047cm">
          <draw:text-box>
            <text:p text:style-name="P1"><text:span text:style-name="T7">Brakes …………………………………...…………TEST &amp; SET </text:span></text:p>
          </draw:text-box>
        </draw:frame>
        <draw:frame draw:style-name="gr53" draw:text-style-name="P7" draw:layer="layout" svg:width="7.779cm" svg:height="0.323cm" svg:x="2.54cm" svg:y="24.373cm">
          <draw:text-box>
            <text:p text:style-name="P1"><text:span text:style-name="T7">Circuit Breakers ……………………….……….……CHECK IN </text:span></text:p>
          </draw:text-box>
        </draw:frame>
        <draw:frame draw:style-name="gr41" draw:text-style-name="P7" draw:layer="layout" svg:width="7.821cm" svg:height="0.323cm" svg:x="2.54cm" svg:y="24.695cm">
          <draw:text-box>
            <text:p text:style-name="P1"><text:span text:style-name="T7">Radios &amp; Electrical Equipment...…………………..………OFF </text:span></text:p>
          </draw:text-box>
        </draw:frame>
        <draw:frame draw:style-name="gr51" draw:text-style-name="P7" draw:layer="layout" svg:width="7.8cm" svg:height="0.323cm" svg:x="2.54cm" svg:y="25.021cm">
          <draw:text-box>
            <text:p text:style-name="P1"><text:span text:style-name="T7">Fuel Selector…………………………………..……..……BOTH </text:span></text:p>
          </draw:text-box>
        </draw:frame>
        <draw:frame draw:style-name="gr18" draw:text-style-name="P7" draw:layer="layout" svg:width="7.825cm" svg:height="0.323cm" svg:x="2.54cm" svg:y="25.347cm">
          <draw:text-box>
            <text:p text:style-name="P1"><text:span text:style-name="T7">Tow Bar………………………………………...………REMOVE </text:span></text:p>
          </draw:text-box>
        </draw:frame>
        <draw:frame draw:style-name="gr7" draw:text-style-name="P5" draw:layer="layout" svg:width="0.071cm" svg:height="0.082cm" svg:x="2.54cm" svg:y="25.665cm">
          <draw:text-box>
            <text:p text:style-name="P1"><text:span text:style-name="T14"><text:s/></text:span></text:p>
          </draw:text-box>
        </draw:frame>
        <draw:frame draw:style-name="gr7" draw:text-style-name="P5" draw:layer="layout" svg:width="0.071cm" svg:height="0.082cm" svg:x="1.27cm" svg:y="25.746cm">
          <draw:text-box>
            <text:p text:style-name="P1"><text:span text:style-name="T5"><text:s/></text:span></text:p>
          </draw:text-box>
        </draw:frame>
        <draw:frame draw:style-name="gr7" draw:text-style-name="P5" draw:layer="layout" svg:width="0.071cm" svg:height="0.082cm" svg:x="1.27cm" svg:y="25.83cm">
          <draw:text-box>
            <text:p text:style-name="P1"><text:span text:style-name="T5"><text:s/></text:span></text:p>
          </draw:text-box>
        </draw:frame>
        <draw:frame draw:style-name="gr7" draw:text-style-name="P5" draw:layer="layout" svg:width="0.071cm" svg:height="0.082cm" svg:x="11.43cm" svg:y="1.98cm">
          <draw:text-box>
            <text:p text:style-name="P1"><text:span text:style-name="T5"><text:s/></text:span></text:p>
          </draw:text-box>
        </draw:frame>
        <draw:frame draw:style-name="gr7" draw:text-style-name="P5" draw:layer="layout" svg:width="0.071cm" svg:height="0.082cm" svg:x="11.43cm" svg:y="2.174cm">
          <draw:text-box>
            <text:p text:style-name="P1"><text:span text:style-name="T5"><text:s/></text:span></text:p>
          </draw:text-box>
        </draw:frame>
        <draw:frame draw:style-name="gr54" draw:text-style-name="P7" draw:layer="layout" svg:width="2.737cm" svg:height="0.323cm" svg:x="11.43cm" svg:y="2.254cm">
          <draw:text-box>
            <text:p text:style-name="P1"><text:span text:style-name="T6">STARTING ENGINE </text:span></text:p>
          </draw:text-box>
        </draw:frame>
        <draw:frame draw:style-name="gr39" draw:text-style-name="P7" draw:layer="layout" svg:width="7.813cm" svg:height="0.323cm" svg:x="12.7cm" svg:y="2.584cm">
          <draw:text-box>
            <text:p text:style-name="P1"><text:span text:style-name="T7">Mixture ………………………………………………...……RICH </text:span></text:p>
          </draw:text-box>
        </draw:frame>
        <draw:frame draw:style-name="gr53" draw:text-style-name="P7" draw:layer="layout" svg:width="7.804cm" svg:height="0.323cm" svg:x="12.7cm" svg:y="2.91cm">
          <draw:text-box>
            <text:p text:style-name="P1"><text:span text:style-name="T7">Carburetor Heat …………………….……………….……COLD </text:span></text:p>
          </draw:text-box>
        </draw:frame>
        <draw:frame draw:style-name="gr24" draw:text-style-name="P7" draw:layer="layout" svg:width="7.846cm" svg:height="0.323cm" svg:x="12.7cm" svg:y="3.232cm">
          <draw:text-box>
            <text:p text:style-name="P1"><text:span text:style-name="T7">Prime …….………………………(2-6 strokes) AS REQUIRED </text:span></text:p>
          </draw:text-box>
        </draw:frame>
        <draw:frame draw:style-name="gr39" draw:text-style-name="P7" draw:layer="layout" svg:width="7.808cm" svg:height="0.323cm" svg:x="12.7cm" svg:y="3.558cm">
          <draw:text-box>
            <text:p text:style-name="P1"><text:span text:style-name="T7">Primer…………………………………..…………IN &amp; LOCKED </text:span></text:p>
          </draw:text-box>
        </draw:frame>
        <draw:frame draw:style-name="gr25" draw:text-style-name="P7" draw:layer="layout" svg:width="7.851cm" svg:height="0.323cm" svg:x="12.7cm" svg:y="3.884cm">
          <draw:text-box>
            <text:p text:style-name="P1"><text:span text:style-name="T7">Throttle ………….……………………..………..OPEN 1/8 inch <text:s/></text:span></text:p>
          </draw:text-box>
        </draw:frame>
        <draw:frame draw:style-name="gr20" draw:text-style-name="P7" draw:layer="layout" svg:width="7.829cm" svg:height="0.323cm" svg:x="12.7cm" svg:y="4.205cm">
          <draw:text-box>
            <text:p text:style-name="P1"><text:span text:style-name="T7">Master Switch …………………………..…………………….ON </text:span></text:p>
          </draw:text-box>
        </draw:frame>
        <draw:frame draw:style-name="gr22" draw:text-style-name="P7" draw:layer="layout" svg:width="7.846cm" svg:height="0.323cm" svg:x="12.7cm" svg:y="4.531cm">
          <draw:text-box>
            <text:p text:style-name="P1"><text:span text:style-name="T7">Anti-collision / Strobe Lights……...…....CHECK OPERATION </text:span></text:p>
          </draw:text-box>
        </draw:frame>
        <draw:frame draw:style-name="gr38" draw:text-style-name="P7" draw:layer="layout" svg:width="7.813cm" svg:height="0.323cm" svg:x="12.7cm" svg:y="4.857cm">
          <draw:text-box>
            <text:p text:style-name="P1"><text:span text:style-name="T7">Propeller Area ……………………..………………….…CLEAR </text:span></text:p>
          </draw:text-box>
        </draw:frame>
        <draw:frame draw:style-name="gr52" draw:text-style-name="P7" draw:layer="layout" svg:width="7.846cm" svg:height="0.323cm" svg:x="12.7cm" svg:y="5.179cm">
          <draw:text-box>
            <text:p text:style-name="P1"><text:span text:style-name="T7">Ignition Switch …………………………...…………..…..START </text:span></text:p>
          </draw:text-box>
        </draw:frame>
        <draw:frame draw:style-name="gr39" draw:text-style-name="P7" draw:layer="layout" svg:width="7.808cm" svg:height="0.323cm" svg:x="12.7cm" svg:y="5.505cm">
          <draw:text-box>
            <text:p text:style-name="P1"><text:span text:style-name="T7">Oil Pressure ………………………………….………….CHECK </text:span></text:p>
          </draw:text-box>
        </draw:frame>
        <draw:frame draw:style-name="gr55" draw:text-style-name="P7" draw:layer="layout" svg:width="7.846cm" svg:height="0.323cm" svg:x="12.7cm" svg:y="5.831cm">
          <draw:text-box>
            <text:p text:style-name="P1"><text:span text:style-name="T7">Engine Warm-up.…………..….…THROTTLE 800-1200 RPM </text:span></text:p>
          </draw:text-box>
        </draw:frame>
        <draw:frame draw:style-name="gr24" draw:text-style-name="P7" draw:layer="layout" svg:width="7.851cm" svg:height="0.323cm" svg:x="12.7cm" svg:y="6.153cm">
          <draw:text-box>
            <text:p text:style-name="P1"><text:span text:style-name="T7">Fuel Pump ………………………...…………………………OFF </text:span></text:p>
          </draw:text-box>
        </draw:frame>
        <draw:frame draw:style-name="gr17" draw:text-style-name="P7" draw:layer="layout" svg:width="7.829cm" svg:height="0.323cm" svg:x="12.7cm" svg:y="6.479cm">
          <draw:text-box>
            <text:p text:style-name="P1"><text:span text:style-name="T7">Mixture …………………………………….…..LEAN FOR TAXI </text:span></text:p>
          </draw:text-box>
        </draw:frame>
        <draw:polygon draw:style-name="gr56" draw:text-style-name="P10" draw:layer="layout" svg:width="0.017cm" svg:height="0.055cm" svg:x="11.214cm" svg:y="2.125cm" svg:viewBox="0 0 18 56" draw:points="0,56 18,56 18,0 0,0">
          <text:p/>
        </draw:polygon>
        <draw:polygon draw:style-name="gr56" draw:text-style-name="P10" draw:layer="layout" svg:width="0.05cm" svg:height="0.017cm" svg:x="11.214cm" svg:y="2.125cm" svg:viewBox="0 0 51 18" draw:points="0,18 51,18 51,0 0,0">
          <text:p/>
        </draw:polygon>
        <draw:polygon draw:style-name="gr56" draw:text-style-name="P10" draw:layer="layout" svg:width="0.017cm" svg:height="0.021cm" svg:x="11.247cm" svg:y="2.159cm" svg:viewBox="0 0 18 22" draw:points="0,22 18,22 18,0 0,0">
          <text:p/>
        </draw:polygon>
        <draw:polygon draw:style-name="gr56" draw:text-style-name="P10" draw:layer="layout" svg:width="0.017cm" svg:height="0.016cm" svg:x="11.247cm" svg:y="2.159cm" svg:viewBox="0 0 18 17" draw:points="0,17 18,17 18,0 0,0">
          <text:p/>
        </draw:polygon>
        <draw:polygon draw:style-name="gr56" draw:text-style-name="P10" draw:layer="layout" svg:width="0.051cm" svg:height="0.017cm" svg:x="11.264cm" svg:y="2.125cm" svg:viewBox="0 0 52 18" draw:points="0,18 52,18 52,0 0,0">
          <text:p/>
        </draw:polygon>
        <draw:polygon draw:style-name="gr56" draw:text-style-name="P10" draw:layer="layout" svg:width="0.051cm" svg:height="0.016cm" svg:x="11.264cm" svg:y="2.159cm" svg:viewBox="0 0 52 17" draw:points="0,17 52,17 52,0 0,0">
          <text:p/>
        </draw:polygon>
        <draw:polygon draw:style-name="gr56" draw:text-style-name="P10" draw:layer="layout" svg:width="9.17cm" svg:height="0.017cm" svg:x="11.315cm" svg:y="2.125cm" svg:viewBox="0 0 9171 18" draw:points="0,18 9171,18 9171,0 0,0">
          <text:p/>
        </draw:polygon>
        <draw:polygon draw:style-name="gr56" draw:text-style-name="P10" draw:layer="layout" svg:width="9.17cm" svg:height="0.016cm" svg:x="11.315cm" svg:y="2.159cm" svg:viewBox="0 0 9171 17" draw:points="0,17 9171,17 9171,0 0,0">
          <text:p/>
        </draw:polygon>
        <draw:polygon draw:style-name="gr56" draw:text-style-name="P10" draw:layer="layout" svg:width="0.017cm" svg:height="0.005cm" svg:x="20.518cm" svg:y="2.175cm" svg:viewBox="0 0 18 6" draw:points="0,6 18,6 18,0 0,0">
          <text:p/>
        </draw:polygon>
        <draw:polygon draw:style-name="gr56" draw:text-style-name="P10" draw:layer="layout" svg:width="0.017cm" svg:height="0.005cm" svg:x="20.485cm" svg:y="2.175cm" svg:viewBox="0 0 18 6" draw:points="0,6 18,6 18,0 0,0">
          <text:p/>
        </draw:polygon>
        <draw:polygon draw:style-name="gr56" draw:text-style-name="P10" draw:layer="layout" svg:width="0.05cm" svg:height="0.017cm" svg:x="20.485cm" svg:y="2.125cm" svg:viewBox="0 0 51 18" draw:points="0,18 51,18 51,0 0,0">
          <text:p/>
        </draw:polygon>
        <draw:polygon draw:style-name="gr56" draw:text-style-name="P10" draw:layer="layout" svg:width="0.017cm" svg:height="0.016cm" svg:x="20.485cm" svg:y="2.159cm" svg:viewBox="0 0 18 17" draw:points="0,17 18,17 18,0 0,0">
          <text:p/>
        </draw:polygon>
        <draw:polygon draw:style-name="gr56" draw:text-style-name="P10" draw:layer="layout" svg:width="0.017cm" svg:height="0.016cm" svg:x="20.518cm" svg:y="2.159cm" svg:viewBox="0 0 18 17" draw:points="0,17 18,17 18,0 0,0">
          <text:p/>
        </draw:polygon>
        <draw:polygon draw:style-name="gr56" draw:text-style-name="P10" draw:layer="layout" svg:width="0.017cm" svg:height="4.703cm" svg:x="11.247cm" svg:y="2.18cm" svg:viewBox="0 0 18 4704" draw:points="0,4704 18,4704 18,0 0,0">
          <text:p/>
        </draw:polygon>
        <draw:polygon draw:style-name="gr56" draw:text-style-name="P10" draw:layer="layout" svg:width="0.017cm" svg:height="4.703cm" svg:x="11.214cm" svg:y="2.18cm" svg:viewBox="0 0 18 4704" draw:points="0,4704 18,4704 18,0 0,0">
          <text:p/>
        </draw:polygon>
        <draw:polygon draw:style-name="gr56" draw:text-style-name="P10" draw:layer="layout" svg:width="0.017cm" svg:height="4.703cm" svg:x="20.518cm" svg:y="2.18cm" svg:viewBox="0 0 18 4704" draw:points="0,4704 18,4704 18,0 0,0">
          <text:p/>
        </draw:polygon>
        <draw:polygon draw:style-name="gr56" draw:text-style-name="P10" draw:layer="layout" svg:width="0.017cm" svg:height="4.703cm" svg:x="20.485cm" svg:y="2.18cm" svg:viewBox="0 0 18 4704" draw:points="0,4704 18,4704 18,0 0,0">
          <text:p/>
        </draw:polygon>
        <draw:frame draw:style-name="gr7" draw:text-style-name="P5" draw:layer="layout" svg:width="0.071cm" svg:height="0.082cm" svg:x="11.43cm" svg:y="6.797cm">
          <draw:text-box>
            <text:p text:style-name="P1"><text:span text:style-name="T5"><text:s/></text:span></text:p>
          </draw:text-box>
        </draw:frame>
        <draw:frame draw:style-name="gr7" draw:text-style-name="P5" draw:layer="layout" svg:width="0.071cm" svg:height="0.082cm" svg:x="11.43cm" svg:y="6.933cm">
          <draw:text-box>
            <text:p text:style-name="P1"><text:span text:style-name="T5"><text:s/></text:span></text:p>
          </draw:text-box>
        </draw:frame>
        <draw:frame draw:style-name="gr57" draw:text-style-name="P7" draw:layer="layout" svg:width="2.017cm" svg:height="0.323cm" svg:x="11.43cm" svg:y="7.012cm">
          <draw:text-box>
            <text:p text:style-name="P1"><text:span text:style-name="T6">BEFORE TAXI </text:span></text:p>
          </draw:text-box>
        </draw:frame>
        <draw:frame draw:style-name="gr30" draw:text-style-name="P7" draw:layer="layout" svg:width="7.791cm" svg:height="0.323cm" svg:x="12.7cm" svg:y="7.342cm">
          <draw:text-box>
            <text:p text:style-name="P1"><text:span text:style-name="T7">Lights &amp; Strobes ……………………………….AS REQUIRED </text:span></text:p>
          </draw:text-box>
        </draw:frame>
        <draw:frame draw:style-name="gr58" draw:text-style-name="P7" draw:layer="layout" svg:width="7.779cm" svg:height="0.323cm" svg:x="12.7cm" svg:y="7.668cm">
          <draw:text-box>
            <text:p text:style-name="P1"><text:span text:style-name="T7">Radios ……………………….………………………….ON-SET </text:span></text:p>
          </draw:text-box>
        </draw:frame>
        <draw:frame draw:style-name="gr35" draw:text-style-name="P7" draw:layer="layout" svg:width="7.8cm" svg:height="0.323cm" svg:x="12.7cm" svg:y="7.99cm">
          <draw:text-box>
            <text:p text:style-name="P1"><text:span text:style-name="T7">Transponder …………………….……………..…….STANDBY </text:span></text:p>
          </draw:text-box>
        </draw:frame>
        <draw:frame draw:style-name="gr30" draw:text-style-name="P7" draw:layer="layout" svg:width="7.796cm" svg:height="0.323cm" svg:x="12.7cm" svg:y="8.316cm">
          <draw:text-box>
            <text:p text:style-name="P1"><text:span text:style-name="T7">Flaps …………………………………..……………………....UP </text:span></text:p>
          </draw:text-box>
        </draw:frame>
        <draw:frame draw:style-name="gr35" draw:text-style-name="P7" draw:layer="layout" svg:width="7.774cm" svg:height="0.323cm" svg:x="12.7cm" svg:y="8.642cm">
          <draw:text-box>
            <text:p text:style-name="P1"><text:span text:style-name="T7">Seats, Belts, Harnesses ……..…………….CHECK SECURE </text:span></text:p>
          </draw:text-box>
        </draw:frame>
        <draw:frame draw:style-name="gr30" draw:text-style-name="P7" draw:layer="layout" svg:width="7.796cm" svg:height="0.323cm" svg:x="12.7cm" svg:y="8.964cm">
          <draw:text-box>
            <text:p text:style-name="P1"><text:span text:style-name="T7">Brakes ………………………………………..…………….TEST </text:span></text:p>
          </draw:text-box>
        </draw:frame>
        <draw:polygon draw:style-name="gr56" draw:text-style-name="P10" draw:layer="layout" svg:width="0.017cm" svg:height="0.051cm" svg:x="11.214cm" svg:y="6.883cm" svg:viewBox="0 0 18 52" draw:points="0,52 18,52 18,0 0,0">
          <text:p/>
        </draw:polygon>
        <draw:polygon draw:style-name="gr56" draw:text-style-name="P10" draw:layer="layout" svg:width="0.05cm" svg:height="0.017cm" svg:x="11.214cm" svg:y="6.917cm" svg:viewBox="0 0 51 18" draw:points="0,18 51,18 51,0 0,0">
          <text:p/>
        </draw:polygon>
        <draw:polygon draw:style-name="gr56" draw:text-style-name="P10" draw:layer="layout" svg:width="0.017cm" svg:height="0.017cm" svg:x="11.247cm" svg:y="6.883cm" svg:viewBox="0 0 18 18" draw:points="0,18 18,18 18,0 0,0">
          <text:p/>
        </draw:polygon>
        <draw:polygon draw:style-name="gr56" draw:text-style-name="P10" draw:layer="layout" svg:width="0.017cm" svg:height="0.017cm" svg:x="11.247cm" svg:y="6.883cm" svg:viewBox="0 0 18 18" draw:points="0,18 18,18 18,0 0,0">
          <text:p/>
        </draw:polygon>
        <draw:polygon draw:style-name="gr56" draw:text-style-name="P10" draw:layer="layout" svg:width="0.051cm" svg:height="0.017cm" svg:x="11.264cm" svg:y="6.883cm" svg:viewBox="0 0 52 18" draw:points="0,18 52,18 52,0 0,0">
          <text:p/>
        </draw:polygon>
        <draw:polygon draw:style-name="gr56" draw:text-style-name="P10" draw:layer="layout" svg:width="0.051cm" svg:height="0.017cm" svg:x="11.264cm" svg:y="6.917cm" svg:viewBox="0 0 52 18" draw:points="0,18 52,18 52,0 0,0">
          <text:p/>
        </draw:polygon>
        <draw:polygon draw:style-name="gr56" draw:text-style-name="P10" draw:layer="layout" svg:width="9.17cm" svg:height="0.017cm" svg:x="11.315cm" svg:y="6.883cm" svg:viewBox="0 0 9171 18" draw:points="0,18 9171,18 9171,0 0,0">
          <text:p/>
        </draw:polygon>
        <draw:polygon draw:style-name="gr56" draw:text-style-name="P10" draw:layer="layout" svg:width="9.17cm" svg:height="0.017cm" svg:x="11.315cm" svg:y="6.917cm" svg:viewBox="0 0 9171 18" draw:points="0,18 9171,18 9171,0 0,0">
          <text:p/>
        </draw:polygon>
        <draw:polygon draw:style-name="gr56" draw:text-style-name="P10" draw:layer="layout" svg:width="0.017cm" svg:height="0.017cm" svg:x="20.485cm" svg:y="6.883cm" svg:viewBox="0 0 18 18" draw:points="0,18 18,18 18,0 0,0">
          <text:p/>
        </draw:polygon>
        <draw:polygon draw:style-name="gr56" draw:text-style-name="P10" draw:layer="layout" svg:width="0.017cm" svg:height="0.017cm" svg:x="20.518cm" svg:y="6.883cm" svg:viewBox="0 0 18 18" draw:points="0,18 18,18 18,0 0,0">
          <text:p/>
        </draw:polygon>
        <draw:polygon draw:style-name="gr56" draw:text-style-name="P10" draw:layer="layout" svg:width="0.05cm" svg:height="0.017cm" svg:x="20.485cm" svg:y="6.917cm" svg:viewBox="0 0 51 18" draw:points="0,18 51,18 51,0 0,0">
          <text:p/>
        </draw:polygon>
        <draw:frame draw:style-name="gr7" draw:text-style-name="P5" draw:layer="layout" svg:width="0.071cm" svg:height="0.082cm" svg:x="11.43cm" svg:y="9.286cm">
          <draw:text-box>
            <text:p text:style-name="P1"><text:span text:style-name="T5"><text:s/></text:span></text:p>
          </draw:text-box>
        </draw:frame>
        <draw:frame draw:style-name="gr7" draw:text-style-name="P5" draw:layer="layout" svg:width="0.071cm" svg:height="0.082cm" svg:x="11.43cm" svg:y="9.384cm">
          <draw:text-box>
            <text:p text:style-name="P1"><text:span text:style-name="T5"><text:s/></text:span></text:p>
          </draw:text-box>
        </draw:frame>
        <draw:frame draw:style-name="gr59" draw:text-style-name="P7" draw:layer="layout" svg:width="2.724cm" svg:height="0.323cm" svg:x="11.43cm" svg:y="9.463cm">
          <draw:text-box>
            <text:p text:style-name="P1"><text:span text:style-name="T6">BEFORE TAKEOFF </text:span></text:p>
          </draw:text-box>
        </draw:frame>
        <draw:frame draw:style-name="gr51" draw:text-style-name="P7" draw:layer="layout" svg:width="7.796cm" svg:height="0.323cm" svg:x="12.7cm" svg:y="9.793cm">
          <draw:text-box>
            <text:p text:style-name="P1"><text:span text:style-name="T7">Parking Brake ……………………….………………………SET </text:span></text:p>
          </draw:text-box>
        </draw:frame>
        <draw:frame draw:style-name="gr35" draw:text-style-name="P7" draw:layer="layout" svg:width="7.774cm" svg:height="0.323cm" svg:x="12.7cm" svg:y="10.119cm">
          <draw:text-box>
            <text:p text:style-name="P1"><text:span text:style-name="T7">Seats, Belts, Harnesses ……..…………….CHECK SECURE </text:span></text:p>
          </draw:text-box>
        </draw:frame>
        <draw:frame draw:style-name="gr38" draw:text-style-name="P7" draw:layer="layout" svg:width="7.808cm" svg:height="0.323cm" svg:x="12.7cm" svg:y="10.441cm">
          <draw:text-box>
            <text:p text:style-name="P1"><text:span text:style-name="T7">Cabin Doors &amp; Windows…………….….CLOSED &amp; LOCKED </text:span></text:p>
          </draw:text-box>
        </draw:frame>
        <draw:frame draw:style-name="gr39" draw:text-style-name="P7" draw:layer="layout" svg:width="7.813cm" svg:height="0.323cm" svg:x="12.7cm" svg:y="10.767cm">
          <draw:text-box>
            <text:p text:style-name="P1"><text:span text:style-name="T7">Flight Controls ……………………….……FREE &amp; CORRECT </text:span></text:p>
          </draw:text-box>
        </draw:frame>
        <draw:frame draw:style-name="gr51" draw:text-style-name="P7" draw:layer="layout" svg:width="7.8cm" svg:height="0.323cm" svg:x="12.7cm" svg:y="11.093cm">
          <draw:text-box>
            <text:p text:style-name="P1"><text:span text:style-name="T7">Fuel Selector ………………….………………….……….BOTH </text:span></text:p>
          </draw:text-box>
        </draw:frame>
        <draw:frame draw:style-name="gr35" draw:text-style-name="P7" draw:layer="layout" svg:width="7.791cm" svg:height="0.323cm" svg:x="12.7cm" svg:y="11.415cm">
          <draw:text-box>
            <text:p text:style-name="P1"><text:span text:style-name="T7">Elevator Trim ……..……………….……………SET for takeoff </text:span></text:p>
          </draw:text-box>
        </draw:frame>
        <draw:frame draw:style-name="gr60" draw:text-style-name="P7" draw:layer="layout" svg:width="7.732cm" svg:height="0.323cm" svg:x="12.7cm" svg:y="11.741cm">
          <draw:text-box>
            <text:p text:style-name="P1"><text:span text:style-name="T7">Fuel Quantity …………………………….……………..CHECK </text:span></text:p>
          </draw:text-box>
        </draw:frame>
        <draw:frame draw:style-name="gr39" draw:text-style-name="P7" draw:layer="layout" svg:width="7.813cm" svg:height="0.323cm" svg:x="12.7cm" svg:y="12.067cm">
          <draw:text-box>
            <text:p text:style-name="P1"><text:span text:style-name="T7">Mixture ………………………………………………...……RICH </text:span></text:p>
          </draw:text-box>
        </draw:frame>
        <draw:frame draw:style-name="gr23" draw:text-style-name="P7" draw:layer="layout" svg:width="7.851cm" svg:height="0.323cm" svg:x="12.7cm" svg:y="12.388cm">
          <draw:text-box>
            <text:p text:style-name="P1"><text:span text:style-name="T7">Throttle …………………………..……………………1700 RPM </text:span></text:p>
          </draw:text-box>
        </draw:frame>
        <draw:frame draw:style-name="gr61" draw:text-style-name="P7" draw:layer="layout" svg:width="6.551cm" svg:height="0.323cm" svg:x="13.97cm" svg:y="12.714cm">
          <draw:text-box>
            <text:p text:style-name="P1"><text:span text:style-name="T7">Magnetos …............................................…CHECK </text:span></text:p>
          </draw:text-box>
        </draw:frame>
        <draw:frame draw:style-name="gr62" draw:text-style-name="P7" draw:layer="layout" svg:width="3.782cm" svg:height="0.323cm" svg:x="15.24cm" svg:y="13.04cm">
          <draw:text-box>
            <text:p text:style-name="P1"><text:span text:style-name="T7">(125 max drop / 50 max diff.) </text:span></text:p>
          </draw:text-box>
        </draw:frame>
        <draw:frame draw:style-name="gr63" draw:text-style-name="P7" draw:layer="layout" svg:width="6.521cm" svg:height="0.323cm" svg:x="13.97cm" svg:y="13.362cm">
          <draw:text-box>
            <text:p text:style-name="P1"><text:span text:style-name="T7">Carburetor Heat …………………...………..CHECK </text:span></text:p>
          </draw:text-box>
        </draw:frame>
        <draw:frame draw:style-name="gr64" draw:text-style-name="P7" draw:layer="layout" svg:width="6.492cm" svg:height="0.323cm" svg:x="13.97cm" svg:y="13.688cm">
          <draw:text-box>
            <text:p text:style-name="P1"><text:span text:style-name="T7">Suction Gage ….………………CHECK (4.6 to 5.4) </text:span></text:p>
          </draw:text-box>
        </draw:frame>
        <draw:frame draw:style-name="gr21" draw:text-style-name="P7" draw:layer="layout" svg:width="7.851cm" svg:height="0.323cm" svg:x="12.7cm" svg:y="14.014cm">
          <draw:text-box>
            <text:p text:style-name="P1"><text:span text:style-name="T7">Engine Instruments &amp; Ammeter ……………………….CHECK </text:span></text:p>
          </draw:text-box>
        </draw:frame>
        <draw:frame draw:style-name="gr65" draw:text-style-name="P7" draw:layer="layout" svg:width="7.66cm" svg:height="0.323cm" svg:x="12.7cm" svg:y="14.336cm">
          <draw:text-box>
            <text:p text:style-name="P1"><text:span text:style-name="T7">Throttle ……………………CHECK IDLE LIMITS (650 RPM) </text:span></text:p>
          </draw:text-box>
        </draw:frame>
        <draw:frame draw:style-name="gr66" draw:text-style-name="P7" draw:layer="layout" svg:width="5.205cm" svg:height="0.323cm" svg:x="13.97cm" svg:y="14.662cm">
          <draw:text-box>
            <text:p text:style-name="P1"><text:span text:style-name="T7">If holding for Takeoff IDLE at 1200 RPM </text:span></text:p>
          </draw:text-box>
        </draw:frame>
        <draw:frame draw:style-name="gr23" draw:text-style-name="P7" draw:layer="layout" svg:width="7.838cm" svg:height="0.323cm" svg:x="12.7cm" svg:y="14.988cm">
          <draw:text-box>
            <text:p text:style-name="P1"><text:span text:style-name="T7">Throttle Friction Lock …………..…………...…………ADJUST </text:span></text:p>
          </draw:text-box>
        </draw:frame>
        <draw:frame draw:style-name="gr35" draw:text-style-name="P7" draw:layer="layout" svg:width="7.783cm" svg:height="0.323cm" svg:x="12.7cm" svg:y="15.309cm">
          <draw:text-box>
            <text:p text:style-name="P1"><text:span text:style-name="T7">Flight Instruments …..………………………….CHECK &amp; SET </text:span></text:p>
          </draw:text-box>
        </draw:frame>
        <draw:frame draw:style-name="gr18" draw:text-style-name="P7" draw:layer="layout" svg:width="7.825cm" svg:height="0.323cm" svg:x="12.7cm" svg:y="15.635cm">
          <draw:text-box>
            <text:p text:style-name="P1"><text:span text:style-name="T7">Radios ……………………………………..…………………SET </text:span></text:p>
          </draw:text-box>
        </draw:frame>
        <draw:frame draw:style-name="gr41" draw:text-style-name="P7" draw:layer="layout" svg:width="7.838cm" svg:height="0.323cm" svg:x="12.7cm" svg:y="15.961cm">
          <draw:text-box>
            <text:p text:style-name="P1"><text:span text:style-name="T7">Transponder ………………………..…………..……ALTITUDE </text:span></text:p>
          </draw:text-box>
        </draw:frame>
        <draw:frame draw:style-name="gr24" draw:text-style-name="P7" draw:layer="layout" svg:width="7.838cm" svg:height="0.323cm" svg:x="12.7cm" svg:y="16.283cm">
          <draw:text-box>
            <text:p text:style-name="P1"><text:span text:style-name="T7">Wing Flaps …...……………………….……….. SET for takeoff </text:span></text:p>
          </draw:text-box>
        </draw:frame>
        <draw:frame draw:style-name="gr52" draw:text-style-name="P7" draw:layer="layout" svg:width="7.838cm" svg:height="0.323cm" svg:x="12.7cm" svg:y="16.609cm">
          <draw:text-box>
            <text:p text:style-name="P1"><text:span text:style-name="T7">Lights ……………………………………….....…..AS DESIRED </text:span></text:p>
          </draw:text-box>
        </draw:frame>
        <draw:frame draw:style-name="gr19" draw:text-style-name="P7" draw:layer="layout" svg:width="7.804cm" svg:height="0.323cm" svg:x="12.7cm" svg:y="16.935cm">
          <draw:text-box>
            <text:p text:style-name="P1"><text:span text:style-name="T7">Brakes ……………………………………………..….RELEASE </text:span></text:p>
          </draw:text-box>
        </draw:frame>
        <draw:frame draw:style-name="gr67" draw:text-style-name="P7" draw:layer="layout" svg:width="0.282cm" svg:height="0.323cm" svg:x="11.43cm" svg:y="17.096cm">
          <draw:text-box>
            <text:p text:style-name="P1"><text:span text:style-name="T7"><text:s/></text:span></text:p>
          </draw:text-box>
        </draw:frame>
        <draw:frame draw:style-name="gr68" draw:text-style-name="P11" draw:layer="layout" svg:width="0.105cm" svg:height="0.12cm" svg:x="12.7cm" svg:y="17.257cm">
          <draw:text-box>
            <text:p text:style-name="P1"><text:span text:style-name="T16"><text:s/></text:span></text:p>
          </draw:text-box>
        </draw:frame>
        <draw:frame draw:style-name="gr69" draw:text-style-name="P7" draw:layer="layout" svg:width="5.882cm" svg:height="0.323cm" svg:x="13.043cm" svg:y="17.379cm">
          <draw:text-box>
            <text:p text:style-name="P1"><text:span text:style-name="T7">*** (Note time of departure for fuel purposes.) </text:span></text:p>
          </draw:text-box>
        </draw:frame>
        <draw:polygon draw:style-name="gr70" draw:text-style-name="P12" draw:layer="layout" svg:width="0.016cm" svg:height="0.017cm" svg:x="11.231cm" svg:y="9.368cm" svg:viewBox="0 0 17 18" draw:points="0,18 17,18 17,0 0,0">
          <text:p/>
        </draw:polygon>
        <draw:polygon draw:style-name="gr70" draw:text-style-name="P12" draw:layer="layout" svg:width="0.016cm" svg:height="0.017cm" svg:x="11.231cm" svg:y="9.368cm" svg:viewBox="0 0 17 18" draw:points="0,18 17,18 17,0 0,0">
          <text:p/>
        </draw:polygon>
        <draw:polygon draw:style-name="gr70" draw:text-style-name="P12" draw:layer="layout" svg:width="0.017cm" svg:height="0.017cm" svg:x="11.247cm" svg:y="9.368cm" svg:viewBox="0 0 18 18" draw:points="0,18 18,18 18,0 0,0">
          <text:p/>
        </draw:polygon>
        <draw:polygon draw:style-name="gr70" draw:text-style-name="P12" draw:layer="layout" svg:width="9.238cm" svg:height="0.017cm" svg:x="11.264cm" svg:y="9.368cm" svg:viewBox="0 0 9239 18" draw:points="0,18 9239,18 9239,0 0,0">
          <text:p/>
        </draw:polygon>
        <draw:polygon draw:style-name="gr70" draw:text-style-name="P12" draw:layer="layout" svg:width="0.016cm" svg:height="0.017cm" svg:x="20.502cm" svg:y="9.368cm" svg:viewBox="0 0 17 18" draw:points="0,18 17,18 17,0 0,0">
          <text:p/>
        </draw:polygon>
        <draw:polygon draw:style-name="gr70" draw:text-style-name="P12" draw:layer="layout" svg:width="0.016cm" svg:height="8.399cm" svg:x="11.231cm" svg:y="9.385cm" svg:viewBox="0 0 17 8400" draw:points="0,8400 17,8400 17,0 0,0">
          <text:p/>
        </draw:polygon>
        <draw:polygon draw:style-name="gr70" draw:text-style-name="P12" draw:layer="layout" svg:width="0.016cm" svg:height="0.017cm" svg:x="11.231cm" svg:y="17.784cm" svg:viewBox="0 0 17 18" draw:points="0,18 17,18 17,0 0,0">
          <text:p/>
        </draw:polygon>
        <draw:polygon draw:style-name="gr70" draw:text-style-name="P12" draw:layer="layout" svg:width="0.016cm" svg:height="0.017cm" svg:x="11.231cm" svg:y="17.784cm" svg:viewBox="0 0 17 18" draw:points="0,18 17,18 17,0 0,0">
          <text:p/>
        </draw:polygon>
        <draw:polygon draw:style-name="gr70" draw:text-style-name="P12" draw:layer="layout" svg:width="9.255cm" svg:height="0.017cm" svg:x="11.247cm" svg:y="17.784cm" svg:viewBox="0 0 9256 18" draw:points="0,18 9256,18 9256,0 0,0">
          <text:p/>
        </draw:polygon>
        <draw:polygon draw:style-name="gr70" draw:text-style-name="P12" draw:layer="layout" svg:width="0.016cm" svg:height="8.399cm" svg:x="20.502cm" svg:y="9.385cm" svg:viewBox="0 0 17 8400" draw:points="0,8400 17,8400 17,0 0,0">
          <text:p/>
        </draw:polygon>
        <draw:polygon draw:style-name="gr70" draw:text-style-name="P12" draw:layer="layout" svg:width="0.016cm" svg:height="0.017cm" svg:x="20.502cm" svg:y="17.784cm" svg:viewBox="0 0 17 18" draw:points="0,18 17,18 17,0 0,0">
          <text:p/>
        </draw:polygon>
        <draw:polygon draw:style-name="gr70" draw:text-style-name="P12" draw:layer="layout" svg:width="0.016cm" svg:height="0.017cm" svg:x="20.502cm" svg:y="17.784cm" svg:viewBox="0 0 17 18" draw:points="0,18 17,18 17,0 0,0">
          <text:p/>
        </draw:polygon>
        <draw:frame draw:style-name="gr7" draw:text-style-name="P5" draw:layer="layout" svg:width="0.071cm" svg:height="0.082cm" svg:x="11.43cm" svg:y="17.702cm">
          <draw:text-box>
            <text:p text:style-name="P1"><text:span text:style-name="T5"><text:s/></text:span></text:p>
          </draw:text-box>
        </draw:frame>
        <draw:frame draw:style-name="gr71" draw:text-style-name="P2" draw:layer="layout" svg:width="1.86cm" svg:height="0.395cm" svg:x="11.43cm" svg:y="17.805cm">
          <draw:text-box>
            <text:p text:style-name="P1"><text:span text:style-name="T1">TAKE OFF </text:span></text:p>
          </draw:text-box>
        </draw:frame>
        <draw:frame draw:style-name="gr7" draw:text-style-name="P5" draw:layer="layout" svg:width="0.071cm" svg:height="0.082cm" svg:x="11.43cm" svg:y="18.223cm">
          <draw:text-box>
            <text:p text:style-name="P1"><text:span text:style-name="T5"><text:s/></text:span></text:p>
          </draw:text-box>
        </draw:frame>
        <draw:frame draw:style-name="gr72" draw:text-style-name="P7" draw:layer="layout" svg:width="2.792cm" svg:height="0.323cm" svg:x="11.43cm" svg:y="18.302cm">
          <draw:text-box>
            <text:p text:style-name="P1"><text:span text:style-name="T6">NORMAL TAKEOFF </text:span></text:p>
          </draw:text-box>
        </draw:frame>
        <draw:frame draw:style-name="gr25" draw:text-style-name="P7" draw:layer="layout" svg:width="7.855cm" svg:height="0.323cm" svg:x="12.7cm" svg:y="18.632cm">
          <draw:text-box>
            <text:p text:style-name="P1"><text:span text:style-name="T7">Wing Flaps ……...........………………………………0 Degrees </text:span></text:p>
          </draw:text-box>
        </draw:frame>
        <draw:frame draw:style-name="gr53" draw:text-style-name="P7" draw:layer="layout" svg:width="7.804cm" svg:height="0.323cm" svg:x="12.7cm" svg:y="18.954cm">
          <draw:text-box>
            <text:p text:style-name="P1"><text:span text:style-name="T7">Carburetor Heat …………….……………………….……COLD </text:span></text:p>
          </draw:text-box>
        </draw:frame>
        <draw:frame draw:style-name="gr20" draw:text-style-name="P7" draw:layer="layout" svg:width="7.834cm" svg:height="0.323cm" svg:x="12.7cm" svg:y="19.28cm">
          <draw:text-box>
            <text:p text:style-name="P1"><text:span text:style-name="T7">Throttle...…………………………...……………….FULL OPEN </text:span></text:p>
          </draw:text-box>
        </draw:frame>
        <draw:frame draw:style-name="gr25" draw:text-style-name="P7" draw:layer="layout" svg:width="7.855cm" svg:height="0.323cm" svg:x="12.7cm" svg:y="19.606cm">
          <draw:text-box>
            <text:p text:style-name="P1"><text:span text:style-name="T7">Elevator Control ……..…....…LIFT NOSE WHEEL (60 <text:s/>MPH) </text:span></text:p>
          </draw:text-box>
        </draw:frame>
        <draw:frame draw:style-name="gr73" draw:text-style-name="P7" draw:layer="layout" svg:width="7.626cm" svg:height="0.323cm" svg:x="12.7cm" svg:y="19.928cm">
          <draw:text-box>
            <text:p text:style-name="P1"><text:span text:style-name="T7">Climb Speed …………………………….………..75- 85 MPH </text:span></text:p>
          </draw:text-box>
        </draw:frame>
        <draw:polygon draw:style-name="gr2" draw:text-style-name="P3" draw:layer="layout" svg:width="0.016cm" svg:height="0.017cm" svg:x="11.231cm" svg:y="18.207cm" svg:viewBox="0 0 17 18" draw:points="0,18 17,18 17,0 0,0">
          <text:p/>
        </draw:polygon>
        <draw:polygon draw:style-name="gr2" draw:text-style-name="P3" draw:layer="layout" svg:width="0.016cm" svg:height="0.017cm" svg:x="11.231cm" svg:y="18.207cm" svg:viewBox="0 0 17 18" draw:points="0,18 17,18 17,0 0,0">
          <text:p/>
        </draw:polygon>
        <draw:polygon draw:style-name="gr2" draw:text-style-name="P3" draw:layer="layout" svg:width="0.016cm" svg:height="0.017cm" svg:x="20.502cm" svg:y="18.207cm" svg:viewBox="0 0 17 18" draw:points="0,18 17,18 17,0 0,0">
          <text:p/>
        </draw:polygon>
        <draw:polygon draw:style-name="gr2" draw:text-style-name="P3" draw:layer="layout" svg:width="0.016cm" svg:height="0.017cm" svg:x="20.502cm" svg:y="18.207cm" svg:viewBox="0 0 17 18" draw:points="0,18 17,18 17,0 0,0">
          <text:p/>
        </draw:polygon>
        <draw:polygon draw:style-name="gr2" draw:text-style-name="P3" draw:layer="layout" svg:width="0.016cm" svg:height="0.017cm" svg:x="11.231cm" svg:y="20.332cm" svg:viewBox="0 0 17 18" draw:points="0,18 17,18 17,0 0,0">
          <text:p/>
        </draw:polygon>
        <draw:polygon draw:style-name="gr2" draw:text-style-name="P3" draw:layer="layout" svg:width="0.016cm" svg:height="0.017cm" svg:x="11.231cm" svg:y="20.332cm" svg:viewBox="0 0 17 18" draw:points="0,18 17,18 17,0 0,0">
          <text:p/>
        </draw:polygon>
        <draw:polygon draw:style-name="gr2" draw:text-style-name="P3" draw:layer="layout" svg:width="0.016cm" svg:height="0.017cm" svg:x="20.502cm" svg:y="20.332cm" svg:viewBox="0 0 17 18" draw:points="0,18 17,18 17,0 0,0">
          <text:p/>
        </draw:polygon>
        <draw:polygon draw:style-name="gr2" draw:text-style-name="P3" draw:layer="layout" svg:width="0.016cm" svg:height="0.017cm" svg:x="20.502cm" svg:y="20.332cm" svg:viewBox="0 0 17 18" draw:points="0,18 17,18 17,0 0,0">
          <text:p/>
        </draw:polygon>
        <draw:frame draw:style-name="gr7" draw:text-style-name="P5" draw:layer="layout" svg:width="0.071cm" svg:height="0.082cm" svg:x="11.43cm" svg:y="20.251cm">
          <draw:text-box>
            <text:p text:style-name="P1"><text:span text:style-name="T14"><text:s/></text:span></text:p>
          </draw:text-box>
        </draw:frame>
        <draw:frame draw:style-name="gr14" draw:text-style-name="P9" draw:layer="layout" svg:width="0.21cm" svg:height="0.239cm" svg:x="11.43cm" svg:y="20.349cm">
          <draw:text-box>
            <text:p text:style-name="P1"><text:span text:style-name="T17"><text:s/></text:span></text:p>
          </draw:text-box>
        </draw:frame>
        <draw:frame draw:style-name="gr74" draw:text-style-name="P7" draw:layer="layout" svg:width="2.483cm" svg:height="0.323cm" svg:x="11.43cm" svg:y="20.592cm">
          <draw:text-box>
            <text:p text:style-name="P1"><text:span text:style-name="T6">ENROUTE CLIMB </text:span></text:p>
          </draw:text-box>
        </draw:frame>
        <draw:frame draw:style-name="gr67" draw:text-style-name="P7" draw:layer="layout" svg:width="0.282cm" svg:height="0.323cm" svg:x="11.43cm" svg:y="20.923cm">
          <draw:text-box>
            <text:p text:style-name="P1"><text:span text:style-name="T7"><text:s/></text:span></text:p>
          </draw:text-box>
        </draw:frame>
        <draw:frame draw:style-name="gr38" draw:text-style-name="P7" draw:layer="layout" svg:width="7.817cm" svg:height="0.323cm" svg:x="12.7cm" svg:y="20.923cm">
          <draw:text-box>
            <text:p text:style-name="P1"><text:span text:style-name="T7">Airspeed ………………………………..……………80-90 MPH </text:span></text:p>
          </draw:text-box>
        </draw:frame>
        <draw:frame draw:style-name="gr67" draw:text-style-name="P7" draw:layer="layout" svg:width="0.282cm" svg:height="0.323cm" svg:x="11.43cm" svg:y="21.244cm">
          <draw:text-box>
            <text:p text:style-name="P1"><text:span text:style-name="T7"><text:s/></text:span></text:p>
          </draw:text-box>
        </draw:frame>
        <draw:frame draw:style-name="gr20" draw:text-style-name="P7" draw:layer="layout" svg:width="7.834cm" svg:height="0.323cm" svg:x="12.7cm" svg:y="21.244cm">
          <draw:text-box>
            <text:p text:style-name="P1"><text:span text:style-name="T7">Throttle ………………………….……………….....FULL OPEN </text:span></text:p>
          </draw:text-box>
        </draw:frame>
        <draw:frame draw:style-name="gr67" draw:text-style-name="P7" draw:layer="layout" svg:width="0.282cm" svg:height="0.323cm" svg:x="11.43cm" svg:y="21.57cm">
          <draw:text-box>
            <text:p text:style-name="P1"><text:span text:style-name="T7"><text:s/></text:span></text:p>
          </draw:text-box>
        </draw:frame>
        <draw:frame draw:style-name="gr35" draw:text-style-name="P7" draw:layer="layout" svg:width="7.808cm" svg:height="0.323cm" svg:x="12.7cm" svg:y="21.57cm">
          <draw:text-box>
            <text:p text:style-name="P1"><text:span text:style-name="T7">Mixture …………………..………………RICH (until 3000 feet) </text:span></text:p>
          </draw:text-box>
        </draw:frame>
        <draw:frame draw:style-name="gr28" draw:text-style-name="P8" draw:layer="layout" svg:width="0.244cm" svg:height="0.276cm" svg:x="11.43cm" svg:y="21.897cm">
          <draw:text-box>
            <text:p text:style-name="P1"><text:span text:style-name="T11"><text:s/></text:span></text:p>
          </draw:text-box>
        </draw:frame>
        <draw:frame draw:style-name="gr75" draw:text-style-name="P7" draw:layer="layout" svg:width="1.086cm" svg:height="0.323cm" svg:x="11.43cm" svg:y="22.176cm">
          <draw:text-box>
            <text:p text:style-name="P1"><text:span text:style-name="T6">CRUSE </text:span></text:p>
          </draw:text-box>
        </draw:frame>
        <draw:frame draw:style-name="gr39" draw:text-style-name="P7" draw:layer="layout" svg:width="7.821cm" svg:height="0.323cm" svg:x="12.7cm" svg:y="22.502cm">
          <draw:text-box>
            <text:p text:style-name="P1"><text:span text:style-name="T7">Power ………...……………………….……..2200 – 2700 RPM </text:span></text:p>
          </draw:text-box>
        </draw:frame>
        <draw:frame draw:style-name="gr38" draw:text-style-name="P7" draw:layer="layout" svg:width="7.796cm" svg:height="0.323cm" svg:x="12.7cm" svg:y="22.828cm">
          <draw:text-box>
            <text:p text:style-name="P1"><text:span text:style-name="T7">Elevator ………………………..…………………….....ADJUST </text:span></text:p>
          </draw:text-box>
        </draw:frame>
        <draw:frame draw:style-name="gr35" draw:text-style-name="P7" draw:layer="layout" svg:width="7.791cm" svg:height="0.323cm" svg:x="12.7cm" svg:y="23.154cm">
          <draw:text-box>
            <text:p text:style-name="P1"><text:span text:style-name="T7">Mixture ……………………...………..……..LEAN for max rpm </text:span></text:p>
          </draw:text-box>
        </draw:frame>
        <draw:frame draw:style-name="gr28" draw:text-style-name="P8" draw:layer="layout" svg:width="0.244cm" svg:height="0.276cm" svg:x="11.43cm" svg:y="23.476cm">
          <draw:text-box>
            <text:p text:style-name="P1"><text:span text:style-name="T11"><text:s/></text:span></text:p>
          </draw:text-box>
        </draw:frame>
        <draw:frame draw:style-name="gr76" draw:text-style-name="P7" draw:layer="layout" svg:width="1.454cm" svg:height="0.323cm" svg:x="11.43cm" svg:y="23.755cm">
          <draw:text-box>
            <text:p text:style-name="P1"><text:span text:style-name="T6">DESCENT </text:span></text:p>
          </draw:text-box>
        </draw:frame>
        <draw:frame draw:style-name="gr17" draw:text-style-name="P7" draw:layer="layout" svg:width="7.834cm" svg:height="0.323cm" svg:x="12.7cm" svg:y="24.085cm">
          <draw:text-box>
            <text:p text:style-name="P1"><text:span text:style-name="T7">Fuel Selector…………...……………………..………...…BOTH </text:span></text:p>
          </draw:text-box>
        </draw:frame>
        <draw:frame draw:style-name="gr38" draw:text-style-name="P7" draw:layer="layout" svg:width="7.8cm" svg:height="0.323cm" svg:x="12.7cm" svg:y="24.411cm">
          <draw:text-box>
            <text:p text:style-name="P1"><text:span text:style-name="T7">Mixture ………………………….…….………...……...…..RICH </text:span></text:p>
          </draw:text-box>
        </draw:frame>
        <draw:frame draw:style-name="gr19" draw:text-style-name="P7" draw:layer="layout" svg:width="7.804cm" svg:height="0.323cm" svg:x="12.7cm" svg:y="24.733cm">
          <draw:text-box>
            <text:p text:style-name="P1"><text:span text:style-name="T7">Power …..…………………………….…………...AS DESIRED </text:span></text:p>
          </draw:text-box>
        </draw:frame>
        <draw:frame draw:style-name="gr58" draw:text-style-name="P7" draw:layer="layout" svg:width="7.783cm" svg:height="0.323cm" svg:x="12.7cm" svg:y="25.059cm">
          <draw:text-box>
            <text:p text:style-name="P1"><text:span text:style-name="T7">Carburetor Heat ……………...………………..AS REQUIRED </text:span></text:p>
          </draw:text-box>
        </draw:frame>
        <draw:frame draw:style-name="gr7" draw:text-style-name="P5" draw:layer="layout" svg:width="0.071cm" svg:height="0.082cm" svg:x="12.7cm" svg:y="25.381cm">
          <draw:text-box>
            <text:p text:style-name="P1"><text:span text:style-name="T14"><text:s/></text:span></text:p>
          </draw:text-box>
        </draw:frame>
        <draw:frame draw:style-name="gr7" draw:text-style-name="P5" draw:layer="layout" svg:width="0.071cm" svg:height="0.082cm" svg:x="12.7cm" svg:y="25.462cm">
          <draw:text-box>
            <text:p text:style-name="P1"><text:span text:style-name="T14"><text:s/></text:span></text:p>
          </draw:text-box>
        </draw:frame>
        <draw:frame draw:style-name="gr7" draw:text-style-name="P5" draw:layer="layout" svg:width="0.071cm" svg:height="0.082cm" svg:x="12.7cm" svg:y="25.542cm">
          <draw:text-box>
            <text:p text:style-name="P1"><text:span text:style-name="T14"><text:s/></text:span></text:p>
          </draw:text-box>
        </draw:frame>
        <draw:frame draw:style-name="gr7" draw:text-style-name="P5" draw:layer="layout" svg:width="0.071cm" svg:height="0.082cm" svg:x="12.7cm" svg:y="25.623cm">
          <draw:text-box>
            <text:p text:style-name="P1"><text:span text:style-name="T14"><text:s/></text:span></text:p>
          </draw:text-box>
        </draw:frame>
        <draw:frame draw:style-name="gr7" draw:text-style-name="P5" draw:layer="layout" svg:width="0.071cm" svg:height="0.082cm" svg:x="12.7cm" svg:y="25.703cm">
          <draw:text-box>
            <text:p text:style-name="P1"><text:span text:style-name="T14"><text:s/></text:span></text:p>
          </draw:text-box>
        </draw:frame>
        <draw:frame draw:style-name="gr7" draw:text-style-name="P5" draw:layer="layout" svg:width="0.071cm" svg:height="0.082cm" svg:x="12.7cm" svg:y="25.788cm">
          <draw:text-box>
            <text:p text:style-name="P1"><text:span text:style-name="T14"><text:s/></text:span></text:p>
          </draw:text-box>
        </draw:frame>
        <draw:frame draw:style-name="gr7" draw:text-style-name="P5" draw:layer="layout" svg:width="0.071cm" svg:height="0.082cm" svg:x="12.7cm" svg:y="25.868cm">
          <draw:text-box>
            <text:p text:style-name="P1"><text:span text:style-name="T14"><text:s/></text:span></text:p>
          </draw:text-box>
        </draw:frame>
        <draw:frame draw:style-name="gr7" draw:text-style-name="P5" draw:layer="layout" svg:width="0.071cm" svg:height="0.082cm" svg:x="11.43cm" svg:y="25.949cm">
          <draw:text-box>
            <text:p text:style-name="P1"><text:span text:style-name="T5"><text:s/>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5.289cm" svg:height="0.395cm" svg:x="1.27cm" svg:y="1.274cm">
          <draw:text-box>
            <text:p text:style-name="P1"><text:span text:style-name="T1">Cessna 172 Skyhawk Checklist </text:span></text:p>
          </draw:text-box>
        </draw:frame>
        <draw:polygon draw:style-name="gr2" draw:text-style-name="P3" draw:layer="layout" svg:width="9.715cm" svg:height="0.017cm" svg:x="1.079cm" svg:y="1.676cm" svg:viewBox="0 0 9716 18" draw:points="0,18 9716,18 9716,0 0,0">
          <text:p/>
        </draw:polygon>
        <draw:polygon draw:style-name="gr2" draw:text-style-name="P3" draw:layer="layout" svg:width="0.017cm" svg:height="0.017cm" svg:x="10.795cm" svg:y="1.676cm" svg:viewBox="0 0 18 18" draw:points="0,18 18,18 18,0 0,0">
          <text:p/>
        </draw:polygon>
        <draw:polygon draw:style-name="gr2" draw:text-style-name="P3" draw:layer="layout" svg:width="9.699cm" svg:height="0.017cm" svg:x="10.811cm" svg:y="1.676cm" svg:viewBox="0 0 9700 18" draw:points="0,18 9700,18 9700,0 0,0">
          <text:p/>
        </draw:polygon>
        <draw:frame draw:style-name="gr3" draw:text-style-name="P4" draw:layer="layout" svg:width="0.176cm" svg:height="0.2cm" svg:x="20.32cm" svg:y="1.689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0.071cm" svg:height="0.086cm" svg:x="1.27cm" svg:y="1.893cm">
          <draw:text-box>
            <text:p text:style-name="P1"><text:span text:style-name="T3"><text:s/></text:span></text:p>
          </draw:text-box>
        </draw:frame>
        <draw:frame draw:style-name="gr5" draw:text-style-name="P6" draw:layer="layout" svg:width="0.138cm" svg:height="0.166cm" svg:x="10.795cm" svg:y="26.07cm">
          <draw:text-box>
            <text:p text:style-name="P1"><text:span text:style-name="T4"><text:s/></text:span></text:p>
          </draw:text-box>
        </draw:frame>
        <draw:polygon draw:style-name="gr2" draw:text-style-name="P3" draw:layer="layout" svg:width="0.016cm" svg:height="0.017cm" svg:x="4.445cm" svg:y="26.242cm" svg:viewBox="0 0 17 18" draw:points="0,18 17,18 17,0 0,0">
          <text:p/>
        </draw:polygon>
        <draw:polygon draw:style-name="gr77" draw:text-style-name="P13" draw:layer="layout" svg:width="0.017cm" svg:height="0.017cm" svg:x="16.353cm" svg:y="26.242cm" svg:viewBox="0 0 18 18" draw:points="0,18 18,18 18,0 0,0">
          <text:p/>
        </draw:polygon>
        <draw:frame draw:style-name="gr4" draw:text-style-name="P5" draw:layer="layout" svg:width="0.071cm" svg:height="0.086cm" svg:x="1.27cm" svg:y="26.582cm">
          <draw:text-box>
            <text:p text:style-name="P1"><text:span text:style-name="T3"><text:s/></text:span></text:p>
          </draw:text-box>
        </draw:frame>
        <draw:frame draw:style-name="gr7" draw:text-style-name="P5" draw:layer="layout" svg:width="0.071cm" svg:height="0.082cm" svg:x="1.27cm" svg:y="1.997cm">
          <draw:text-box>
            <text:p text:style-name="P1"><text:span text:style-name="T5"><text:s/></text:span></text:p>
          </draw:text-box>
        </draw:frame>
        <draw:frame draw:style-name="gr78" draw:text-style-name="P7" draw:layer="layout" svg:width="2.673cm" svg:height="0.323cm" svg:x="1.27cm" svg:y="2.08cm">
          <draw:text-box>
            <text:p text:style-name="P1"><text:span text:style-name="T6">BEFORE LANDING </text:span></text:p>
          </draw:text-box>
        </draw:frame>
        <draw:frame draw:style-name="gr52" draw:text-style-name="P7" draw:layer="layout" svg:width="7.842cm" svg:height="0.323cm" svg:x="2.54cm" svg:y="2.406cm">
          <draw:text-box>
            <text:p text:style-name="P1"><text:span text:style-name="T7">Seats, Belts, Harnesses ………………………….…..SECURE </text:span></text:p>
          </draw:text-box>
        </draw:frame>
        <draw:frame draw:style-name="gr17" draw:text-style-name="P7" draw:layer="layout" svg:width="7.834cm" svg:height="0.323cm" svg:x="2.54cm" svg:y="2.732cm">
          <draw:text-box>
            <text:p text:style-name="P1"><text:span text:style-name="T7">Fuel Selector…………...……………………..…………...BOTH </text:span></text:p>
          </draw:text-box>
        </draw:frame>
        <draw:frame draw:style-name="gr21" draw:text-style-name="P7" draw:layer="layout" svg:width="7.846cm" svg:height="0.323cm" svg:x="2.54cm" svg:y="3.058cm">
          <draw:text-box>
            <text:p text:style-name="P1"><text:span text:style-name="T7">Mixture ……………………………………..…………...…..RICH </text:span></text:p>
          </draw:text-box>
        </draw:frame>
        <draw:frame draw:style-name="gr21" draw:text-style-name="P7" draw:layer="layout" svg:width="7.829cm" svg:height="0.323cm" svg:x="2.54cm" svg:y="3.38cm">
          <draw:text-box>
            <text:p text:style-name="P1"><text:span text:style-name="T7">Carburetor Heat …...........................……APPLY FULL HEAT </text:span></text:p>
          </draw:text-box>
        </draw:frame>
        <draw:frame draw:style-name="gr20" draw:text-style-name="P7" draw:layer="layout" svg:width="7.821cm" svg:height="0.323cm" svg:x="2.54cm" svg:y="3.706cm">
          <draw:text-box>
            <text:p text:style-name="P1"><text:span text:style-name="T7">Wing Flaps………………………………….……..AS DESIRED </text:span></text:p>
          </draw:text-box>
        </draw:frame>
        <draw:frame draw:style-name="gr79" draw:text-style-name="P7" draw:layer="layout" svg:width="7.821cm" svg:height="0.323cm" svg:x="2.54cm" svg:y="4.032cm">
          <draw:text-box>
            <text:p text:style-name="P1"><text:span text:style-name="T7">Airspeed……..70-80 MPH(flaps up), 65-75 MPH(flaps down) </text:span></text:p>
          </draw:text-box>
        </draw:frame>
        <draw:polygon draw:style-name="gr70" draw:text-style-name="P12" draw:layer="layout" svg:width="0.016cm" svg:height="0.017cm" svg:x="1.071cm" svg:y="1.981cm" svg:viewBox="0 0 17 18" draw:points="0,18 17,18 17,0 0,0">
          <text:p/>
        </draw:polygon>
        <draw:polygon draw:style-name="gr70" draw:text-style-name="P12" draw:layer="layout" svg:width="0.016cm" svg:height="0.017cm" svg:x="1.071cm" svg:y="1.981cm" svg:viewBox="0 0 17 18" draw:points="0,18 17,18 17,0 0,0">
          <text:p/>
        </draw:polygon>
        <draw:polygon draw:style-name="gr70" draw:text-style-name="P12" draw:layer="layout" svg:width="9.255cm" svg:height="0.017cm" svg:x="1.087cm" svg:y="1.981cm" svg:viewBox="0 0 9256 18" draw:points="0,18 9256,18 9256,0 0,0">
          <text:p/>
        </draw:polygon>
        <draw:polygon draw:style-name="gr70" draw:text-style-name="P12" draw:layer="layout" svg:width="0.016cm" svg:height="0.017cm" svg:x="10.342cm" svg:y="1.981cm" svg:viewBox="0 0 17 18" draw:points="0,18 17,18 17,0 0,0">
          <text:p/>
        </draw:polygon>
        <draw:polygon draw:style-name="gr70" draw:text-style-name="P12" draw:layer="layout" svg:width="0.016cm" svg:height="0.017cm" svg:x="10.342cm" svg:y="1.981cm" svg:viewBox="0 0 17 18" draw:points="0,18 17,18 17,0 0,0">
          <text:p/>
        </draw:polygon>
        <draw:polygon draw:style-name="gr70" draw:text-style-name="P12" draw:layer="layout" svg:width="0.016cm" svg:height="2.434cm" svg:x="1.071cm" svg:y="1.998cm" svg:viewBox="0 0 17 2435" draw:points="0,2435 17,2435 17,0 0,0">
          <text:p/>
        </draw:polygon>
        <draw:polygon draw:style-name="gr70" draw:text-style-name="P12" draw:layer="layout" svg:width="0.016cm" svg:height="2.434cm" svg:x="10.342cm" svg:y="1.998cm" svg:viewBox="0 0 17 2435" draw:points="0,2435 17,2435 17,0 0,0">
          <text:p/>
        </draw:polygon>
        <draw:frame draw:style-name="gr7" draw:text-style-name="P5" draw:layer="layout" svg:width="0.071cm" svg:height="0.082cm" svg:x="1.27cm" svg:y="4.35cm">
          <draw:text-box>
            <text:p text:style-name="P1"><text:span text:style-name="T14"><text:s/></text:span></text:p>
          </draw:text-box>
        </draw:frame>
        <draw:polygon draw:style-name="gr70" draw:text-style-name="P12" draw:layer="layout" svg:width="0.016cm" svg:height="0.017cm" svg:x="1.071cm" svg:y="4.432cm" svg:viewBox="0 0 17 18" draw:points="0,18 17,18 17,0 0,0">
          <text:p/>
        </draw:polygon>
        <draw:polygon draw:style-name="gr70" draw:text-style-name="P12" draw:layer="layout" svg:width="0.016cm" svg:height="0.017cm" svg:x="1.071cm" svg:y="4.432cm" svg:viewBox="0 0 17 18" draw:points="0,18 17,18 17,0 0,0">
          <text:p/>
        </draw:polygon>
        <draw:polygon draw:style-name="gr70" draw:text-style-name="P12" draw:layer="layout" svg:width="0.017cm" svg:height="0.017cm" svg:x="1.087cm" svg:y="4.432cm" svg:viewBox="0 0 18 18" draw:points="0,18 18,18 18,0 0,0">
          <text:p/>
        </draw:polygon>
        <draw:polygon draw:style-name="gr70" draw:text-style-name="P12" draw:layer="layout" svg:width="9.238cm" svg:height="0.017cm" svg:x="1.104cm" svg:y="4.432cm" svg:viewBox="0 0 9239 18" draw:points="0,18 9239,18 9239,0 0,0">
          <text:p/>
        </draw:polygon>
        <draw:polygon draw:style-name="gr70" draw:text-style-name="P12" draw:layer="layout" svg:width="0.016cm" svg:height="0.017cm" svg:x="10.342cm" svg:y="4.432cm" svg:viewBox="0 0 17 18" draw:points="0,18 17,18 17,0 0,0">
          <text:p/>
        </draw:polygon>
        <draw:frame draw:style-name="gr67" draw:text-style-name="P7" draw:layer="layout" svg:width="0.282cm" svg:height="0.323cm" svg:x="1.27cm" svg:y="4.451cm">
          <draw:text-box>
            <text:p text:style-name="P1"><text:span text:style-name="T6"><text:s/></text:span></text:p>
          </draw:text-box>
        </draw:frame>
        <draw:frame draw:style-name="gr80" draw:text-style-name="P7" draw:layer="layout" svg:width="4.477cm" svg:height="0.323cm" svg:x="1.27cm" svg:y="4.773cm">
          <draw:text-box>
            <text:p text:style-name="P1"><text:span text:style-name="T6">BALKED LANDING (Go-Around) </text:span></text:p>
          </draw:text-box>
        </draw:frame>
        <draw:frame draw:style-name="gr17" draw:text-style-name="P7" draw:layer="layout" svg:width="7.851cm" svg:height="0.323cm" svg:x="2.54cm" svg:y="5.103cm">
          <draw:text-box>
            <text:p text:style-name="P1"><text:span text:style-name="T7">Power………………………………...……….FULL THROTTLE </text:span></text:p>
          </draw:text-box>
        </draw:frame>
        <draw:frame draw:style-name="gr41" draw:text-style-name="P7" draw:layer="layout" svg:width="7.851cm" svg:height="0.323cm" svg:x="2.54cm" svg:y="5.429cm">
          <draw:text-box>
            <text:p text:style-name="P1"><text:span text:style-name="T7">Carburetor Heat……………………………………………COLD </text:span></text:p>
          </draw:text-box>
        </draw:frame>
        <draw:frame draw:style-name="gr55" draw:text-style-name="P7" draw:layer="layout" svg:width="7.825cm" svg:height="0.323cm" svg:x="2.54cm" svg:y="5.75cm">
          <draw:text-box>
            <text:p text:style-name="P1"><text:span text:style-name="T7">Wing Flaps…………………………….………RETRACT to 20º </text:span></text:p>
          </draw:text-box>
        </draw:frame>
        <draw:frame draw:style-name="gr41" draw:text-style-name="P7" draw:layer="layout" svg:width="7.859cm" svg:height="0.323cm" svg:x="2.54cm" svg:y="6.076cm">
          <draw:text-box>
            <text:p text:style-name="P1"><text:span text:style-name="T7">Upon reaching an airspeed of approximately 65 MPH, retract </text:span></text:p>
          </draw:text-box>
        </draw:frame>
        <draw:frame draw:style-name="gr81" draw:text-style-name="P7" draw:layer="layout" svg:width="1.636cm" svg:height="0.323cm" svg:x="2.54cm" svg:y="6.398cm">
          <draw:text-box>
            <text:p text:style-name="P1"><text:span text:style-name="T7">flaps slowly. </text:span></text:p>
          </draw:text-box>
        </draw:frame>
        <draw:frame draw:style-name="gr7" draw:text-style-name="P5" draw:layer="layout" svg:width="0.071cm" svg:height="0.082cm" svg:x="2.54cm" svg:y="6.721cm">
          <draw:text-box>
            <text:p text:style-name="P1"><text:span text:style-name="T14"><text:s/></text:span></text:p>
          </draw:text-box>
        </draw:frame>
        <draw:frame draw:style-name="gr82" draw:text-style-name="P2" draw:layer="layout" svg:width="1.704cm" svg:height="0.395cm" svg:x="1.27cm" svg:y="6.807cm">
          <draw:text-box>
            <text:p text:style-name="P1"><text:span text:style-name="T1">LANDING </text:span></text:p>
          </draw:text-box>
        </draw:frame>
        <draw:frame draw:style-name="gr7" draw:text-style-name="P5" draw:layer="layout" svg:width="0.071cm" svg:height="0.082cm" svg:x="1.27cm" svg:y="7.225cm">
          <draw:text-box>
            <text:p text:style-name="P1"><text:span text:style-name="T5"><text:s/></text:span></text:p>
          </draw:text-box>
        </draw:frame>
        <draw:frame draw:style-name="gr83" draw:text-style-name="P7" draw:layer="layout" svg:width="2.741cm" svg:height="0.323cm" svg:x="1.27cm" svg:y="7.304cm">
          <draw:text-box>
            <text:p text:style-name="P1"><text:span text:style-name="T6">NORMAL LANDING </text:span></text:p>
          </draw:text-box>
        </draw:frame>
        <draw:frame draw:style-name="gr84" draw:text-style-name="P7" draw:layer="layout" svg:width="7.698cm" svg:height="0.323cm" svg:x="2.54cm" svg:y="7.634cm">
          <draw:text-box>
            <text:p text:style-name="P1"><text:span text:style-name="T7">Airspeed ………....…………….….……70-80 MPH (flaps up) </text:span></text:p>
          </draw:text-box>
        </draw:frame>
        <draw:frame draw:style-name="gr79" draw:text-style-name="P7" draw:layer="layout" svg:width="7.783cm" svg:height="0.323cm" svg:x="2.54cm" svg:y="7.96cm">
          <draw:text-box>
            <text:p text:style-name="P1"><text:span text:style-name="T7">Wing Flaps...……….………..AS DESIRED (below 100 MPH) </text:span></text:p>
          </draw:text-box>
        </draw:frame>
        <draw:frame draw:style-name="gr38" draw:text-style-name="P7" draw:layer="layout" svg:width="7.825cm" svg:height="0.323cm" svg:x="2.54cm" svg:y="8.282cm">
          <draw:text-box>
            <text:p text:style-name="P1"><text:span text:style-name="T7">Airspeed ……………...………………65-75 MPH (flaps down) </text:span></text:p>
          </draw:text-box>
        </draw:frame>
        <draw:frame draw:style-name="gr9" draw:text-style-name="P7" draw:layer="layout" svg:width="7.787cm" svg:height="0.323cm" svg:x="2.54cm" svg:y="8.608cm">
          <draw:text-box>
            <text:p text:style-name="P1"><text:span text:style-name="T7">Touchdown …………………………….….....….MAINS FIRST </text:span></text:p>
          </draw:text-box>
        </draw:frame>
        <draw:frame draw:style-name="gr39" draw:text-style-name="P7" draw:layer="layout" svg:width="7.808cm" svg:height="0.323cm" svg:x="2.54cm" svg:y="8.934cm">
          <draw:text-box>
            <text:p text:style-name="P1"><text:span text:style-name="T7">Landing Roll ………….…...LOWER NOSE WHEEL GENTLY </text:span></text:p>
          </draw:text-box>
        </draw:frame>
        <draw:frame draw:style-name="gr55" draw:text-style-name="P7" draw:layer="layout" svg:width="7.813cm" svg:height="0.323cm" svg:x="2.54cm" svg:y="9.256cm">
          <draw:text-box>
            <text:p text:style-name="P1"><text:span text:style-name="T7">Braking ……………………...…….……MINIMUM REQUIRED </text:span></text:p>
          </draw:text-box>
        </draw:frame>
        <draw:polygon draw:style-name="gr2" draw:text-style-name="P3" draw:layer="layout" svg:width="0.016cm" svg:height="0.017cm" svg:x="1.071cm" svg:y="7.209cm" svg:viewBox="0 0 17 18" draw:points="0,18 17,18 17,0 0,0">
          <text:p/>
        </draw:polygon>
        <draw:polygon draw:style-name="gr2" draw:text-style-name="P3" draw:layer="layout" svg:width="0.016cm" svg:height="0.017cm" svg:x="1.071cm" svg:y="7.209cm" svg:viewBox="0 0 17 18" draw:points="0,18 17,18 17,0 0,0">
          <text:p/>
        </draw:polygon>
        <draw:polygon draw:style-name="gr2" draw:text-style-name="P3" draw:layer="layout" svg:width="9.255cm" svg:height="0.017cm" svg:x="1.087cm" svg:y="7.209cm" svg:viewBox="0 0 9256 18" draw:points="0,18 9256,18 9256,0 0,0">
          <text:p/>
        </draw:polygon>
        <draw:polygon draw:style-name="gr2" draw:text-style-name="P3" draw:layer="layout" svg:width="0.016cm" svg:height="0.017cm" svg:x="10.342cm" svg:y="7.209cm" svg:viewBox="0 0 17 18" draw:points="0,18 17,18 17,0 0,0">
          <text:p/>
        </draw:polygon>
        <draw:polygon draw:style-name="gr2" draw:text-style-name="P3" draw:layer="layout" svg:width="0.016cm" svg:height="0.017cm" svg:x="10.342cm" svg:y="7.209cm" svg:viewBox="0 0 17 18" draw:points="0,18 17,18 17,0 0,0">
          <text:p/>
        </draw:polygon>
        <draw:polygon draw:style-name="gr2" draw:text-style-name="P3" draw:layer="layout" svg:width="0.016cm" svg:height="2.434cm" svg:x="1.071cm" svg:y="7.226cm" svg:viewBox="0 0 17 2435" draw:points="0,2435 17,2435 17,0 0,0">
          <text:p/>
        </draw:polygon>
        <draw:polygon draw:style-name="gr2" draw:text-style-name="P3" draw:layer="layout" svg:width="0.016cm" svg:height="2.434cm" svg:x="10.342cm" svg:y="7.226cm" svg:viewBox="0 0 17 2435" draw:points="0,2435 17,2435 17,0 0,0">
          <text:p/>
        </draw:polygon>
        <draw:frame draw:style-name="gr7" draw:text-style-name="P5" draw:layer="layout" svg:width="0.071cm" svg:height="0.082cm" svg:x="1.27cm" svg:y="9.578cm">
          <draw:text-box>
            <text:p text:style-name="P1"><text:span text:style-name="T14"><text:s/></text:span></text:p>
          </draw:text-box>
        </draw:frame>
        <draw:polygon draw:style-name="gr2" draw:text-style-name="P3" draw:layer="layout" svg:width="0.016cm" svg:height="0.017cm" svg:x="1.071cm" svg:y="9.66cm" svg:viewBox="0 0 17 18" draw:points="0,18 17,18 17,0 0,0">
          <text:p/>
        </draw:polygon>
        <draw:polygon draw:style-name="gr2" draw:text-style-name="P3" draw:layer="layout" svg:width="0.016cm" svg:height="0.017cm" svg:x="1.071cm" svg:y="9.66cm" svg:viewBox="0 0 17 18" draw:points="0,18 17,18 17,0 0,0">
          <text:p/>
        </draw:polygon>
        <draw:polygon draw:style-name="gr2" draw:text-style-name="P3" draw:layer="layout" svg:width="0.017cm" svg:height="0.017cm" svg:x="1.087cm" svg:y="9.66cm" svg:viewBox="0 0 18 18" draw:points="0,18 18,18 18,0 0,0">
          <text:p/>
        </draw:polygon>
        <draw:polygon draw:style-name="gr2" draw:text-style-name="P3" draw:layer="layout" svg:width="9.238cm" svg:height="0.017cm" svg:x="1.104cm" svg:y="9.66cm" svg:viewBox="0 0 9239 18" draw:points="0,18 9239,18 9239,0 0,0">
          <text:p/>
        </draw:polygon>
        <draw:polygon draw:style-name="gr2" draw:text-style-name="P3" draw:layer="layout" svg:width="0.016cm" svg:height="0.017cm" svg:x="10.342cm" svg:y="9.66cm" svg:viewBox="0 0 17 18" draw:points="0,18 17,18 17,0 0,0">
          <text:p/>
        </draw:polygon>
        <draw:frame draw:style-name="gr67" draw:text-style-name="P7" draw:layer="layout" svg:width="0.282cm" svg:height="0.323cm" svg:x="1.27cm" svg:y="9.675cm">
          <draw:text-box>
            <text:p text:style-name="P1"><text:span text:style-name="T6"><text:s/></text:span></text:p>
          </draw:text-box>
        </draw:frame>
        <draw:frame draw:style-name="gr85" draw:text-style-name="P7" draw:layer="layout" svg:width="2.436cm" svg:height="0.323cm" svg:x="1.27cm" svg:y="10.001cm">
          <draw:text-box>
            <text:p text:style-name="P1"><text:span text:style-name="T6">AFTER LANDING </text:span></text:p>
          </draw:text-box>
        </draw:frame>
        <draw:frame draw:style-name="gr51" draw:text-style-name="P7" draw:layer="layout" svg:width="7.796cm" svg:height="0.323cm" svg:x="2.54cm" svg:y="10.331cm">
          <draw:text-box>
            <text:p text:style-name="P1"><text:span text:style-name="T7">Wing Flaps ……………………..……………………………..UP </text:span></text:p>
          </draw:text-box>
        </draw:frame>
        <draw:frame draw:style-name="gr53" draw:text-style-name="P7" draw:layer="layout" svg:width="7.804cm" svg:height="0.323cm" svg:x="2.54cm" svg:y="10.653cm">
          <draw:text-box>
            <text:p text:style-name="P1"><text:span text:style-name="T7">Carburetor Heat ………………….…………………….…COLD </text:span></text:p>
          </draw:text-box>
        </draw:frame>
        <draw:frame draw:style-name="gr35" draw:text-style-name="P7" draw:layer="layout" svg:width="7.8cm" svg:height="0.323cm" svg:x="2.54cm" svg:y="10.979cm">
          <draw:text-box>
            <text:p text:style-name="P1"><text:span text:style-name="T7">Transponder ….……………………..………….……STANDBY </text:span></text:p>
          </draw:text-box>
        </draw:frame>
        <draw:frame draw:style-name="gr21" draw:text-style-name="P7" draw:layer="layout" svg:width="7.838cm" svg:height="0.323cm" svg:x="2.54cm" svg:y="11.305cm">
          <draw:text-box>
            <text:p text:style-name="P1"><text:span text:style-name="T7">Lights ….…………………………………...……AS REQUIRED </text:span></text:p>
          </draw:text-box>
        </draw:frame>
        <draw:frame draw:style-name="gr3" draw:text-style-name="P4" draw:layer="layout" svg:width="0.176cm" svg:height="0.2cm" svg:x="1.27cm" svg:y="11.625cm">
          <draw:text-box>
            <text:p text:style-name="P1"><text:span text:style-name="T18"><text:s/></text:span></text:p>
          </draw:text-box>
        </draw:frame>
        <draw:frame draw:style-name="gr86" draw:text-style-name="P7" draw:layer="layout" svg:width="7.275cm" svg:height="0.323cm" svg:x="2.201cm" svg:y="11.829cm">
          <draw:text-box>
            <text:p text:style-name="P1"><text:span text:style-name="T7">*** (Note time of landing to compare against the Hobbs.) </text:span></text:p>
          </draw:text-box>
        </draw:frame>
        <draw:frame draw:style-name="gr7" draw:text-style-name="P5" draw:layer="layout" svg:width="0.071cm" svg:height="0.082cm" svg:x="1.27cm" svg:y="12.152cm">
          <draw:text-box>
            <text:p text:style-name="P1"><text:span text:style-name="T14"><text:s/></text:span></text:p>
          </draw:text-box>
        </draw:frame>
        <draw:frame draw:style-name="gr7" draw:text-style-name="P5" draw:layer="layout" svg:width="0.071cm" svg:height="0.082cm" svg:x="1.27cm" svg:y="12.288cm">
          <draw:text-box>
            <text:p text:style-name="P1"><text:span text:style-name="T5"><text:s/></text:span></text:p>
          </draw:text-box>
        </draw:frame>
        <draw:frame draw:style-name="gr87" draw:text-style-name="P7" draw:layer="layout" svg:width="1.776cm" svg:height="0.323cm" svg:x="1.27cm" svg:y="12.367cm">
          <draw:text-box>
            <text:p text:style-name="P1"><text:span text:style-name="T6">SHUTDOWN </text:span></text:p>
          </draw:text-box>
        </draw:frame>
        <draw:frame draw:style-name="gr51" draw:text-style-name="P7" draw:layer="layout" svg:width="7.796cm" svg:height="0.323cm" svg:x="2.54cm" svg:y="12.693cm">
          <draw:text-box>
            <text:p text:style-name="P1"><text:span text:style-name="T7">Parking Brake ……………………….………………………SET </text:span></text:p>
          </draw:text-box>
        </draw:frame>
        <draw:frame draw:style-name="gr23" draw:text-style-name="P7" draw:layer="layout" svg:width="7.838cm" svg:height="0.323cm" svg:x="2.54cm" svg:y="13.019cm">
          <draw:text-box>
            <text:p text:style-name="P1"><text:span text:style-name="T7">Radios &amp; Electrical Equipment &amp; Lights ………………….OFF </text:span></text:p>
          </draw:text-box>
        </draw:frame>
        <draw:frame draw:style-name="gr51" draw:text-style-name="P7" draw:layer="layout" svg:width="7.804cm" svg:height="0.323cm" svg:x="2.54cm" svg:y="13.345cm">
          <draw:text-box>
            <text:p text:style-name="P1"><text:span text:style-name="T7">Throttle ………………………………………..……...1000 RPM </text:span></text:p>
          </draw:text-box>
        </draw:frame>
        <draw:frame draw:style-name="gr55" draw:text-style-name="P7" draw:layer="layout" svg:width="7.821cm" svg:height="0.323cm" svg:x="2.54cm" svg:y="13.667cm">
          <draw:text-box>
            <text:p text:style-name="P1"><text:span text:style-name="T7">Mixture .………………………………...……….IDLE CUT-OFF </text:span></text:p>
          </draw:text-box>
        </draw:frame>
        <draw:frame draw:style-name="gr19" draw:text-style-name="P7" draw:layer="layout" svg:width="7.817cm" svg:height="0.323cm" svg:x="2.54cm" svg:y="13.993cm">
          <draw:text-box>
            <text:p text:style-name="P1"><text:span text:style-name="T7">Ignition Switch ……………………………..………………..OFF </text:span></text:p>
          </draw:text-box>
        </draw:frame>
        <draw:frame draw:style-name="gr79" draw:text-style-name="P7" draw:layer="layout" svg:width="7.787cm" svg:height="0.323cm" svg:x="2.54cm" svg:y="14.319cm">
          <draw:text-box>
            <text:p text:style-name="P1"><text:span text:style-name="T7">Master <text:s/>..…………………………………………..…………OFF </text:span></text:p>
          </draw:text-box>
        </draw:frame>
        <draw:frame draw:style-name="gr23" draw:text-style-name="P7" draw:layer="layout" svg:width="7.846cm" svg:height="0.323cm" svg:x="2.54cm" svg:y="14.64cm">
          <draw:text-box>
            <text:p text:style-name="P1"><text:span text:style-name="T7">Control Lock ……………………………………………INSTALL </text:span></text:p>
          </draw:text-box>
        </draw:frame>
        <draw:frame draw:style-name="gr35" draw:text-style-name="P7" draw:layer="layout" svg:width="7.796cm" svg:height="0.323cm" svg:x="2.54cm" svg:y="14.966cm">
          <draw:text-box>
            <text:p text:style-name="P1"><text:span text:style-name="T7">Hobbs &amp; Tach ………………………………….……..RECORD </text:span></text:p>
          </draw:text-box>
        </draw:frame>
        <draw:frame draw:style-name="gr18" draw:text-style-name="P7" draw:layer="layout" svg:width="7.821cm" svg:height="0.323cm" svg:x="2.54cm" svg:y="15.292cm">
          <draw:text-box>
            <text:p text:style-name="P1"><text:span text:style-name="T7">Aircraft ………………………………………………….SECURE </text:span></text:p>
          </draw:text-box>
        </draw:frame>
        <draw:polygon draw:style-name="gr56" draw:text-style-name="P10" draw:layer="layout" svg:width="0.016cm" svg:height="0.055cm" svg:x="1.054cm" svg:y="12.234cm" svg:viewBox="0 0 17 56" draw:points="0,56 17,56 17,0 0,0">
          <text:p/>
        </draw:polygon>
        <draw:polygon draw:style-name="gr56" draw:text-style-name="P10" draw:layer="layout" svg:width="0.05cm" svg:height="0.017cm" svg:x="1.054cm" svg:y="12.234cm" svg:viewBox="0 0 51 18" draw:points="0,18 51,18 51,0 0,0">
          <text:p/>
        </draw:polygon>
        <draw:polygon draw:style-name="gr56" draw:text-style-name="P10" draw:layer="layout" svg:width="0.017cm" svg:height="0.021cm" svg:x="1.087cm" svg:y="12.268cm" svg:viewBox="0 0 18 22" draw:points="0,22 18,22 18,0 0,0">
          <text:p/>
        </draw:polygon>
        <draw:polygon draw:style-name="gr56" draw:text-style-name="P10" draw:layer="layout" svg:width="0.017cm" svg:height="0.017cm" svg:x="1.087cm" svg:y="12.268cm" svg:viewBox="0 0 18 18" draw:points="0,18 18,18 18,0 0,0">
          <text:p/>
        </draw:polygon>
        <draw:polygon draw:style-name="gr56" draw:text-style-name="P10" draw:layer="layout" svg:width="0.051cm" svg:height="0.017cm" svg:x="1.104cm" svg:y="12.234cm" svg:viewBox="0 0 52 18" draw:points="0,18 52,18 52,0 0,0">
          <text:p/>
        </draw:polygon>
        <draw:polygon draw:style-name="gr56" draw:text-style-name="P10" draw:layer="layout" svg:width="0.051cm" svg:height="0.017cm" svg:x="1.104cm" svg:y="12.268cm" svg:viewBox="0 0 52 18" draw:points="0,18 52,18 52,0 0,0">
          <text:p/>
        </draw:polygon>
        <draw:polygon draw:style-name="gr56" draw:text-style-name="P10" draw:layer="layout" svg:width="9.17cm" svg:height="0.017cm" svg:x="1.155cm" svg:y="12.234cm" svg:viewBox="0 0 9171 18" draw:points="0,18 9171,18 9171,0 0,0">
          <text:p/>
        </draw:polygon>
        <draw:polygon draw:style-name="gr56" draw:text-style-name="P10" draw:layer="layout" svg:width="9.17cm" svg:height="0.017cm" svg:x="1.155cm" svg:y="12.268cm" svg:viewBox="0 0 9171 18" draw:points="0,18 9171,18 9171,0 0,0">
          <text:p/>
        </draw:polygon>
        <draw:polygon draw:style-name="gr56" draw:text-style-name="P10" draw:layer="layout" svg:width="0.017cm" svg:height="0.004cm" svg:x="10.358cm" svg:y="12.285cm" svg:viewBox="0 0 18 5" draw:points="0,5 18,5 18,0 0,0">
          <text:p/>
        </draw:polygon>
        <draw:polygon draw:style-name="gr56" draw:text-style-name="P10" draw:layer="layout" svg:width="0.017cm" svg:height="0.004cm" svg:x="10.325cm" svg:y="12.285cm" svg:viewBox="0 0 18 5" draw:points="0,5 18,5 18,0 0,0">
          <text:p/>
        </draw:polygon>
        <draw:polygon draw:style-name="gr56" draw:text-style-name="P10" draw:layer="layout" svg:width="0.05cm" svg:height="0.017cm" svg:x="10.325cm" svg:y="12.234cm" svg:viewBox="0 0 51 18" draw:points="0,18 51,18 51,0 0,0">
          <text:p/>
        </draw:polygon>
        <draw:polygon draw:style-name="gr56" draw:text-style-name="P10" draw:layer="layout" svg:width="0.017cm" svg:height="0.017cm" svg:x="10.325cm" svg:y="12.268cm" svg:viewBox="0 0 18 18" draw:points="0,18 18,18 18,0 0,0">
          <text:p/>
        </draw:polygon>
        <draw:polygon draw:style-name="gr56" draw:text-style-name="P10" draw:layer="layout" svg:width="0.017cm" svg:height="0.017cm" svg:x="10.358cm" svg:y="12.268cm" svg:viewBox="0 0 18 18" draw:points="0,18 18,18 18,0 0,0">
          <text:p/>
        </draw:polygon>
        <draw:polygon draw:style-name="gr56" draw:text-style-name="P10" draw:layer="layout" svg:width="0.017cm" svg:height="3.408cm" svg:x="1.087cm" svg:y="12.289cm" svg:viewBox="0 0 18 3409" draw:points="0,3409 18,3409 18,0 0,0">
          <text:p/>
        </draw:polygon>
        <draw:polygon draw:style-name="gr56" draw:text-style-name="P10" draw:layer="layout" svg:width="0.016cm" svg:height="3.408cm" svg:x="1.054cm" svg:y="12.289cm" svg:viewBox="0 0 17 3409" draw:points="0,3409 17,3409 17,0 0,0">
          <text:p/>
        </draw:polygon>
        <draw:polygon draw:style-name="gr56" draw:text-style-name="P10" draw:layer="layout" svg:width="0.016cm" svg:height="0.05cm" svg:x="1.054cm" svg:y="15.697cm" svg:viewBox="0 0 17 51" draw:points="0,51 17,51 17,0 0,0">
          <text:p/>
        </draw:polygon>
        <draw:polygon draw:style-name="gr56" draw:text-style-name="P10" draw:layer="layout" svg:width="0.05cm" svg:height="0.016cm" svg:x="1.054cm" svg:y="15.731cm" svg:viewBox="0 0 51 17" draw:points="0,17 51,17 51,0 0,0">
          <text:p/>
        </draw:polygon>
        <draw:polygon draw:style-name="gr56" draw:text-style-name="P10" draw:layer="layout" svg:width="0.017cm" svg:height="0.017cm" svg:x="1.087cm" svg:y="15.697cm" svg:viewBox="0 0 18 18" draw:points="0,18 18,18 18,0 0,0">
          <text:p/>
        </draw:polygon>
        <draw:polygon draw:style-name="gr56" draw:text-style-name="P10" draw:layer="layout" svg:width="0.017cm" svg:height="0.017cm" svg:x="1.087cm" svg:y="15.697cm" svg:viewBox="0 0 18 18" draw:points="0,18 18,18 18,0 0,0">
          <text:p/>
        </draw:polygon>
        <draw:polygon draw:style-name="gr56" draw:text-style-name="P10" draw:layer="layout" svg:width="9.221cm" svg:height="0.016cm" svg:x="1.104cm" svg:y="15.731cm" svg:viewBox="0 0 9222 17" draw:points="0,17 9222,17 9222,0 0,0">
          <text:p/>
        </draw:polygon>
        <draw:polygon draw:style-name="gr56" draw:text-style-name="P10" draw:layer="layout" svg:width="9.221cm" svg:height="0.017cm" svg:x="1.104cm" svg:y="15.697cm" svg:viewBox="0 0 9222 18" draw:points="0,18 9222,18 9222,0 0,0">
          <text:p/>
        </draw:polygon>
        <draw:polygon draw:style-name="gr56" draw:text-style-name="P10" draw:layer="layout" svg:width="0.017cm" svg:height="3.408cm" svg:x="10.358cm" svg:y="12.289cm" svg:viewBox="0 0 18 3409" draw:points="0,3409 18,3409 18,0 0,0">
          <text:p/>
        </draw:polygon>
        <draw:polygon draw:style-name="gr56" draw:text-style-name="P10" draw:layer="layout" svg:width="0.017cm" svg:height="3.408cm" svg:x="10.325cm" svg:y="12.289cm" svg:viewBox="0 0 18 3409" draw:points="0,3409 18,3409 18,0 0,0">
          <text:p/>
        </draw:polygon>
        <draw:polygon draw:style-name="gr56" draw:text-style-name="P10" draw:layer="layout" svg:width="0.017cm" svg:height="0.05cm" svg:x="10.358cm" svg:y="15.697cm" svg:viewBox="0 0 18 51" draw:points="0,51 18,51 18,0 0,0">
          <text:p/>
        </draw:polygon>
        <draw:polygon draw:style-name="gr56" draw:text-style-name="P10" draw:layer="layout" svg:width="0.05cm" svg:height="0.016cm" svg:x="10.325cm" svg:y="15.731cm" svg:viewBox="0 0 51 17" draw:points="0,17 51,17 51,0 0,0">
          <text:p/>
        </draw:polygon>
        <draw:polygon draw:style-name="gr56" draw:text-style-name="P10" draw:layer="layout" svg:width="0.017cm" svg:height="0.017cm" svg:x="10.325cm" svg:y="15.697cm" svg:viewBox="0 0 18 18" draw:points="0,18 18,18 18,0 0,0">
          <text:p/>
        </draw:polygon>
        <draw:polygon draw:style-name="gr56" draw:text-style-name="P10" draw:layer="layout" svg:width="0.017cm" svg:height="0.017cm" svg:x="10.325cm" svg:y="15.697cm" svg:viewBox="0 0 18 18" draw:points="0,18 18,18 18,0 0,0">
          <text:p/>
        </draw:polygon>
        <draw:frame draw:style-name="gr7" draw:text-style-name="P5" draw:layer="layout" svg:width="0.071cm" svg:height="0.082cm" svg:x="2.54cm" svg:y="15.611cm">
          <draw:text-box>
            <text:p text:style-name="P1"><text:span text:style-name="T14"><text:s/></text:span></text:p>
          </draw:text-box>
        </draw:frame>
        <draw:frame draw:style-name="gr88" draw:text-style-name="P2" draw:layer="layout" svg:width="4.087cm" svg:height="0.395cm" svg:x="1.27cm" svg:y="15.752cm">
          <draw:text-box>
            <text:p text:style-name="P1"><text:span text:style-name="T1">USEFUL INFORMATION </text:span></text:p>
          </draw:text-box>
        </draw:frame>
        <draw:frame draw:style-name="gr7" draw:text-style-name="P5" draw:layer="layout" svg:width="0.071cm" svg:height="0.082cm" svg:x="1.27cm" svg:y="16.17cm">
          <draw:text-box>
            <text:p text:style-name="P1"><text:span text:style-name="T5"><text:s/></text:span></text:p>
          </draw:text-box>
        </draw:frame>
        <draw:frame draw:style-name="gr89" draw:text-style-name="P7" draw:layer="layout" svg:width="2.521cm" svg:height="0.323cm" svg:x="1.27cm" svg:y="16.249cm">
          <draw:text-box>
            <text:p text:style-name="P1"><text:span text:style-name="T6">Aircraft V-Speeds:</text:span></text:p>
          </draw:text-box>
        </draw:frame>
        <draw:frame draw:style-name="gr90" draw:text-style-name="P7" draw:layer="layout" svg:width="0.282cm" svg:height="0.336cm" svg:x="3.734cm" svg:y="16.243cm">
          <draw:text-box>
            <text:p text:style-name="P1"><text:span text:style-name="T19"><text:s/></text:span></text:p>
          </draw:text-box>
        </draw:frame>
        <draw:frame draw:style-name="gr91" draw:text-style-name="P7" draw:layer="layout" svg:width="0.56cm" svg:height="0.323cm" svg:x="2.54cm" svg:y="16.575cm">
          <draw:text-box>
            <text:p text:style-name="P1"><text:span text:style-name="T6"><text:s/></text:span><text:span text:style-name="T6">Vr: </text:span></text:p>
          </draw:text-box>
        </draw:frame>
        <draw:frame draw:style-name="gr90" draw:text-style-name="P7" draw:layer="layout" svg:width="0.282cm" svg:height="0.336cm" svg:x="3.09cm" svg:y="16.569cm">
          <draw:text-box>
            <text:p text:style-name="P1"><text:span text:style-name="T20"><text:s/></text:span></text:p>
          </draw:text-box>
        </draw:frame>
        <draw:frame draw:style-name="gr92" draw:text-style-name="P7" draw:layer="layout" svg:width="0.531cm" svg:height="0.323cm" svg:x="2.54cm" svg:y="16.901cm">
          <draw:text-box>
            <text:p text:style-name="P1"><text:span text:style-name="T6">Vx: </text:span></text:p>
          </draw:text-box>
        </draw:frame>
        <draw:frame draw:style-name="gr90" draw:text-style-name="P7" draw:layer="layout" svg:width="0.282cm" svg:height="0.336cm" svg:x="3.056cm" svg:y="16.894cm">
          <draw:text-box>
            <text:p text:style-name="P1"><text:span text:style-name="T20"><text:s/></text:span></text:p>
          </draw:text-box>
        </draw:frame>
        <draw:frame draw:style-name="gr93" draw:text-style-name="P7" draw:layer="layout" svg:width="0.612cm" svg:height="0.323cm" svg:x="2.54cm" svg:y="17.223cm">
          <draw:text-box>
            <text:p text:style-name="P1"><text:span text:style-name="T6">Vy: <text:s/></text:span></text:p>
          </draw:text-box>
        </draw:frame>
        <draw:frame draw:style-name="gr90" draw:text-style-name="P7" draw:layer="layout" svg:width="0.282cm" svg:height="0.336cm" svg:x="3.137cm" svg:y="17.216cm">
          <draw:text-box>
            <text:p text:style-name="P1"><text:span text:style-name="T20"><text:s/></text:span></text:p>
          </draw:text-box>
        </draw:frame>
        <draw:frame draw:style-name="gr92" draw:text-style-name="P7" draw:layer="layout" svg:width="0.531cm" svg:height="0.323cm" svg:x="2.54cm" svg:y="17.549cm">
          <draw:text-box>
            <text:p text:style-name="P1"><text:span text:style-name="T6">Va: </text:span></text:p>
          </draw:text-box>
        </draw:frame>
        <draw:frame draw:style-name="gr90" draw:text-style-name="P7" draw:layer="layout" svg:width="0.282cm" svg:height="0.336cm" svg:x="3.056cm" svg:y="17.542cm">
          <draw:text-box>
            <text:p text:style-name="P1"><text:span text:style-name="T20"><text:s/></text:span></text:p>
          </draw:text-box>
        </draw:frame>
        <draw:frame draw:style-name="gr94" draw:text-style-name="P7" draw:layer="layout" svg:width="0.629cm" svg:height="0.323cm" svg:x="2.54cm" svg:y="17.875cm">
          <draw:text-box>
            <text:p text:style-name="P1"><text:span text:style-name="T6">Vfe: </text:span></text:p>
          </draw:text-box>
        </draw:frame>
        <draw:frame draw:style-name="gr90" draw:text-style-name="P7" draw:layer="layout" svg:width="0.282cm" svg:height="0.336cm" svg:x="3.15cm" svg:y="17.868cm">
          <draw:text-box>
            <text:p text:style-name="P1"><text:span text:style-name="T20"><text:s/></text:span></text:p>
          </draw:text-box>
        </draw:frame>
        <draw:frame draw:style-name="gr95" draw:text-style-name="P7" draw:layer="layout" svg:width="0.726cm" svg:height="0.323cm" svg:x="2.54cm" svg:y="18.196cm">
          <draw:text-box>
            <text:p text:style-name="P1"><text:span text:style-name="T6">Vno: </text:span></text:p>
          </draw:text-box>
        </draw:frame>
        <draw:frame draw:style-name="gr90" draw:text-style-name="P7" draw:layer="layout" svg:width="0.282cm" svg:height="0.336cm" svg:x="3.247cm" svg:y="18.19cm">
          <draw:text-box>
            <text:p text:style-name="P1"><text:span text:style-name="T20"><text:s/></text:span></text:p>
          </draw:text-box>
        </draw:frame>
        <draw:frame draw:style-name="gr96" draw:text-style-name="P7" draw:layer="layout" svg:width="0.709cm" svg:height="0.323cm" svg:x="2.54cm" svg:y="18.522cm">
          <draw:text-box>
            <text:p text:style-name="P1"><text:span text:style-name="T6">Vne: </text:span></text:p>
          </draw:text-box>
        </draw:frame>
        <draw:frame draw:style-name="gr90" draw:text-style-name="P7" draw:layer="layout" svg:width="0.282cm" svg:height="0.336cm" svg:x="3.23cm" svg:y="18.516cm">
          <draw:text-box>
            <text:p text:style-name="P1"><text:span text:style-name="T20"><text:s/></text:span></text:p>
          </draw:text-box>
        </draw:frame>
        <draw:frame draw:style-name="gr97" draw:text-style-name="P7" draw:layer="layout" svg:width="0.692cm" svg:height="0.323cm" svg:x="2.54cm" svg:y="18.844cm">
          <draw:text-box>
            <text:p text:style-name="P1"><text:span text:style-name="T6">Vs1: </text:span></text:p>
          </draw:text-box>
        </draw:frame>
        <draw:frame draw:style-name="gr90" draw:text-style-name="P7" draw:layer="layout" svg:width="0.282cm" svg:height="0.336cm" svg:x="3.213cm" svg:y="18.838cm">
          <draw:text-box>
            <text:p text:style-name="P1"><text:span text:style-name="T20"><text:s/></text:span></text:p>
          </draw:text-box>
        </draw:frame>
        <draw:frame draw:style-name="gr96" draw:text-style-name="P7" draw:layer="layout" svg:width="0.709cm" svg:height="0.323cm" svg:x="2.54cm" svg:y="19.17cm">
          <draw:text-box>
            <text:p text:style-name="P1"><text:span text:style-name="T6">Vso: </text:span></text:p>
          </draw:text-box>
        </draw:frame>
        <draw:frame draw:style-name="gr90" draw:text-style-name="P7" draw:layer="layout" svg:width="0.282cm" svg:height="0.336cm" svg:x="3.23cm" svg:y="19.164cm">
          <draw:text-box>
            <text:p text:style-name="P1"><text:span text:style-name="T20"><text:s/></text:span></text:p>
          </draw:text-box>
        </draw:frame>
        <draw:frame draw:style-name="gr37" draw:text-style-name="P7" draw:layer="layout" svg:width="0.904cm" svg:height="0.323cm" svg:x="2.54cm" svg:y="19.496cm">
          <draw:text-box>
            <text:p text:style-name="P1"><text:span text:style-name="T21">Glide: </text:span></text:p>
          </draw:text-box>
        </draw:frame>
        <draw:frame draw:style-name="gr90" draw:text-style-name="P7" draw:layer="layout" svg:width="0.282cm" svg:height="0.336cm" svg:x="3.416cm" svg:y="19.49cm">
          <draw:text-box>
            <text:p text:style-name="P1"><text:span text:style-name="T22"><text:s/></text:span></text:p>
          </draw:text-box>
        </draw:frame>
        <draw:frame draw:style-name="gr98" draw:text-style-name="P7" draw:layer="layout" svg:width="2.267cm" svg:height="0.323cm" svg:x="3.797cm" svg:y="16.579cm">
          <draw:text-box>
            <text:p text:style-name="P1"><text:span text:style-name="T7">(Rotation Speed) </text:span></text:p>
          </draw:text-box>
        </draw:frame>
        <draw:frame draw:style-name="gr90" draw:text-style-name="P7" draw:layer="layout" svg:width="0.282cm" svg:height="0.336cm" svg:x="6.011cm" svg:y="16.573cm">
          <draw:text-box>
            <text:p text:style-name="P1"><text:span text:style-name="T20"><text:s/></text:span></text:p>
          </draw:text-box>
        </draw:frame>
        <draw:frame draw:style-name="gr99" draw:text-style-name="P7" draw:layer="layout" svg:width="2.716cm" svg:height="0.323cm" svg:x="3.797cm" svg:y="16.905cm">
          <draw:text-box>
            <text:p text:style-name="P1"><text:span text:style-name="T7">(Best angle of climb) </text:span></text:p>
          </draw:text-box>
        </draw:frame>
        <draw:frame draw:style-name="gr90" draw:text-style-name="P7" draw:layer="layout" svg:width="0.282cm" svg:height="0.336cm" svg:x="6.447cm" svg:y="16.899cm">
          <draw:text-box>
            <text:p text:style-name="P1"><text:span text:style-name="T20"><text:s/></text:span></text:p>
          </draw:text-box>
        </draw:frame>
        <draw:frame draw:style-name="gr89" draw:text-style-name="P7" draw:layer="layout" svg:width="2.508cm" svg:height="0.323cm" svg:x="3.797cm" svg:y="17.227cm">
          <draw:text-box>
            <text:p text:style-name="P1"><text:span text:style-name="T7">(Best rate of climb) </text:span></text:p>
          </draw:text-box>
        </draw:frame>
        <draw:frame draw:style-name="gr90" draw:text-style-name="P7" draw:layer="layout" svg:width="0.282cm" svg:height="0.336cm" svg:x="6.244cm" svg:y="17.22cm">
          <draw:text-box>
            <text:p text:style-name="P1"><text:span text:style-name="T20"><text:s/></text:span></text:p>
          </draw:text-box>
        </draw:frame>
        <draw:frame draw:style-name="gr100" draw:text-style-name="P7" draw:layer="layout" svg:width="2.864cm" svg:height="0.323cm" svg:x="3.797cm" svg:y="17.553cm">
          <draw:text-box>
            <text:p text:style-name="P1"><text:span text:style-name="T7">(Maneuvering Speed) </text:span></text:p>
          </draw:text-box>
        </draw:frame>
        <draw:frame draw:style-name="gr90" draw:text-style-name="P7" draw:layer="layout" svg:width="0.282cm" svg:height="0.336cm" svg:x="6.591cm" svg:y="17.546cm">
          <draw:text-box>
            <text:p text:style-name="P1"><text:span text:style-name="T20"><text:s/></text:span></text:p>
          </draw:text-box>
        </draw:frame>
        <draw:frame draw:style-name="gr101" draw:text-style-name="P7" draw:layer="layout" svg:width="3.507cm" svg:height="0.323cm" svg:x="3.797cm" svg:y="17.879cm">
          <draw:text-box>
            <text:p text:style-name="P1"><text:span text:style-name="T7">(Max flap extended speed) </text:span></text:p>
          </draw:text-box>
        </draw:frame>
        <draw:frame draw:style-name="gr90" draw:text-style-name="P7" draw:layer="layout" svg:width="0.282cm" svg:height="0.336cm" svg:x="7.218cm" svg:y="17.872cm">
          <draw:text-box>
            <text:p text:style-name="P1"><text:span text:style-name="T20"><text:s/></text:span></text:p>
          </draw:text-box>
        </draw:frame>
        <draw:frame draw:style-name="gr102" draw:text-style-name="P7" draw:layer="layout" svg:width="3.956cm" svg:height="0.323cm" svg:x="3.797cm" svg:y="18.201cm">
          <draw:text-box>
            <text:p text:style-name="P1"><text:span text:style-name="T7">(Max structural cruising speed)</text:span></text:p>
          </draw:text-box>
        </draw:frame>
        <draw:frame draw:style-name="gr90" draw:text-style-name="P7" draw:layer="layout" svg:width="0.282cm" svg:height="0.336cm" svg:x="7.654cm" svg:y="18.194cm">
          <draw:text-box>
            <text:p text:style-name="P1"><text:span text:style-name="T20"><text:s/></text:span></text:p>
          </draw:text-box>
        </draw:frame>
        <draw:frame draw:style-name="gr103" draw:text-style-name="P7" draw:layer="layout" svg:width="2.847cm" svg:height="0.323cm" svg:x="3.797cm" svg:y="18.527cm">
          <draw:text-box>
            <text:p text:style-name="P1"><text:span text:style-name="T7">(Never exceed speed)</text:span></text:p>
          </draw:text-box>
        </draw:frame>
        <draw:frame draw:style-name="gr90" draw:text-style-name="P7" draw:layer="layout" svg:width="0.282cm" svg:height="0.336cm" svg:x="6.574cm" svg:y="18.52cm">
          <draw:text-box>
            <text:p text:style-name="P1"><text:span text:style-name="T20"><text:s/></text:span></text:p>
          </draw:text-box>
        </draw:frame>
        <draw:frame draw:style-name="gr104" draw:text-style-name="P7" draw:layer="layout" svg:width="2.635cm" svg:height="0.323cm" svg:x="3.797cm" svg:y="18.848cm">
          <draw:text-box>
            <text:p text:style-name="P1"><text:span text:style-name="T7">(Stall Speed (clean))</text:span></text:p>
          </draw:text-box>
        </draw:frame>
        <draw:frame draw:style-name="gr90" draw:text-style-name="P7" draw:layer="layout" svg:width="0.282cm" svg:height="0.336cm" svg:x="6.371cm" svg:y="18.842cm">
          <draw:text-box>
            <text:p text:style-name="P1"><text:span text:style-name="T20"><text:s/></text:span></text:p>
          </draw:text-box>
        </draw:frame>
        <draw:frame draw:style-name="gr74" draw:text-style-name="P7" draw:layer="layout" svg:width="2.491cm" svg:height="0.323cm" svg:x="3.797cm" svg:y="19.174cm">
          <draw:text-box>
            <text:p text:style-name="P1"><text:span text:style-name="T7">(Stall Speed (dirty))</text:span></text:p>
          </draw:text-box>
        </draw:frame>
        <draw:frame draw:style-name="gr90" draw:text-style-name="P7" draw:layer="layout" svg:width="0.282cm" svg:height="0.336cm" svg:x="6.227cm" svg:y="19.168cm">
          <draw:text-box>
            <text:p text:style-name="P1"><text:span text:style-name="T20"><text:s/></text:span></text:p>
          </draw:text-box>
        </draw:frame>
        <draw:frame draw:style-name="gr105" draw:text-style-name="P7" draw:layer="layout" svg:width="0.887cm" svg:height="0.323cm" svg:x="3.797cm" svg:y="19.5cm">
          <draw:text-box>
            <text:p text:style-name="P1"><text:span text:style-name="T7">(clean)</text:span></text:p>
          </draw:text-box>
        </draw:frame>
        <draw:frame draw:style-name="gr90" draw:text-style-name="P7" draw:layer="layout" svg:width="0.282cm" svg:height="0.336cm" svg:x="4.661cm" svg:y="19.494cm">
          <draw:text-box>
            <text:p text:style-name="P1"><text:span text:style-name="T20"><text:s/></text:span></text:p>
          </draw:text-box>
        </draw:frame>
        <draw:frame draw:style-name="gr106" draw:text-style-name="P7" draw:layer="layout" svg:width="1.124cm" svg:height="0.323cm" svg:x="8.759cm" svg:y="16.579cm">
          <draw:text-box>
            <text:p text:style-name="P1"><text:span text:style-name="T7">60 MPH </text:span></text:p>
          </draw:text-box>
        </draw:frame>
        <draw:frame draw:style-name="gr90" draw:text-style-name="P7" draw:layer="layout" svg:width="0.282cm" svg:height="0.336cm" svg:x="9.855cm" svg:y="16.573cm">
          <draw:text-box>
            <text:p text:style-name="P1"><text:span text:style-name="T20"><text:s/></text:span></text:p>
          </draw:text-box>
        </draw:frame>
        <draw:frame draw:style-name="gr107" draw:text-style-name="P7" draw:layer="layout" svg:width="1.204cm" svg:height="0.323cm" svg:x="8.602cm" svg:y="16.905cm">
          <draw:text-box>
            <text:p text:style-name="P1"><text:span text:style-name="T7"><text:s text:c="2"/></text:span><text:span text:style-name="T7">68 MPH</text:span></text:p>
          </draw:text-box>
        </draw:frame>
        <draw:frame draw:style-name="gr90" draw:text-style-name="P7" draw:layer="layout" svg:width="0.282cm" svg:height="0.336cm" svg:x="9.779cm" svg:y="16.899cm">
          <draw:text-box>
            <text:p text:style-name="P1"><text:span text:style-name="T20"><text:s/></text:span></text:p>
          </draw:text-box>
        </draw:frame>
        <draw:frame draw:style-name="gr107" draw:text-style-name="P7" draw:layer="layout" svg:width="1.204cm" svg:height="0.323cm" svg:x="8.602cm" svg:y="17.227cm">
          <draw:text-box>
            <text:p text:style-name="P1"><text:span text:style-name="T7"><text:s text:c="2"/></text:span><text:span text:style-name="T7">91 MPH</text:span></text:p>
          </draw:text-box>
        </draw:frame>
        <draw:frame draw:style-name="gr90" draw:text-style-name="P7" draw:layer="layout" svg:width="0.282cm" svg:height="0.336cm" svg:x="9.779cm" svg:y="17.22cm">
          <draw:text-box>
            <text:p text:style-name="P1"><text:span text:style-name="T20"><text:s/></text:span></text:p>
          </draw:text-box>
        </draw:frame>
        <draw:frame draw:style-name="gr108" draw:text-style-name="P7" draw:layer="layout" svg:width="1.204cm" svg:height="0.323cm" svg:x="8.602cm" svg:y="17.553cm">
          <draw:text-box>
            <text:p text:style-name="P1"><text:span text:style-name="T7">112 MPH</text:span></text:p>
          </draw:text-box>
        </draw:frame>
        <draw:frame draw:style-name="gr90" draw:text-style-name="P7" draw:layer="layout" svg:width="0.282cm" svg:height="0.336cm" svg:x="9.779cm" svg:y="17.546cm">
          <draw:text-box>
            <text:p text:style-name="P1"><text:span text:style-name="T20"><text:s/></text:span></text:p>
          </draw:text-box>
        </draw:frame>
        <draw:frame draw:style-name="gr108" draw:text-style-name="P7" draw:layer="layout" svg:width="1.204cm" svg:height="0.323cm" svg:x="8.602cm" svg:y="17.879cm">
          <draw:text-box>
            <text:p text:style-name="P1"><text:span text:style-name="T7">100 MPH</text:span></text:p>
          </draw:text-box>
        </draw:frame>
        <draw:frame draw:style-name="gr90" draw:text-style-name="P7" draw:layer="layout" svg:width="0.282cm" svg:height="0.336cm" svg:x="9.779cm" svg:y="17.872cm">
          <draw:text-box>
            <text:p text:style-name="P1"><text:span text:style-name="T20"><text:s/></text:span></text:p>
          </draw:text-box>
        </draw:frame>
        <draw:frame draw:style-name="gr109" draw:text-style-name="P7" draw:layer="layout" svg:width="1.285cm" svg:height="0.323cm" svg:x="8.602cm" svg:y="18.201cm">
          <draw:text-box>
            <text:p text:style-name="P1"><text:span text:style-name="T7">145 MPH </text:span></text:p>
          </draw:text-box>
        </draw:frame>
        <draw:frame draw:style-name="gr90" draw:text-style-name="P7" draw:layer="layout" svg:width="0.282cm" svg:height="0.336cm" svg:x="9.855cm" svg:y="18.194cm">
          <draw:text-box>
            <text:p text:style-name="P1"><text:span text:style-name="T20"><text:s/></text:span></text:p>
          </draw:text-box>
        </draw:frame>
        <draw:frame draw:style-name="gr108" draw:text-style-name="P7" draw:layer="layout" svg:width="1.204cm" svg:height="0.323cm" svg:x="8.602cm" svg:y="18.527cm">
          <draw:text-box>
            <text:p text:style-name="P1"><text:span text:style-name="T7">182 MPH</text:span></text:p>
          </draw:text-box>
        </draw:frame>
        <draw:frame draw:style-name="gr90" draw:text-style-name="P7" draw:layer="layout" svg:width="0.282cm" svg:height="0.336cm" svg:x="9.779cm" svg:y="18.52cm">
          <draw:text-box>
            <text:p text:style-name="P1"><text:span text:style-name="T20"><text:s/></text:span></text:p>
          </draw:text-box>
        </draw:frame>
        <draw:frame draw:style-name="gr107" draw:text-style-name="P7" draw:layer="layout" svg:width="1.204cm" svg:height="0.323cm" svg:x="8.602cm" svg:y="18.848cm">
          <draw:text-box>
            <text:p text:style-name="P1"><text:span text:style-name="T7"><text:s text:c="2"/></text:span><text:span text:style-name="T7">57 MPH</text:span></text:p>
          </draw:text-box>
        </draw:frame>
        <draw:frame draw:style-name="gr90" draw:text-style-name="P7" draw:layer="layout" svg:width="0.282cm" svg:height="0.336cm" svg:x="9.779cm" svg:y="18.842cm">
          <draw:text-box>
            <text:p text:style-name="P1"><text:span text:style-name="T20"><text:s/></text:span></text:p>
          </draw:text-box>
        </draw:frame>
        <draw:frame draw:style-name="gr110" draw:text-style-name="P7" draw:layer="layout" svg:width="1.043cm" svg:height="0.323cm" svg:x="8.759cm" svg:y="19.174cm">
          <draw:text-box>
            <text:p text:style-name="P1"><text:span text:style-name="T7">49 MPH</text:span></text:p>
          </draw:text-box>
        </draw:frame>
        <draw:frame draw:style-name="gr90" draw:text-style-name="P7" draw:layer="layout" svg:width="0.282cm" svg:height="0.336cm" svg:x="9.779cm" svg:y="19.168cm">
          <draw:text-box>
            <text:p text:style-name="P1"><text:span text:style-name="T20"><text:s/></text:span></text:p>
          </draw:text-box>
        </draw:frame>
        <draw:frame draw:style-name="gr110" draw:text-style-name="P7" draw:layer="layout" svg:width="1.043cm" svg:height="0.323cm" svg:x="8.759cm" svg:y="19.496cm">
          <draw:text-box>
            <text:p text:style-name="P1"><text:span text:style-name="T21">80 MPH</text:span></text:p>
          </draw:text-box>
        </draw:frame>
        <draw:frame draw:style-name="gr90" draw:text-style-name="P7" draw:layer="layout" svg:width="0.282cm" svg:height="0.336cm" svg:x="9.779cm" svg:y="19.49cm">
          <draw:text-box>
            <text:p text:style-name="P1"><text:span text:style-name="T23"><text:s/></text:span></text:p>
          </draw:text-box>
        </draw:frame>
        <draw:frame draw:style-name="gr90" draw:text-style-name="P7" draw:layer="layout" svg:width="0.282cm" svg:height="0.336cm" svg:x="9.779cm" svg:y="19.824cm">
          <draw:text-box>
            <text:p text:style-name="P1"><text:span text:style-name="T19"><text:s/></text:span></text:p>
          </draw:text-box>
        </draw:frame>
        <draw:frame draw:style-name="gr68" draw:text-style-name="P11" draw:layer="layout" svg:width="0.105cm" svg:height="0.12cm" svg:x="2.54cm" svg:y="20.169cm">
          <draw:text-box>
            <text:p text:style-name="P1"><text:span text:style-name="T16"><text:s text:c="2"/></text:span></text:p>
          </draw:text-box>
        </draw:frame>
        <draw:frame draw:style-name="gr111" draw:text-style-name="P14" draw:layer="layout" svg:width="0.033cm" svg:height="0.039cm" svg:x="2.599cm" svg:y="20.234cm">
          <draw:text-box>
            <text:p text:style-name="P1"><text:span text:style-name="T24"><text:s/></text:span></text:p>
          </draw:text-box>
        </draw:frame>
        <draw:frame draw:style-name="gr112" draw:text-style-name="P7" draw:layer="layout" svg:width="7.389cm" svg:height="0.323cm" svg:x="2.108cm" svg:y="20.292cm">
          <draw:text-box>
            <text:p text:style-name="P1"><text:span text:style-name="T7">Note: <text:s/>All Speeds are for Gross Weight (2300 lbs) aircraft.</text:span></text:p>
          </draw:text-box>
        </draw:frame>
        <draw:frame draw:style-name="gr90" draw:text-style-name="P7" draw:layer="layout" svg:width="0.282cm" svg:height="0.336cm" svg:x="9.322cm" svg:y="20.285cm">
          <draw:text-box>
            <text:p text:style-name="P1"><text:span text:style-name="T20"><text:s/></text:span></text:p>
          </draw:text-box>
        </draw:frame>
        <draw:polygon draw:style-name="gr2" draw:text-style-name="P3" draw:layer="layout" svg:width="0.016cm" svg:height="0.017cm" svg:x="1.071cm" svg:y="16.154cm" svg:viewBox="0 0 17 18" draw:points="0,18 17,18 17,0 0,0">
          <text:p/>
        </draw:polygon>
        <draw:polygon draw:style-name="gr2" draw:text-style-name="P3" draw:layer="layout" svg:width="0.016cm" svg:height="0.017cm" svg:x="1.071cm" svg:y="16.154cm" svg:viewBox="0 0 17 18" draw:points="0,18 17,18 17,0 0,0">
          <text:p/>
        </draw:polygon>
        <draw:polygon draw:style-name="gr2" draw:text-style-name="P3" draw:layer="layout" svg:width="9.255cm" svg:height="0.017cm" svg:x="1.087cm" svg:y="16.154cm" svg:viewBox="0 0 9256 18" draw:points="0,18 9256,18 9256,0 0,0">
          <text:p/>
        </draw:polygon>
        <draw:polygon draw:style-name="gr2" draw:text-style-name="P3" draw:layer="layout" svg:width="0.016cm" svg:height="0.017cm" svg:x="10.342cm" svg:y="16.154cm" svg:viewBox="0 0 17 18" draw:points="0,18 17,18 17,0 0,0">
          <text:p/>
        </draw:polygon>
        <draw:polygon draw:style-name="gr2" draw:text-style-name="P3" draw:layer="layout" svg:width="0.016cm" svg:height="0.017cm" svg:x="10.342cm" svg:y="16.154cm" svg:viewBox="0 0 17 18" draw:points="0,18 17,18 17,0 0,0">
          <text:p/>
        </draw:polygon>
        <draw:polygon draw:style-name="gr2" draw:text-style-name="P3" draw:layer="layout" svg:width="0.016cm" svg:height="4.521cm" svg:x="1.071cm" svg:y="16.171cm" svg:viewBox="0 0 17 4522" draw:points="0,4522 17,4522 17,0 0,0">
          <text:p/>
        </draw:polygon>
        <draw:polygon draw:style-name="gr2" draw:text-style-name="P3" draw:layer="layout" svg:width="0.016cm" svg:height="4.521cm" svg:x="10.342cm" svg:y="16.171cm" svg:viewBox="0 0 17 4522" draw:points="0,4522 17,4522 17,0 0,0">
          <text:p/>
        </draw:polygon>
        <draw:frame draw:style-name="gr7" draw:text-style-name="P5" draw:layer="layout" svg:width="0.071cm" svg:height="0.082cm" svg:x="1.27cm" svg:y="20.61cm">
          <draw:text-box>
            <text:p text:style-name="P1"><text:span text:style-name="T5"><text:s/></text:span></text:p>
          </draw:text-box>
        </draw:frame>
        <draw:frame draw:style-name="gr7" draw:text-style-name="P5" draw:layer="layout" svg:width="0.071cm" svg:height="0.082cm" svg:x="1.27cm" svg:y="20.691cm">
          <draw:text-box>
            <text:p text:style-name="P1"><text:span text:style-name="T5"><text:s/></text:span></text:p>
          </draw:text-box>
        </draw:frame>
        <draw:frame draw:style-name="gr113" draw:text-style-name="P7" draw:layer="layout" svg:width="2.622cm" svg:height="0.323cm" svg:x="1.27cm" svg:y="20.775cm">
          <draw:text-box>
            <text:p text:style-name="P1"><text:span text:style-name="T6">Weight &amp; Balance: </text:span></text:p>
          </draw:text-box>
        </draw:frame>
        <draw:frame draw:style-name="gr114" draw:text-style-name="P7" draw:layer="layout" svg:width="2.538cm" svg:height="0.323cm" svg:x="2.54cm" svg:y="21.1cm">
          <draw:text-box>
            <text:p text:style-name="P1"><text:span text:style-name="T7">Max Gross Weight: </text:span></text:p>
          </draw:text-box>
        </draw:frame>
        <draw:frame draw:style-name="gr90" draw:text-style-name="P7" draw:layer="layout" svg:width="0.282cm" svg:height="0.336cm" svg:x="5.016cm" svg:y="21.094cm">
          <draw:text-box>
            <text:p text:style-name="P1"><text:span text:style-name="T20"><text:s/></text:span></text:p>
          </draw:text-box>
        </draw:frame>
        <draw:frame draw:style-name="gr115" draw:text-style-name="P7" draw:layer="layout" svg:width="2.821cm" svg:height="0.323cm" svg:x="2.54cm" svg:y="21.426cm">
          <draw:text-box>
            <text:p text:style-name="P1"><text:span text:style-name="T7">Basic Empty Weight: <text:s/></text:span></text:p>
          </draw:text-box>
        </draw:frame>
        <draw:frame draw:style-name="gr90" draw:text-style-name="P7" draw:layer="layout" svg:width="0.282cm" svg:height="0.336cm" svg:x="5.3cm" svg:y="21.42cm">
          <draw:text-box>
            <text:p text:style-name="P1"><text:span text:style-name="T20"><text:s/></text:span></text:p>
          </draw:text-box>
        </draw:frame>
        <draw:frame draw:style-name="gr116" draw:text-style-name="P7" draw:layer="layout" svg:width="1.704cm" svg:height="0.323cm" svg:x="2.54cm" svg:y="21.752cm">
          <draw:text-box>
            <text:p text:style-name="P1"><text:span text:style-name="T7">Useful Load: </text:span></text:p>
          </draw:text-box>
        </draw:frame>
        <draw:frame draw:style-name="gr90" draw:text-style-name="P7" draw:layer="layout" svg:width="0.282cm" svg:height="0.336cm" svg:x="4.204cm" svg:y="21.746cm">
          <draw:text-box>
            <text:p text:style-name="P1"><text:span text:style-name="T20"><text:s/></text:span></text:p>
          </draw:text-box>
        </draw:frame>
        <draw:frame draw:style-name="gr117" draw:text-style-name="P7" draw:layer="layout" svg:width="1.285cm" svg:height="0.323cm" svg:x="2.54cm" svg:y="22.074cm">
          <draw:text-box>
            <text:p text:style-name="P1"><text:span text:style-name="T7">Payload: <text:s/></text:span></text:p>
          </draw:text-box>
        </draw:frame>
        <draw:frame draw:style-name="gr90" draw:text-style-name="P7" draw:layer="layout" svg:width="0.282cm" svg:height="0.336cm" svg:x="3.797cm" svg:y="22.068cm">
          <draw:text-box>
            <text:p text:style-name="P1"><text:span text:style-name="T20"><text:s/></text:span></text:p>
          </draw:text-box>
        </draw:frame>
        <draw:frame draw:style-name="gr117" draw:text-style-name="P7" draw:layer="layout" svg:width="1.289cm" svg:height="0.323cm" svg:x="2.54cm" svg:y="22.4cm">
          <draw:text-box>
            <text:p text:style-name="P1"><text:span text:style-name="T7">Moment: <text:s/></text:span></text:p>
          </draw:text-box>
        </draw:frame>
        <draw:frame draw:style-name="gr90" draw:text-style-name="P7" draw:layer="layout" svg:width="0.282cm" svg:height="0.336cm" svg:x="3.793cm" svg:y="22.394cm">
          <draw:text-box>
            <text:p text:style-name="P1"><text:span text:style-name="T20"><text:s/></text:span></text:p>
          </draw:text-box>
        </draw:frame>
        <draw:frame draw:style-name="gr118" draw:text-style-name="P7" draw:layer="layout" svg:width="2.428cm" svg:height="0.323cm" svg:x="2.54cm" svg:y="22.726cm">
          <draw:text-box>
            <text:p text:style-name="P1"><text:span text:style-name="T7">Center of Gravity: <text:s/></text:span></text:p>
          </draw:text-box>
        </draw:frame>
        <draw:frame draw:style-name="gr90" draw:text-style-name="P7" draw:layer="layout" svg:width="0.282cm" svg:height="0.336cm" svg:x="4.906cm" svg:y="22.72cm">
          <draw:text-box>
            <text:p text:style-name="P1"><text:span text:style-name="T20"><text:s/></text:span></text:p>
          </draw:text-box>
        </draw:frame>
        <draw:frame draw:style-name="gr119" draw:text-style-name="P7" draw:layer="layout" svg:width="1.577cm" svg:height="0.323cm" svg:x="6.858cm" svg:y="21.1cm">
          <draw:text-box>
            <text:p text:style-name="P1"><text:span text:style-name="T7">2300.00 lbs.</text:span></text:p>
          </draw:text-box>
        </draw:frame>
        <draw:frame draw:style-name="gr90" draw:text-style-name="P7" draw:layer="layout" svg:width="0.282cm" svg:height="0.336cm" svg:x="8.395cm" svg:y="21.094cm">
          <draw:text-box>
            <text:p text:style-name="P1"><text:span text:style-name="T20"><text:s/></text:span></text:p>
          </draw:text-box>
        </draw:frame>
        <draw:frame draw:style-name="gr120" draw:text-style-name="P7" draw:layer="layout" svg:width="1.496cm" svg:height="0.323cm" svg:x="6.858cm" svg:y="21.426cm">
          <draw:text-box>
            <text:p text:style-name="P1"><text:span text:style-name="T7">1430.6 lbs. </text:span></text:p>
          </draw:text-box>
        </draw:frame>
        <draw:frame draw:style-name="gr90" draw:text-style-name="P7" draw:layer="layout" svg:width="0.282cm" svg:height="0.336cm" svg:x="8.318cm" svg:y="21.42cm">
          <draw:text-box>
            <text:p text:style-name="P1"><text:span text:style-name="T20"><text:s/></text:span></text:p>
          </draw:text-box>
        </draw:frame>
        <draw:frame draw:style-name="gr121" draw:text-style-name="P7" draw:layer="layout" svg:width="1.255cm" svg:height="0.323cm" svg:x="6.858cm" svg:y="21.752cm">
          <draw:text-box>
            <text:p text:style-name="P1"><text:span text:style-name="T7">869.6 lbs.</text:span></text:p>
          </draw:text-box>
        </draw:frame>
        <draw:frame draw:style-name="gr90" draw:text-style-name="P7" draw:layer="layout" svg:width="0.282cm" svg:height="0.336cm" svg:x="8.081cm" svg:y="21.746cm">
          <draw:text-box>
            <text:p text:style-name="P1"><text:span text:style-name="T20"><text:s/></text:span></text:p>
          </draw:text-box>
        </draw:frame>
        <draw:frame draw:style-name="gr122" draw:text-style-name="P7" draw:layer="layout" svg:width="1.336cm" svg:height="0.323cm" svg:x="6.858cm" svg:y="22.074cm">
          <draw:text-box>
            <text:p text:style-name="P1"><text:span text:style-name="T7">641.6 lbs. </text:span></text:p>
          </draw:text-box>
        </draw:frame>
        <draw:frame draw:style-name="gr90" draw:text-style-name="P7" draw:layer="layout" svg:width="0.282cm" svg:height="0.336cm" svg:x="8.162cm" svg:y="22.068cm">
          <draw:text-box>
            <text:p text:style-name="P1"><text:span text:style-name="T20"><text:s/></text:span></text:p>
          </draw:text-box>
        </draw:frame>
        <draw:frame draw:style-name="gr123" draw:text-style-name="P7" draw:layer="layout" svg:width="1.369cm" svg:height="0.323cm" svg:x="6.858cm" svg:y="22.4cm">
          <draw:text-box>
            <text:p text:style-name="P1"><text:span text:style-name="T7">55535.892</text:span></text:p>
          </draw:text-box>
        </draw:frame>
        <draw:frame draw:style-name="gr90" draw:text-style-name="P7" draw:layer="layout" svg:width="0.282cm" svg:height="0.336cm" svg:x="8.191cm" svg:y="22.394cm">
          <draw:text-box>
            <text:p text:style-name="P1"><text:span text:style-name="T20"><text:s/></text:span></text:p>
          </draw:text-box>
        </draw:frame>
        <draw:frame draw:style-name="gr124" draw:text-style-name="P7" draw:layer="layout" svg:width="1.111cm" svg:height="0.323cm" svg:x="6.858cm" svg:y="22.726cm">
          <draw:text-box>
            <text:p text:style-name="P1"><text:span text:style-name="T7">38.82 in.</text:span></text:p>
          </draw:text-box>
        </draw:frame>
        <draw:frame draw:style-name="gr90" draw:text-style-name="P7" draw:layer="layout" svg:width="0.282cm" svg:height="0.336cm" svg:x="7.942cm" svg:y="22.72cm">
          <draw:text-box>
            <text:p text:style-name="P1"><text:span text:style-name="T20"><text:s/></text:span></text:p>
          </draw:text-box>
        </draw:frame>
        <draw:frame draw:style-name="gr125" draw:text-style-name="P6" draw:layer="layout" svg:width="0.138cm" svg:height="0.158cm" svg:x="1.27cm" svg:y="23.051cm">
          <draw:text-box>
            <text:p text:style-name="P1"><text:span text:style-name="T25"><text:s/></text:span></text:p>
          </draw:text-box>
        </draw:frame>
        <draw:frame draw:style-name="gr126" draw:text-style-name="P7" draw:layer="layout" svg:width="3.321cm" svg:height="0.323cm" svg:x="1.27cm" svg:y="23.209cm">
          <draw:text-box>
            <text:p text:style-name="P1"><text:span text:style-name="T6">Standard Fuel Loading: </text:span></text:p>
          </draw:text-box>
        </draw:frame>
        <draw:frame draw:style-name="gr127" draw:text-style-name="P7" draw:layer="layout" svg:width="2.521cm" svg:height="0.323cm" svg:x="2.57cm" svg:y="23.535cm">
          <draw:text-box>
            <text:p text:style-name="P1"><text:span text:style-name="T7">42 Gallon Capacity </text:span></text:p>
          </draw:text-box>
        </draw:frame>
        <draw:frame draw:style-name="gr128" draw:text-style-name="P7" draw:layer="layout" svg:width="2.44cm" svg:height="0.323cm" svg:x="2.57cm" svg:y="23.861cm">
          <draw:text-box>
            <text:p text:style-name="P1"><text:span text:style-name="T7">38 Gallons Usable </text:span></text:p>
          </draw:text-box>
        </draw:frame>
        <draw:frame draw:style-name="gr129" draw:text-style-name="P7" draw:layer="layout" svg:width="3.245cm" svg:height="0.323cm" svg:x="2.57cm" svg:y="24.187cm">
          <draw:text-box>
            <text:p text:style-name="P1"><text:span text:style-name="T7">4 Gallons Unusable Fuel </text:span></text:p>
          </draw:text-box>
        </draw:frame>
        <draw:frame draw:style-name="gr130" draw:text-style-name="P7" draw:layer="layout" svg:width="1.014cm" svg:height="0.323cm" svg:x="6.858cm" svg:y="23.535cm">
          <draw:text-box>
            <text:p text:style-name="P1"><text:span text:style-name="T7">252 lbs </text:span></text:p>
          </draw:text-box>
        </draw:frame>
        <draw:frame draw:style-name="gr130" draw:text-style-name="P7" draw:layer="layout" svg:width="1.014cm" svg:height="0.323cm" svg:x="6.858cm" svg:y="23.861cm">
          <draw:text-box>
            <text:p text:style-name="P1"><text:span text:style-name="T7">228 lbs </text:span></text:p>
          </draw:text-box>
        </draw:frame>
        <draw:frame draw:style-name="gr131" draw:text-style-name="P7" draw:layer="layout" svg:width="0.853cm" svg:height="0.323cm" svg:x="6.858cm" svg:y="24.187cm">
          <draw:text-box>
            <text:p text:style-name="P1"><text:span text:style-name="T7">24 lbs </text:span></text:p>
          </draw:text-box>
        </draw:frame>
        <draw:polygon draw:style-name="gr2" draw:text-style-name="P3" draw:layer="layout" svg:width="0.016cm" svg:height="3.814cm" svg:x="1.071cm" svg:y="20.692cm" svg:viewBox="0 0 17 3815" draw:points="0,3815 17,3815 17,0 0,0">
          <text:p/>
        </draw:polygon>
        <draw:polygon draw:style-name="gr2" draw:text-style-name="P3" draw:layer="layout" svg:width="0.016cm" svg:height="0.017cm" svg:x="1.071cm" svg:y="24.506cm" svg:viewBox="0 0 17 18" draw:points="0,18 17,18 17,0 0,0">
          <text:p/>
        </draw:polygon>
        <draw:polygon draw:style-name="gr2" draw:text-style-name="P3" draw:layer="layout" svg:width="0.016cm" svg:height="0.017cm" svg:x="1.071cm" svg:y="24.506cm" svg:viewBox="0 0 17 18" draw:points="0,18 17,18 17,0 0,0">
          <text:p/>
        </draw:polygon>
        <draw:polygon draw:style-name="gr2" draw:text-style-name="P3" draw:layer="layout" svg:width="9.255cm" svg:height="0.017cm" svg:x="1.087cm" svg:y="24.506cm" svg:viewBox="0 0 9256 18" draw:points="0,18 9256,18 9256,0 0,0">
          <text:p/>
        </draw:polygon>
        <draw:polygon draw:style-name="gr2" draw:text-style-name="P3" draw:layer="layout" svg:width="0.016cm" svg:height="3.814cm" svg:x="10.342cm" svg:y="20.692cm" svg:viewBox="0 0 17 3815" draw:points="0,3815 17,3815 17,0 0,0">
          <text:p/>
        </draw:polygon>
        <draw:polygon draw:style-name="gr2" draw:text-style-name="P3" draw:layer="layout" svg:width="0.016cm" svg:height="0.017cm" svg:x="10.342cm" svg:y="24.506cm" svg:viewBox="0 0 17 18" draw:points="0,18 17,18 17,0 0,0">
          <text:p/>
        </draw:polygon>
        <draw:polygon draw:style-name="gr2" draw:text-style-name="P3" draw:layer="layout" svg:width="0.016cm" svg:height="0.017cm" svg:x="10.342cm" svg:y="24.506cm" svg:viewBox="0 0 17 18" draw:points="0,18 17,18 17,0 0,0">
          <text:p/>
        </draw:polygon>
        <draw:frame draw:style-name="gr132" draw:text-style-name="P14" draw:layer="layout" svg:width="0.016cm" svg:height="0.039cm" svg:x="2.54cm" svg:y="24.491cm">
          <draw:text-box>
            <text:p text:style-name="P1"><text:span text:style-name="T26"><text:s/></text:span></text:p>
          </draw:text-box>
        </draw:frame>
        <draw:frame draw:style-name="gr133" draw:text-style-name="P2" draw:layer="layout" svg:width="0.35cm" svg:height="0.395cm" svg:x="1.27cm" svg:y="24.527cm">
          <draw:text-box>
            <text:p text:style-name="P1"><text:span text:style-name="T27"><text:s/></text:span></text:p>
          </draw:text-box>
        </draw:frame>
        <draw:frame draw:style-name="gr133" draw:text-style-name="P2" draw:layer="layout" svg:width="0.35cm" svg:height="0.395cm" svg:x="1.27cm" svg:y="24.934cm">
          <draw:text-box>
            <text:p text:style-name="P1"><text:span text:style-name="T27"><text:s/></text:span></text:p>
          </draw:text-box>
        </draw:frame>
        <draw:frame draw:style-name="gr133" draw:text-style-name="P2" draw:layer="layout" svg:width="0.35cm" svg:height="0.395cm" svg:x="1.27cm" svg:y="25.34cm">
          <draw:text-box>
            <text:p text:style-name="P1"><text:span text:style-name="T27"><text:s/></text:span></text:p>
          </draw:text-box>
        </draw:frame>
        <draw:polygon draw:style-name="gr77" draw:text-style-name="P13" draw:layer="layout" svg:width="9.221cm" svg:height="4.339cm" svg:x="11.264cm" svg:y="2.442cm" svg:viewBox="0 0 9222 4340" draw:points="0,4340 9222,4340 9222,0 0,0">
          <text:p/>
        </draw:polygon>
        <draw:polygon draw:style-name="gr77" draw:text-style-name="P13" draw:layer="layout" svg:width="8.89cm" svg:height="0.081cm" svg:x="11.43cm" svg:y="2.442cm" svg:viewBox="0 0 8891 82" draw:points="0,82 8891,82 8891,0 0,0">
          <text:p/>
        </draw:polygon>
        <draw:frame draw:style-name="gr134" draw:text-style-name="P2" draw:layer="layout" svg:width="4.934cm" svg:height="0.395cm" svg:x="11.43cm" svg:y="1.985cm">
          <draw:text-box>
            <text:p text:style-name="P1"><text:span text:style-name="T27">EMERGENCY PROCEDURES </text:span></text:p>
          </draw:text-box>
        </draw:frame>
        <draw:polygon draw:style-name="gr77" draw:text-style-name="P13" draw:layer="layout" svg:width="8.89cm" svg:height="0.321cm" svg:x="11.43cm" svg:y="2.523cm" svg:viewBox="0 0 8891 322" draw:points="0,322 8891,322 8891,0 0,0">
          <text:p/>
        </draw:polygon>
        <draw:frame draw:style-name="gr135" draw:text-style-name="P15" draw:layer="layout" svg:width="0.071cm" svg:height="0.082cm" svg:x="11.43cm" svg:y="2.441cm">
          <draw:text-box>
            <text:p text:style-name="P1"><text:span text:style-name="T14"><text:s/></text:span></text:p>
          </draw:text-box>
        </draw:frame>
        <draw:polygon draw:style-name="gr77" draw:text-style-name="P13" draw:layer="layout" svg:width="8.89cm" svg:height="0.326cm" svg:x="11.43cm" svg:y="2.844cm" svg:viewBox="0 0 8891 327" draw:points="0,327 8891,327 8891,0 0,0">
          <text:p/>
        </draw:polygon>
        <draw:frame draw:style-name="gr136" draw:text-style-name="P16" draw:layer="layout" svg:width="7.635cm" svg:height="0.323cm" svg:x="11.43cm" svg:y="2.52cm">
          <draw:text-box>
            <text:p text:style-name="P1"><text:span text:style-name="T6">ENGINE FIRE DURING START </text:span><text:span text:style-name="T7">(results from over priming) </text:span></text:p>
          </draw:text-box>
        </draw:frame>
        <draw:polygon draw:style-name="gr77" draw:text-style-name="P13" draw:layer="layout" svg:width="8.89cm" svg:height="0.326cm" svg:x="11.43cm" svg:y="3.17cm" svg:viewBox="0 0 8891 327" draw:points="0,327 8891,327 8891,0 0,0">
          <text:p/>
        </draw:polygon>
        <draw:frame draw:style-name="gr137" draw:text-style-name="P16" draw:layer="layout" svg:width="7.842cm" svg:height="0.323cm" svg:x="12.7cm" svg:y="2.846cm">
          <draw:text-box>
            <text:p text:style-name="P1"><text:span text:style-name="T7">Starter……………………..CONTINUTE TO CRANK ENGINE </text:span></text:p>
          </draw:text-box>
        </draw:frame>
        <draw:polygon draw:style-name="gr77" draw:text-style-name="P13" draw:layer="layout" svg:width="8.89cm" svg:height="0.322cm" svg:x="11.43cm" svg:y="3.496cm" svg:viewBox="0 0 8891 323" draw:points="0,323 8891,323 8891,0 0,0">
          <text:p/>
        </draw:polygon>
        <draw:frame draw:style-name="gr138" draw:text-style-name="P16" draw:layer="layout" svg:width="7.863cm" svg:height="0.323cm" svg:x="12.7cm" svg:y="3.172cm">
          <draw:text-box>
            <text:p text:style-name="P1"><text:span text:style-name="T7">Throttle …………………..……..…1700 RPM (if engine starts) </text:span></text:p>
          </draw:text-box>
        </draw:frame>
        <draw:polygon draw:style-name="gr77" draw:text-style-name="P13" draw:layer="layout" svg:width="8.89cm" svg:height="0.326cm" svg:x="11.43cm" svg:y="3.818cm" svg:viewBox="0 0 8891 327" draw:points="0,327 8891,327 8891,0 0,0">
          <text:p/>
        </draw:polygon>
        <draw:frame draw:style-name="gr139" draw:text-style-name="P16" draw:layer="layout" svg:width="7.537cm" svg:height="0.323cm" svg:x="12.7cm" svg:y="3.498cm">
          <draw:text-box>
            <text:p text:style-name="P1"><text:span text:style-name="T7">If engine start is unsuccessful, continue cranking for 2 or 3 </text:span></text:p>
          </draw:text-box>
        </draw:frame>
        <draw:polygon draw:style-name="gr77" draw:text-style-name="P13" draw:layer="layout" svg:width="8.89cm" svg:height="0.326cm" svg:x="11.43cm" svg:y="4.144cm" svg:viewBox="0 0 8891 327" draw:points="0,327 8891,327 8891,0 0,0">
          <text:p/>
        </draw:polygon>
        <draw:frame draw:style-name="gr140" draw:text-style-name="P16" draw:layer="layout" svg:width="3.905cm" svg:height="0.323cm" svg:x="12.7cm" svg:y="3.82cm">
          <draw:text-box>
            <text:p text:style-name="P1"><text:span text:style-name="T7">minutes with throttle full open. </text:span></text:p>
          </draw:text-box>
        </draw:frame>
        <draw:polygon draw:style-name="gr77" draw:text-style-name="P13" draw:layer="layout" svg:width="8.89cm" svg:height="0.322cm" svg:x="11.43cm" svg:y="4.47cm" svg:viewBox="0 0 8891 323" draw:points="0,323 8891,323 8891,0 0,0">
          <text:p/>
        </draw:polygon>
        <draw:frame draw:style-name="gr141" draw:text-style-name="P16" draw:layer="layout" svg:width="7.787cm" svg:height="0.323cm" svg:x="12.7cm" svg:y="4.146cm">
          <draw:text-box>
            <text:p text:style-name="P1"><text:span text:style-name="T7">Mixture ……………………….…………………IDLE CUT-OFF </text:span></text:p>
          </draw:text-box>
        </draw:frame>
        <draw:polygon draw:style-name="gr77" draw:text-style-name="P13" draw:layer="layout" svg:width="8.89cm" svg:height="0.326cm" svg:x="11.43cm" svg:y="4.792cm" svg:viewBox="0 0 8891 327" draw:points="0,327 8891,327 8891,0 0,0">
          <text:p/>
        </draw:polygon>
        <draw:frame draw:style-name="gr142" draw:text-style-name="P16" draw:layer="layout" svg:width="7.834cm" svg:height="0.323cm" svg:x="12.7cm" svg:y="4.472cm">
          <draw:text-box>
            <text:p text:style-name="P1"><text:span text:style-name="T7">Fuel Selector…………………………………………………OFF </text:span></text:p>
          </draw:text-box>
        </draw:frame>
        <draw:polygon draw:style-name="gr77" draw:text-style-name="P13" draw:layer="layout" svg:width="8.89cm" svg:height="0.16cm" svg:x="11.43cm" svg:y="5.118cm" svg:viewBox="0 0 8891 161" draw:points="0,161 8891,161 8891,0 0,0">
          <text:p/>
        </draw:polygon>
        <draw:frame draw:style-name="gr143" draw:text-style-name="P16" draw:layer="layout" svg:width="7.808cm" svg:height="0.323cm" svg:x="12.7cm" svg:y="4.794cm">
          <draw:text-box>
            <text:p text:style-name="P1"><text:span text:style-name="T7">Aircraft…………………….. ABANDON IF FIRE CONTINUES </text:span></text:p>
          </draw:text-box>
        </draw:frame>
        <draw:polygon draw:style-name="gr77" draw:text-style-name="P13" draw:layer="layout" svg:width="8.89cm" svg:height="0.326cm" svg:x="11.43cm" svg:y="5.278cm" svg:viewBox="0 0 8891 327" draw:points="0,327 8891,327 8891,0 0,0">
          <text:p/>
        </draw:polygon>
        <draw:frame draw:style-name="gr144" draw:text-style-name="P17" draw:layer="layout" svg:width="0.138cm" svg:height="0.158cm" svg:x="11.43cm" svg:y="5.123cm">
          <draw:text-box>
            <text:p text:style-name="P1"><text:span text:style-name="T28"><text:s/></text:span></text:p>
          </draw:text-box>
        </draw:frame>
        <draw:polygon draw:style-name="gr77" draw:text-style-name="P13" draw:layer="layout" svg:width="8.89cm" svg:height="0.326cm" svg:x="11.43cm" svg:y="5.604cm" svg:viewBox="0 0 8891 327" draw:points="0,327 8891,327 8891,0 0,0">
          <text:p/>
        </draw:polygon>
        <draw:frame draw:style-name="gr145" draw:text-style-name="P16" draw:layer="layout" svg:width="8.884cm" svg:height="0.323cm" svg:x="11.43cm" svg:y="5.281cm">
          <draw:text-box>
            <text:p text:style-name="P1"><text:span text:style-name="T7">Smother flames with fire extinguisher, seat cushion, blanket, or loose </text:span></text:p>
          </draw:text-box>
        </draw:frame>
        <draw:polygon draw:style-name="gr77" draw:text-style-name="P13" draw:layer="layout" svg:width="8.89cm" svg:height="0.161cm" svg:x="11.43cm" svg:y="5.93cm" svg:viewBox="0 0 8891 162" draw:points="0,162 8891,162 8891,0 0,0">
          <text:p/>
        </draw:polygon>
        <draw:frame draw:style-name="gr146" draw:text-style-name="P16" draw:layer="layout" svg:width="7.266cm" svg:height="0.323cm" svg:x="11.43cm" svg:y="5.606cm">
          <draw:text-box>
            <text:p text:style-name="P1"><text:span text:style-name="T7">dirt. <text:s/>If practical, remove carburetor air filter if it’s ablaze. </text:span></text:p>
          </draw:text-box>
        </draw:frame>
        <draw:polygon draw:style-name="gr77" draw:text-style-name="P13" draw:layer="layout" svg:width="8.89cm" svg:height="0.326cm" svg:x="11.43cm" svg:y="6.091cm" svg:viewBox="0 0 8891 327" draw:points="0,327 8891,327 8891,0 0,0">
          <text:p/>
        </draw:polygon>
        <draw:frame draw:style-name="gr144" draw:text-style-name="P17" draw:layer="layout" svg:width="0.138cm" svg:height="0.158cm" svg:x="11.43cm" svg:y="5.936cm">
          <draw:text-box>
            <text:p text:style-name="P1"><text:span text:style-name="T28"><text:s/></text:span></text:p>
          </draw:text-box>
        </draw:frame>
        <draw:polygon draw:style-name="gr77" draw:text-style-name="P13" draw:layer="layout" svg:width="8.89cm" svg:height="0.322cm" svg:x="11.43cm" svg:y="6.417cm" svg:viewBox="0 0 8891 323" draw:points="0,323 8891,323 8891,0 0,0">
          <text:p/>
        </draw:polygon>
        <draw:frame draw:style-name="gr147" draw:text-style-name="P16" draw:layer="layout" svg:width="9.201cm" svg:height="0.323cm" svg:x="11.43cm" svg:y="6.093cm">
          <draw:text-box>
            <text:p text:style-name="P1"><text:span text:style-name="T7">Make <text:s/>a <text:s/>thorough <text:s/>inspection <text:s/>of <text:s/>fire <text:s/>damage, <text:s/>and <text:s/>repair <text:s/>or <text:s/>replace </text:span></text:p>
          </draw:text-box>
        </draw:frame>
        <draw:polygon draw:style-name="gr77" draw:text-style-name="P13" draw:layer="layout" svg:width="8.89cm" svg:height="0.042cm" svg:x="11.43cm" svg:y="6.739cm" svg:viewBox="0 0 8891 43" draw:points="0,43 8891,43 8891,0 0,0">
          <text:p/>
        </draw:polygon>
        <draw:frame draw:style-name="gr148" draw:text-style-name="P16" draw:layer="layout" svg:width="6.094cm" svg:height="0.323cm" svg:x="11.43cm" svg:y="6.419cm">
          <draw:text-box>
            <text:p text:style-name="P1"><text:span text:style-name="T7">damaged components before conducting flight. </text:span></text:p>
          </draw:text-box>
        </draw:frame>
        <draw:polygon draw:style-name="gr77" draw:text-style-name="P13" draw:layer="layout" svg:width="0.017cm" svg:height="0.055cm" svg:x="11.214cm" svg:y="2.387cm" svg:viewBox="0 0 18 56" draw:points="0,56 18,56 18,0 0,0">
          <text:p/>
        </draw:polygon>
        <draw:polygon draw:style-name="gr77" draw:text-style-name="P13" draw:layer="layout" svg:width="0.05cm" svg:height="0.017cm" svg:x="11.214cm" svg:y="2.387cm" svg:viewBox="0 0 51 18" draw:points="0,18 51,18 51,0 0,0">
          <text:p/>
        </draw:polygon>
        <draw:polygon draw:style-name="gr77" draw:text-style-name="P13" draw:layer="layout" svg:width="0.017cm" svg:height="0.021cm" svg:x="11.247cm" svg:y="2.421cm" svg:viewBox="0 0 18 22" draw:points="0,22 18,22 18,0 0,0">
          <text:p/>
        </draw:polygon>
        <draw:polygon draw:style-name="gr77" draw:text-style-name="P13" draw:layer="layout" svg:width="0.017cm" svg:height="0.017cm" svg:x="11.247cm" svg:y="2.421cm" svg:viewBox="0 0 18 18" draw:points="0,18 18,18 18,0 0,0">
          <text:p/>
        </draw:polygon>
        <draw:polygon draw:style-name="gr77" draw:text-style-name="P13" draw:layer="layout" svg:width="9.221cm" svg:height="0.017cm" svg:x="11.264cm" svg:y="2.387cm" svg:viewBox="0 0 9222 18" draw:points="0,18 9222,18 9222,0 0,0">
          <text:p/>
        </draw:polygon>
        <draw:polygon draw:style-name="gr77" draw:text-style-name="P13" draw:layer="layout" svg:width="9.221cm" svg:height="0.017cm" svg:x="11.264cm" svg:y="2.421cm" svg:viewBox="0 0 9222 18" draw:points="0,18 9222,18 9222,0 0,0">
          <text:p/>
        </draw:polygon>
        <draw:polygon draw:style-name="gr77" draw:text-style-name="P13" draw:layer="layout" svg:width="9.221cm" svg:height="0.004cm" svg:x="11.264cm" svg:y="2.438cm" svg:viewBox="0 0 9222 5" draw:points="0,5 9222,5 9222,0 0,0">
          <text:p/>
        </draw:polygon>
        <draw:polygon draw:style-name="gr77" draw:text-style-name="P13" draw:layer="layout" svg:width="0.017cm" svg:height="0.055cm" svg:x="20.518cm" svg:y="2.387cm" svg:viewBox="0 0 18 56" draw:points="0,56 18,56 18,0 0,0">
          <text:p/>
        </draw:polygon>
        <draw:polygon draw:style-name="gr77" draw:text-style-name="P13" draw:layer="layout" svg:width="0.05cm" svg:height="0.017cm" svg:x="20.485cm" svg:y="2.387cm" svg:viewBox="0 0 51 18" draw:points="0,18 51,18 51,0 0,0">
          <text:p/>
        </draw:polygon>
        <draw:polygon draw:style-name="gr77" draw:text-style-name="P13" draw:layer="layout" svg:width="0.017cm" svg:height="0.021cm" svg:x="20.485cm" svg:y="2.421cm" svg:viewBox="0 0 18 22" draw:points="0,22 18,22 18,0 0,0">
          <text:p/>
        </draw:polygon>
        <draw:polygon draw:style-name="gr77" draw:text-style-name="P13" draw:layer="layout" svg:width="0.017cm" svg:height="0.017cm" svg:x="20.485cm" svg:y="2.421cm" svg:viewBox="0 0 18 18" draw:points="0,18 18,18 18,0 0,0">
          <text:p/>
        </draw:polygon>
        <draw:polygon draw:style-name="gr77" draw:text-style-name="P13" draw:layer="layout" svg:width="0.017cm" svg:height="4.339cm" svg:x="11.247cm" svg:y="2.442cm" svg:viewBox="0 0 18 4340" draw:points="0,4340 18,4340 18,0 0,0">
          <text:p/>
        </draw:polygon>
        <draw:polygon draw:style-name="gr77" draw:text-style-name="P13" draw:layer="layout" svg:width="0.017cm" svg:height="4.339cm" svg:x="11.214cm" svg:y="2.442cm" svg:viewBox="0 0 18 4340" draw:points="0,4340 18,4340 18,0 0,0">
          <text:p/>
        </draw:polygon>
        <draw:polygon draw:style-name="gr77" draw:text-style-name="P13" draw:layer="layout" svg:width="0.017cm" svg:height="4.339cm" svg:x="20.518cm" svg:y="2.442cm" svg:viewBox="0 0 18 4340" draw:points="0,4340 18,4340 18,0 0,0">
          <text:p/>
        </draw:polygon>
        <draw:polygon draw:style-name="gr77" draw:text-style-name="P13" draw:layer="layout" svg:width="0.017cm" svg:height="4.339cm" svg:x="20.485cm" svg:y="2.442cm" svg:viewBox="0 0 18 4340" draw:points="0,4340 18,4340 18,0 0,0">
          <text:p/>
        </draw:polygon>
        <draw:frame draw:style-name="gr149" draw:text-style-name="P18" draw:layer="layout" svg:width="0.033cm" svg:height="0.039cm" svg:x="12.7cm" svg:y="6.738cm">
          <draw:text-box>
            <text:p text:style-name="P1"><text:span text:style-name="T29"><text:s/></text:span></text:p>
          </draw:text-box>
        </draw:frame>
        <draw:polygon draw:style-name="gr77" draw:text-style-name="P13" draw:layer="layout" svg:width="0.017cm" svg:height="0.051cm" svg:x="11.214cm" svg:y="6.781cm" svg:viewBox="0 0 18 52" draw:points="0,52 18,52 18,0 0,0">
          <text:p/>
        </draw:polygon>
        <draw:polygon draw:style-name="gr77" draw:text-style-name="P13" draw:layer="layout" svg:width="0.05cm" svg:height="0.017cm" svg:x="11.214cm" svg:y="6.815cm" svg:viewBox="0 0 51 18" draw:points="0,18 51,18 51,0 0,0">
          <text:p/>
        </draw:polygon>
        <draw:polygon draw:style-name="gr77" draw:text-style-name="P13" draw:layer="layout" svg:width="0.017cm" svg:height="0.017cm" svg:x="11.247cm" svg:y="6.781cm" svg:viewBox="0 0 18 18" draw:points="0,18 18,18 18,0 0,0">
          <text:p/>
        </draw:polygon>
        <draw:polygon draw:style-name="gr77" draw:text-style-name="P13" draw:layer="layout" svg:width="0.017cm" svg:height="0.017cm" svg:x="11.247cm" svg:y="6.781cm" svg:viewBox="0 0 18 18" draw:points="0,18 18,18 18,0 0,0">
          <text:p/>
        </draw:polygon>
        <draw:polygon draw:style-name="gr77" draw:text-style-name="P13" draw:layer="layout" svg:width="0.051cm" svg:height="0.017cm" svg:x="11.264cm" svg:y="6.781cm" svg:viewBox="0 0 52 18" draw:points="0,18 52,18 52,0 0,0">
          <text:p/>
        </draw:polygon>
        <draw:polygon draw:style-name="gr77" draw:text-style-name="P13" draw:layer="layout" svg:width="0.051cm" svg:height="0.017cm" svg:x="11.264cm" svg:y="6.815cm" svg:viewBox="0 0 52 18" draw:points="0,18 52,18 52,0 0,0">
          <text:p/>
        </draw:polygon>
        <draw:polygon draw:style-name="gr77" draw:text-style-name="P13" draw:layer="layout" svg:width="9.17cm" svg:height="0.017cm" svg:x="11.315cm" svg:y="6.781cm" svg:viewBox="0 0 9171 18" draw:points="0,18 9171,18 9171,0 0,0">
          <text:p/>
        </draw:polygon>
        <draw:polygon draw:style-name="gr77" draw:text-style-name="P13" draw:layer="layout" svg:width="9.17cm" svg:height="0.017cm" svg:x="11.315cm" svg:y="6.815cm" svg:viewBox="0 0 9171 18" draw:points="0,18 9171,18 9171,0 0,0">
          <text:p/>
        </draw:polygon>
        <draw:polygon draw:style-name="gr77" draw:text-style-name="P13" draw:layer="layout" svg:width="0.017cm" svg:height="0.017cm" svg:x="20.485cm" svg:y="6.781cm" svg:viewBox="0 0 18 18" draw:points="0,18 18,18 18,0 0,0">
          <text:p/>
        </draw:polygon>
        <draw:polygon draw:style-name="gr77" draw:text-style-name="P13" draw:layer="layout" svg:width="0.017cm" svg:height="0.017cm" svg:x="20.518cm" svg:y="6.781cm" svg:viewBox="0 0 18 18" draw:points="0,18 18,18 18,0 0,0">
          <text:p/>
        </draw:polygon>
        <draw:polygon draw:style-name="gr77" draw:text-style-name="P13" draw:layer="layout" svg:width="0.05cm" svg:height="0.017cm" svg:x="20.485cm" svg:y="6.815cm" svg:viewBox="0 0 51 18" draw:points="0,18 51,18 51,0 0,0">
          <text:p/>
        </draw:polygon>
        <draw:polygon draw:style-name="gr77" draw:text-style-name="P13" draw:layer="layout" svg:width="9.221cm" svg:height="2.354cm" svg:x="11.264cm" svg:y="7.048cm" svg:viewBox="0 0 9222 2355" draw:points="0,2355 9222,2355 9222,0 0,0">
          <text:p/>
        </draw:polygon>
        <draw:polygon draw:style-name="gr77" draw:text-style-name="P13" draw:layer="layout" svg:width="8.89cm" svg:height="0.08cm" svg:x="11.43cm" svg:y="7.048cm" svg:viewBox="0 0 8891 81" draw:points="0,81 8891,81 8891,0 0,0">
          <text:p/>
        </draw:polygon>
        <draw:frame draw:style-name="gr144" draw:text-style-name="P17" draw:layer="layout" svg:width="0.138cm" svg:height="0.158cm" svg:x="11.43cm" svg:y="6.837cm">
          <draw:text-box>
            <text:p text:style-name="P1"><text:span text:style-name="T28"><text:s/></text:span></text:p>
          </draw:text-box>
        </draw:frame>
        <draw:polygon draw:style-name="gr77" draw:text-style-name="P13" draw:layer="layout" svg:width="8.89cm" svg:height="0.326cm" svg:x="11.43cm" svg:y="7.128cm" svg:viewBox="0 0 8891 327" draw:points="0,327 8891,327 8891,0 0,0">
          <text:p/>
        </draw:polygon>
        <draw:frame draw:style-name="gr135" draw:text-style-name="P15" draw:layer="layout" svg:width="0.071cm" svg:height="0.082cm" svg:x="11.43cm" svg:y="7.047cm">
          <draw:text-box>
            <text:p text:style-name="P1"><text:span text:style-name="T5"><text:s/></text:span></text:p>
          </draw:text-box>
        </draw:frame>
        <draw:frame draw:style-name="gr150" draw:text-style-name="P16" draw:layer="layout" svg:width="5.967cm" svg:height="0.323cm" svg:x="11.43cm" svg:y="7.126cm">
          <draw:text-box>
            <text:p text:style-name="P1"><text:span text:style-name="T6">ENGINE POWER LOSS DURING TAKE-OFF </text:span></text:p>
          </draw:text-box>
        </draw:frame>
        <draw:frame draw:style-name="gr151" draw:text-style-name="P19" draw:layer="layout" svg:width="2.584cm" svg:height="0.276cm" svg:x="17.416cm" svg:y="7.174cm">
          <draw:text-box>
            <text:p text:style-name="P1"><text:span text:style-name="T30">(Instructor Technique) </text:span></text:p>
          </draw:text-box>
        </draw:frame>
        <draw:polygon draw:style-name="gr77" draw:text-style-name="P13" draw:layer="layout" svg:width="8.89cm" svg:height="0.326cm" svg:x="11.43cm" svg:y="7.454cm" svg:viewBox="0 0 8891 327" draw:points="0,327 8891,327 8891,0 0,0">
          <text:p/>
        </draw:polygon>
        <draw:frame draw:style-name="gr152" draw:text-style-name="P16" draw:layer="layout" svg:width="0.282cm" svg:height="0.323cm" svg:x="19.901cm" svg:y="7.126cm">
          <draw:text-box>
            <text:p text:style-name="P1"><text:span text:style-name="T6"><text:s/></text:span></text:p>
          </draw:text-box>
        </draw:frame>
        <draw:polygon draw:style-name="gr77" draw:text-style-name="P13" draw:layer="layout" svg:width="3.361cm" svg:height="0.021cm" svg:x="12.259cm" svg:y="7.742cm" svg:viewBox="0 0 3362 22" draw:points="0,22 3362,22 3362,0 0,0">
          <text:p/>
        </draw:polygon>
        <draw:polygon draw:style-name="gr77" draw:text-style-name="P13" draw:layer="layout" svg:width="8.89cm" svg:height="0.322cm" svg:x="11.43cm" svg:y="7.78cm" svg:viewBox="0 0 8891 323" draw:points="0,323 8891,323 8891,0 0,0">
          <text:p/>
        </draw:polygon>
        <draw:frame draw:style-name="gr153" draw:text-style-name="P16" draw:layer="layout" svg:width="8.6cm" svg:height="0.323cm" svg:x="11.938cm" svg:y="7.456cm">
          <draw:text-box>
            <text:p text:style-name="P1"><text:span text:style-name="T7">If <text:s/>sufficient <text:s/>runway <text:s/>remains <text:s/>for <text:s/>a <text:s/>normal <text:s/>landing <text:s/>land <text:s/>straight </text:span></text:p>
          </draw:text-box>
        </draw:frame>
        <draw:polygon draw:style-name="gr77" draw:text-style-name="P13" draw:layer="layout" svg:width="8.89cm" svg:height="0.326cm" svg:x="11.43cm" svg:y="8.102cm" svg:viewBox="0 0 8891 327" draw:points="0,327 8891,327 8891,0 0,0">
          <text:p/>
        </draw:polygon>
        <draw:frame draw:style-name="gr154" draw:text-style-name="P16" draw:layer="layout" svg:width="0.967cm" svg:height="0.323cm" svg:x="11.938cm" svg:y="7.782cm">
          <draw:text-box>
            <text:p text:style-name="P1"><text:span text:style-name="T7">ahead. </text:span></text:p>
          </draw:text-box>
        </draw:frame>
        <draw:polygon draw:style-name="gr77" draw:text-style-name="P13" draw:layer="layout" svg:width="3.446cm" svg:height="0.021cm" svg:x="12.196cm" svg:y="8.39cm" svg:viewBox="0 0 3447 22" draw:points="0,22 3447,22 3447,0 0,0">
          <text:p/>
        </draw:polygon>
        <draw:polygon draw:style-name="gr77" draw:text-style-name="P13" draw:layer="layout" svg:width="8.89cm" svg:height="0.326cm" svg:x="11.43cm" svg:y="8.428cm" svg:viewBox="0 0 8891 327" draw:points="0,327 8891,327 8891,0 0,0">
          <text:p/>
        </draw:polygon>
        <draw:frame draw:style-name="gr155" draw:text-style-name="P16" draw:layer="layout" svg:width="8.469cm" svg:height="0.323cm" svg:x="11.938cm" svg:y="8.104cm">
          <draw:text-box>
            <text:p text:style-name="P1"><text:span text:style-name="T7">If insufficient runway remains, maintain a safe airspeed and make </text:span></text:p>
          </draw:text-box>
        </draw:frame>
        <draw:polygon draw:style-name="gr77" draw:text-style-name="P13" draw:layer="layout" svg:width="8.89cm" svg:height="0.322cm" svg:x="11.43cm" svg:y="8.754cm" svg:viewBox="0 0 8891 323" draw:points="0,323 8891,323 8891,0 0,0">
          <text:p/>
        </draw:polygon>
        <draw:frame draw:style-name="gr156" draw:text-style-name="P16" draw:layer="layout" svg:width="5.188cm" svg:height="0.323cm" svg:x="11.938cm" svg:y="8.43cm">
          <draw:text-box>
            <text:p text:style-name="P1"><text:span text:style-name="T7">only shallow turns to avoid obstructions. </text:span></text:p>
          </draw:text-box>
        </draw:frame>
        <draw:polygon draw:style-name="gr77" draw:text-style-name="P13" draw:layer="layout" svg:width="3.082cm" svg:height="0.021cm" svg:x="13.478cm" svg:y="9.042cm" svg:viewBox="0 0 3083 22" draw:points="0,22 3083,22 3083,0 0,0">
          <text:p/>
        </draw:polygon>
        <draw:polygon draw:style-name="gr77" draw:text-style-name="P13" draw:layer="layout" svg:width="8.89cm" svg:height="0.326cm" svg:x="11.43cm" svg:y="9.076cm" svg:viewBox="0 0 8891 327" draw:points="0,327 8891,327 8891,0 0,0">
          <text:p/>
        </draw:polygon>
        <draw:frame draw:style-name="gr157" draw:text-style-name="P16" draw:layer="layout" svg:width="8.392cm" svg:height="0.323cm" svg:x="11.938cm" svg:y="8.756cm">
          <draw:text-box>
            <text:p text:style-name="P1"><text:span text:style-name="T7">If you have gained sufficient altitude to attempt a restart, proceed </text:span></text:p>
          </draw:text-box>
        </draw:frame>
        <draw:polygon draw:style-name="gr77" draw:text-style-name="P13" draw:layer="layout" svg:width="0.017cm" svg:height="0.055cm" svg:x="11.214cm" svg:y="6.997cm" svg:viewBox="0 0 18 56" draw:points="0,56 18,56 18,0 0,0">
          <text:p/>
        </draw:polygon>
        <draw:polygon draw:style-name="gr77" draw:text-style-name="P13" draw:layer="layout" svg:width="0.05cm" svg:height="0.017cm" svg:x="11.214cm" svg:y="6.997cm" svg:viewBox="0 0 51 18" draw:points="0,18 51,18 51,0 0,0">
          <text:p/>
        </draw:polygon>
        <draw:polygon draw:style-name="gr77" draw:text-style-name="P13" draw:layer="layout" svg:width="0.017cm" svg:height="0.021cm" svg:x="11.247cm" svg:y="7.031cm" svg:viewBox="0 0 18 22" draw:points="0,22 18,22 18,0 0,0">
          <text:p/>
        </draw:polygon>
        <draw:polygon draw:style-name="gr77" draw:text-style-name="P13" draw:layer="layout" svg:width="0.017cm" svg:height="0.018cm" svg:x="11.247cm" svg:y="7.031cm" svg:viewBox="0 0 18 19" draw:points="0,19 18,19 18,0 0,0">
          <text:p/>
        </draw:polygon>
        <draw:polygon draw:style-name="gr77" draw:text-style-name="P13" draw:layer="layout" svg:width="0.051cm" svg:height="0.004cm" svg:x="11.264cm" svg:y="7.048cm" svg:viewBox="0 0 52 5" draw:points="0,5 52,5 52,0 0,0">
          <text:p/>
        </draw:polygon>
        <draw:polygon draw:style-name="gr77" draw:text-style-name="P13" draw:layer="layout" svg:width="0.051cm" svg:height="0.017cm" svg:x="11.264cm" svg:y="6.997cm" svg:viewBox="0 0 52 18" draw:points="0,18 52,18 52,0 0,0">
          <text:p/>
        </draw:polygon>
        <draw:polygon draw:style-name="gr77" draw:text-style-name="P13" draw:layer="layout" svg:width="0.051cm" svg:height="0.018cm" svg:x="11.264cm" svg:y="7.031cm" svg:viewBox="0 0 52 19" draw:points="0,19 52,19 52,0 0,0">
          <text:p/>
        </draw:polygon>
        <draw:polygon draw:style-name="gr77" draw:text-style-name="P13" draw:layer="layout" svg:width="9.17cm" svg:height="0.017cm" svg:x="11.315cm" svg:y="6.997cm" svg:viewBox="0 0 9171 18" draw:points="0,18 9171,18 9171,0 0,0">
          <text:p/>
        </draw:polygon>
        <draw:polygon draw:style-name="gr77" draw:text-style-name="P13" draw:layer="layout" svg:width="9.17cm" svg:height="0.018cm" svg:x="11.315cm" svg:y="7.031cm" svg:viewBox="0 0 9171 19" draw:points="0,19 9171,19 9171,0 0,0">
          <text:p/>
        </draw:polygon>
        <draw:polygon draw:style-name="gr77" draw:text-style-name="P13" draw:layer="layout" svg:width="9.17cm" svg:height="0.004cm" svg:x="11.315cm" svg:y="7.048cm" svg:viewBox="0 0 9171 5" draw:points="0,5 9171,5 9171,0 0,0">
          <text:p/>
        </draw:polygon>
        <draw:polygon draw:style-name="gr77" draw:text-style-name="P13" draw:layer="layout" svg:width="0.017cm" svg:height="0.004cm" svg:x="20.518cm" svg:y="7.048cm" svg:viewBox="0 0 18 5" draw:points="0,5 18,5 18,0 0,0">
          <text:p/>
        </draw:polygon>
        <draw:polygon draw:style-name="gr77" draw:text-style-name="P13" draw:layer="layout" svg:width="0.017cm" svg:height="0.004cm" svg:x="20.485cm" svg:y="7.048cm" svg:viewBox="0 0 18 5" draw:points="0,5 18,5 18,0 0,0">
          <text:p/>
        </draw:polygon>
        <draw:polygon draw:style-name="gr77" draw:text-style-name="P13" draw:layer="layout" svg:width="0.05cm" svg:height="0.017cm" svg:x="20.485cm" svg:y="6.997cm" svg:viewBox="0 0 51 18" draw:points="0,18 51,18 51,0 0,0">
          <text:p/>
        </draw:polygon>
        <draw:polygon draw:style-name="gr77" draw:text-style-name="P13" draw:layer="layout" svg:width="0.017cm" svg:height="0.018cm" svg:x="20.485cm" svg:y="7.031cm" svg:viewBox="0 0 18 19" draw:points="0,19 18,19 18,0 0,0">
          <text:p/>
        </draw:polygon>
        <draw:polygon draw:style-name="gr77" draw:text-style-name="P13" draw:layer="layout" svg:width="0.017cm" svg:height="0.018cm" svg:x="20.518cm" svg:y="7.031cm" svg:viewBox="0 0 18 19" draw:points="0,19 18,19 18,0 0,0">
          <text:p/>
        </draw:polygon>
        <draw:polygon draw:style-name="gr77" draw:text-style-name="P13" draw:layer="layout" svg:width="0.017cm" svg:height="2.35cm" svg:x="11.247cm" svg:y="7.052cm" svg:viewBox="0 0 18 2351" draw:points="0,2351 18,2351 18,0 0,0">
          <text:p/>
        </draw:polygon>
        <draw:polygon draw:style-name="gr77" draw:text-style-name="P13" draw:layer="layout" svg:width="0.017cm" svg:height="2.35cm" svg:x="11.214cm" svg:y="7.052cm" svg:viewBox="0 0 18 2351" draw:points="0,2351 18,2351 18,0 0,0">
          <text:p/>
        </draw:polygon>
        <draw:polygon draw:style-name="gr77" draw:text-style-name="P13" draw:layer="layout" svg:width="0.017cm" svg:height="2.35cm" svg:x="20.518cm" svg:y="7.052cm" svg:viewBox="0 0 18 2351" draw:points="0,2351 18,2351 18,0 0,0">
          <text:p/>
        </draw:polygon>
        <draw:polygon draw:style-name="gr77" draw:text-style-name="P13" draw:layer="layout" svg:width="0.017cm" svg:height="2.35cm" svg:x="20.485cm" svg:y="7.052cm" svg:viewBox="0 0 18 2351" draw:points="0,2351 18,2351 18,0 0,0">
          <text:p/>
        </draw:polygon>
        <draw:frame draw:style-name="gr158" draw:text-style-name="P16" draw:layer="layout" svg:width="2.487cm" svg:height="0.323cm" svg:x="11.938cm" svg:y="9.078cm">
          <draw:text-box>
            <text:p text:style-name="P1"><text:span text:style-name="T7">with next checklist. </text:span></text:p>
          </draw:text-box>
        </draw:frame>
        <draw:polygon draw:style-name="gr77" draw:text-style-name="P13" draw:layer="layout" svg:width="0.017cm" svg:height="0.051cm" svg:x="11.214cm" svg:y="9.402cm" svg:viewBox="0 0 18 52" draw:points="0,52 18,52 18,0 0,0">
          <text:p/>
        </draw:polygon>
        <draw:polygon draw:style-name="gr77" draw:text-style-name="P13" draw:layer="layout" svg:width="0.05cm" svg:height="0.017cm" svg:x="11.214cm" svg:y="9.436cm" svg:viewBox="0 0 51 18" draw:points="0,18 51,18 51,0 0,0">
          <text:p/>
        </draw:polygon>
        <draw:polygon draw:style-name="gr77" draw:text-style-name="P13" draw:layer="layout" svg:width="0.017cm" svg:height="0.017cm" svg:x="11.247cm" svg:y="9.402cm" svg:viewBox="0 0 18 18" draw:points="0,18 18,18 18,0 0,0">
          <text:p/>
        </draw:polygon>
        <draw:polygon draw:style-name="gr77" draw:text-style-name="P13" draw:layer="layout" svg:width="0.017cm" svg:height="0.017cm" svg:x="11.247cm" svg:y="9.402cm" svg:viewBox="0 0 18 18" draw:points="0,18 18,18 18,0 0,0">
          <text:p/>
        </draw:polygon>
        <draw:polygon draw:style-name="gr77" draw:text-style-name="P13" draw:layer="layout" svg:width="0.051cm" svg:height="0.017cm" svg:x="11.264cm" svg:y="9.402cm" svg:viewBox="0 0 52 18" draw:points="0,18 52,18 52,0 0,0">
          <text:p/>
        </draw:polygon>
        <draw:polygon draw:style-name="gr77" draw:text-style-name="P13" draw:layer="layout" svg:width="0.051cm" svg:height="0.017cm" svg:x="11.264cm" svg:y="9.436cm" svg:viewBox="0 0 52 18" draw:points="0,18 52,18 52,0 0,0">
          <text:p/>
        </draw:polygon>
        <draw:polygon draw:style-name="gr77" draw:text-style-name="P13" draw:layer="layout" svg:width="9.17cm" svg:height="0.017cm" svg:x="11.315cm" svg:y="9.402cm" svg:viewBox="0 0 9171 18" draw:points="0,18 9171,18 9171,0 0,0">
          <text:p/>
        </draw:polygon>
        <draw:polygon draw:style-name="gr77" draw:text-style-name="P13" draw:layer="layout" svg:width="9.17cm" svg:height="0.017cm" svg:x="11.315cm" svg:y="9.436cm" svg:viewBox="0 0 9171 18" draw:points="0,18 9171,18 9171,0 0,0">
          <text:p/>
        </draw:polygon>
        <draw:polygon draw:style-name="gr77" draw:text-style-name="P13" draw:layer="layout" svg:width="0.017cm" svg:height="0.017cm" svg:x="20.485cm" svg:y="9.402cm" svg:viewBox="0 0 18 18" draw:points="0,18 18,18 18,0 0,0">
          <text:p/>
        </draw:polygon>
        <draw:polygon draw:style-name="gr77" draw:text-style-name="P13" draw:layer="layout" svg:width="0.017cm" svg:height="0.017cm" svg:x="20.518cm" svg:y="9.402cm" svg:viewBox="0 0 18 18" draw:points="0,18 18,18 18,0 0,0">
          <text:p/>
        </draw:polygon>
        <draw:polygon draw:style-name="gr77" draw:text-style-name="P13" draw:layer="layout" svg:width="0.05cm" svg:height="0.017cm" svg:x="20.485cm" svg:y="9.436cm" svg:viewBox="0 0 51 18" draw:points="0,18 51,18 51,0 0,0">
          <text:p/>
        </draw:polygon>
        <draw:polygon draw:style-name="gr77" draw:text-style-name="P13" draw:layer="layout" svg:width="9.221cm" svg:height="5.682cm" svg:x="11.264cm" svg:y="9.668cm" svg:viewBox="0 0 9222 5683" draw:points="0,5683 9222,5683 9222,0 0,0">
          <text:p/>
        </draw:polygon>
        <draw:polygon draw:style-name="gr77" draw:text-style-name="P13" draw:layer="layout" svg:width="8.89cm" svg:height="0.085cm" svg:x="11.43cm" svg:y="9.668cm" svg:viewBox="0 0 8891 86" draw:points="0,86 8891,86 8891,0 0,0">
          <text:p/>
        </draw:polygon>
        <draw:frame draw:style-name="gr144" draw:text-style-name="P17" draw:layer="layout" svg:width="0.138cm" svg:height="0.158cm" svg:x="11.43cm" svg:y="9.462cm">
          <draw:text-box>
            <text:p text:style-name="P1"><text:span text:style-name="T28"><text:s/></text:span></text:p>
          </draw:text-box>
        </draw:frame>
        <draw:polygon draw:style-name="gr77" draw:text-style-name="P13" draw:layer="layout" svg:width="8.89cm" svg:height="0.322cm" svg:x="11.43cm" svg:y="9.753cm" svg:viewBox="0 0 8891 323" draw:points="0,323 8891,323 8891,0 0,0">
          <text:p/>
        </draw:polygon>
        <draw:frame draw:style-name="gr135" draw:text-style-name="P15" draw:layer="layout" svg:width="0.071cm" svg:height="0.082cm" svg:x="11.43cm" svg:y="9.667cm">
          <draw:text-box>
            <text:p text:style-name="P1"><text:span text:style-name="T14"><text:s/></text:span></text:p>
          </draw:text-box>
        </draw:frame>
        <draw:frame draw:style-name="gr159" draw:text-style-name="P16" draw:layer="layout" svg:width="6.026cm" svg:height="0.323cm" svg:x="11.43cm" svg:y="9.751cm">
          <draw:text-box>
            <text:p text:style-name="P1"><text:span text:style-name="T6">ENGINE FAILURE DURING FLIGHT (restart) </text:span></text:p>
          </draw:text-box>
        </draw:frame>
        <draw:polygon draw:style-name="gr77" draw:text-style-name="P13" draw:layer="layout" svg:width="8.89cm" svg:height="0.326cm" svg:x="11.43cm" svg:y="10.075cm" svg:viewBox="0 0 8891 327" draw:points="0,327 8891,327 8891,0 0,0">
          <text:p/>
        </draw:polygon>
        <draw:frame draw:style-name="gr160" draw:text-style-name="P19" draw:layer="layout" svg:width="2.652cm" svg:height="0.276cm" svg:x="17.456cm" svg:y="9.8cm">
          <draw:text-box>
            <text:p text:style-name="P1"><text:span text:style-name="T30">(Instructor Technique) </text:span></text:p>
          </draw:text-box>
        </draw:frame>
        <draw:polygon draw:style-name="gr77" draw:text-style-name="P13" draw:layer="layout" svg:width="8.89cm" svg:height="0.322cm" svg:x="11.43cm" svg:y="10.401cm" svg:viewBox="0 0 8891 323" draw:points="0,323 8891,323 8891,0 0,0">
          <text:p/>
        </draw:polygon>
        <draw:frame draw:style-name="gr161" draw:text-style-name="P16" draw:layer="layout" svg:width="7.847cm" svg:height="0.323cm" svg:x="12.7cm" svg:y="10.073cm">
          <draw:text-box>
            <text:p text:style-name="P1"><text:span text:style-name="T7">Airspeed …………………..……………………………..</text:span><text:span text:style-name="T6">80 MPH </text:span></text:p>
          </draw:text-box>
        </draw:frame>
        <draw:polygon draw:style-name="gr77" draw:text-style-name="P13" draw:layer="layout" svg:width="8.89cm" svg:height="0.325cm" svg:x="11.43cm" svg:y="10.723cm" svg:viewBox="0 0 8891 326" draw:points="0,326 8891,326 8891,0 0,0">
          <text:p/>
        </draw:polygon>
        <draw:frame draw:style-name="gr162" draw:text-style-name="P16" draw:layer="layout" svg:width="7.635cm" svg:height="0.323cm" svg:x="12.7cm" svg:y="10.403cm">
          <draw:text-box>
            <text:p text:style-name="P1"><text:span text:style-name="T7">Fuel Selector …………...…………….……SWITCH TANKS* </text:span></text:p>
          </draw:text-box>
        </draw:frame>
        <draw:polygon draw:style-name="gr77" draw:text-style-name="P13" draw:layer="layout" svg:width="8.89cm" svg:height="0.325cm" svg:x="11.43cm" svg:y="11.049cm" svg:viewBox="0 0 8891 326" draw:points="0,326 8891,326 8891,0 0,0">
          <text:p/>
        </draw:polygon>
        <draw:frame draw:style-name="gr163" draw:text-style-name="P16" draw:layer="layout" svg:width="7.813cm" svg:height="0.323cm" svg:x="12.7cm" svg:y="10.725cm">
          <draw:text-box>
            <text:p text:style-name="P1"><text:span text:style-name="T7">Mixture ……………………………………………………...RICH </text:span></text:p>
          </draw:text-box>
        </draw:frame>
        <draw:polygon draw:style-name="gr77" draw:text-style-name="P13" draw:layer="layout" svg:width="8.89cm" svg:height="0.322cm" svg:x="11.43cm" svg:y="11.374cm" svg:viewBox="0 0 8891 323" draw:points="0,323 8891,323 8891,0 0,0">
          <text:p/>
        </draw:polygon>
        <draw:frame draw:style-name="gr164" draw:text-style-name="P16" draw:layer="layout" svg:width="7.851cm" svg:height="0.323cm" svg:x="12.7cm" svg:y="11.051cm">
          <draw:text-box>
            <text:p text:style-name="P1"><text:span text:style-name="T7">Carburetor Heat……………………………………………….ON </text:span></text:p>
          </draw:text-box>
        </draw:frame>
        <draw:polygon draw:style-name="gr77" draw:text-style-name="P13" draw:layer="layout" svg:width="8.89cm" svg:height="0.326cm" svg:x="11.43cm" svg:y="11.696cm" svg:viewBox="0 0 8891 327" draw:points="0,327 8891,327 8891,0 0,0">
          <text:p/>
        </draw:polygon>
        <draw:frame draw:style-name="gr164" draw:text-style-name="P16" draw:layer="layout" svg:width="7.825cm" svg:height="0.323cm" svg:x="12.7cm" svg:y="11.377cm">
          <draw:text-box>
            <text:p text:style-name="P1"><text:span text:style-name="T7">Engine Gauges……………………...…..CHECK FOR CAUSE </text:span></text:p>
          </draw:text-box>
        </draw:frame>
        <draw:polygon draw:style-name="gr77" draw:text-style-name="P13" draw:layer="layout" svg:width="8.89cm" svg:height="0.326cm" svg:x="11.43cm" svg:y="12.022cm" svg:viewBox="0 0 8891 327" draw:points="0,327 8891,327 8891,0 0,0">
          <text:p/>
        </draw:polygon>
        <draw:frame draw:style-name="gr163" draw:text-style-name="P16" draw:layer="layout" svg:width="7.808cm" svg:height="0.323cm" svg:x="12.7cm" svg:y="11.698cm">
          <draw:text-box>
            <text:p text:style-name="P1"><text:span text:style-name="T7">Primer .……………………………………………IN &amp; LOCKED </text:span></text:p>
          </draw:text-box>
        </draw:frame>
        <draw:polygon draw:style-name="gr77" draw:text-style-name="P13" draw:layer="layout" svg:width="8.89cm" svg:height="0.322cm" svg:x="11.43cm" svg:y="12.348cm" svg:viewBox="0 0 8891 323" draw:points="0,323 8891,323 8891,0 0,0">
          <text:p/>
        </draw:polygon>
        <draw:frame draw:style-name="gr165" draw:text-style-name="P16" draw:layer="layout" svg:width="7.698cm" svg:height="0.323cm" svg:x="12.7cm" svg:y="12.024cm">
          <draw:text-box>
            <text:p text:style-name="P1"><text:span text:style-name="T7">Ignition Switch ……………………”L” then “R” back to BOTH </text:span></text:p>
          </draw:text-box>
        </draw:frame>
        <draw:polygon draw:style-name="gr77" draw:text-style-name="P13" draw:layer="layout" svg:width="8.89cm" svg:height="0.326cm" svg:x="11.43cm" svg:y="12.67cm" svg:viewBox="0 0 8891 327" draw:points="0,327 8891,327 8891,0 0,0">
          <text:p/>
        </draw:polygon>
        <draw:frame draw:style-name="gr166" draw:text-style-name="P16" draw:layer="layout" svg:width="7.791cm" svg:height="0.323cm" svg:x="12.7cm" svg:y="12.346cm">
          <draw:text-box>
            <text:p text:style-name="P1"><text:span text:style-name="T7">Transponder ……………………………….…………….…</text:span><text:span text:style-name="T6">7700 </text:span></text:p>
          </draw:text-box>
        </draw:frame>
        <draw:polygon draw:style-name="gr77" draw:text-style-name="P13" draw:layer="layout" svg:width="8.89cm" svg:height="0.245cm" svg:x="11.43cm" svg:y="12.996cm" svg:viewBox="0 0 8891 246" draw:points="0,246 8891,246 8891,0 0,0">
          <text:p/>
        </draw:polygon>
        <draw:frame draw:style-name="gr167" draw:text-style-name="P16" draw:layer="layout" svg:width="7.63cm" svg:height="0.323cm" svg:x="12.7cm" svg:y="12.668cm">
          <draw:text-box>
            <text:p text:style-name="P1"><text:span text:style-name="T7">Radio ….………………………….…………</text:span><text:span text:style-name="T6">121.5 </text:span><text:span text:style-name="T7">MAYDAY** </text:span></text:p>
          </draw:text-box>
        </draw:frame>
        <draw:polygon draw:style-name="gr77" draw:text-style-name="P13" draw:layer="layout" svg:width="8.89cm" svg:height="0.322cm" svg:x="11.43cm" svg:y="13.241cm" svg:viewBox="0 0 8891 323" draw:points="0,323 8891,323 8891,0 0,0">
          <text:p/>
        </draw:polygon>
        <draw:frame draw:style-name="gr168" draw:text-style-name="P20" draw:layer="layout" svg:width="0.21cm" svg:height="0.239cm" svg:x="11.43cm" svg:y="13cm">
          <draw:text-box>
            <text:p text:style-name="P1"><text:span text:style-name="T10"><text:s/></text:span></text:p>
          </draw:text-box>
        </draw:frame>
        <draw:polygon draw:style-name="gr77" draw:text-style-name="P13" draw:layer="layout" svg:width="8.89cm" svg:height="0.326cm" svg:x="11.43cm" svg:y="13.563cm" svg:viewBox="0 0 8891 327" draw:points="0,327 8891,327 8891,0 0,0">
          <text:p/>
        </draw:polygon>
        <draw:frame draw:style-name="gr169" draw:text-style-name="P16" draw:layer="layout" svg:width="8.896cm" svg:height="0.323cm" svg:x="11.43cm" svg:y="13.243cm">
          <draw:text-box>
            <text:p text:style-name="P1"><text:span text:style-name="T7">* <text:s/>If <text:s/>engine <text:s/>failure <text:s/>was <text:s/>caused <text:s/>by <text:s/>fuel <text:s/>exhaustion, <text:s/>power <text:s/>will not</text:span></text:p>
          </draw:text-box>
        </draw:frame>
        <draw:polygon draw:style-name="gr77" draw:text-style-name="P13" draw:layer="layout" svg:width="8.89cm" svg:height="0.326cm" svg:x="11.43cm" svg:y="13.889cm" svg:viewBox="0 0 8891 327" draw:points="0,327 8891,327 8891,0 0,0">
          <text:p/>
        </draw:polygon>
        <draw:frame draw:style-name="gr170" draw:text-style-name="P16" draw:layer="layout" svg:width="8.613cm" svg:height="0.323cm" svg:x="11.43cm" svg:y="13.565cm">
          <draw:text-box>
            <text:p text:style-name="P1"><text:span text:style-name="T7">be regained after tanks are switched until empty fuel lines are filled,</text:span></text:p>
          </draw:text-box>
        </draw:frame>
        <draw:polygon draw:style-name="gr77" draw:text-style-name="P13" draw:layer="layout" svg:width="8.89cm" svg:height="0.119cm" svg:x="11.43cm" svg:y="14.215cm" svg:viewBox="0 0 8891 120" draw:points="0,120 8891,120 8891,0 0,0">
          <text:p/>
        </draw:polygon>
        <draw:frame draw:style-name="gr171" draw:text-style-name="P16" draw:layer="layout" svg:width="4.87cm" svg:height="0.323cm" svg:x="11.43cm" svg:y="13.891cm">
          <draw:text-box>
            <text:p text:style-name="P1"><text:span text:style-name="T7">which may require up to ten seconds. </text:span></text:p>
          </draw:text-box>
        </draw:frame>
        <draw:polygon draw:style-name="gr77" draw:text-style-name="P13" draw:layer="layout" svg:width="8.89cm" svg:height="0.326cm" svg:x="11.43cm" svg:y="14.334cm" svg:viewBox="0 0 8891 327" draw:points="0,327 8891,327 8891,0 0,0">
          <text:p/>
        </draw:polygon>
        <draw:frame draw:style-name="gr172" draw:text-style-name="P21" draw:layer="layout" svg:width="0.105cm" svg:height="0.12cm" svg:x="11.43cm" svg:y="14.217cm">
          <draw:text-box>
            <text:p text:style-name="P1"><text:span text:style-name="T16"><text:s/></text:span></text:p>
          </draw:text-box>
        </draw:frame>
        <draw:polygon draw:style-name="gr77" draw:text-style-name="P13" draw:layer="layout" svg:width="8.89cm" svg:height="0.325cm" svg:x="11.43cm" svg:y="14.66cm" svg:viewBox="0 0 8891 326" draw:points="0,326 8891,326 8891,0 0,0">
          <text:p/>
        </draw:polygon>
        <draw:frame draw:style-name="gr173" draw:text-style-name="P16" draw:layer="layout" svg:width="9.201cm" svg:height="0.323cm" svg:x="11.43cm" svg:y="14.336cm">
          <draw:text-box>
            <text:p text:style-name="P1"><text:span text:style-name="T7">** <text:s/>When <text:s/>calling <text:s/>on <text:s/>121.5 <text:s/>say <text:s/>your <text:s/>last <text:s/>known <text:s/>position <text:s/>number <text:s/>of </text:span></text:p>
          </draw:text-box>
        </draw:frame>
        <draw:polygon draw:style-name="gr77" draw:text-style-name="P13" draw:layer="layout" svg:width="8.89cm" svg:height="0.321cm" svg:x="11.43cm" svg:y="14.986cm" svg:viewBox="0 0 8891 322" draw:points="0,322 8891,322 8891,0 0,0">
          <text:p/>
        </draw:polygon>
        <draw:frame draw:style-name="gr174" draw:text-style-name="P16" draw:layer="layout" svg:width="8.697cm" svg:height="0.323cm" svg:x="11.43cm" svg:y="14.662cm">
          <draw:text-box>
            <text:p text:style-name="P1"><text:span text:style-name="T7">people <text:s/>on <text:s/>board, <text:s/>how <text:s/>much fuel, <text:s/>and <text:s/>what <text:s/>kind <text:s/>of <text:s/>emergency.</text:span></text:p>
          </draw:text-box>
        </draw:frame>
        <draw:polygon draw:style-name="gr77" draw:text-style-name="P13" draw:layer="layout" svg:width="8.89cm" svg:height="0.043cm" svg:x="11.43cm" svg:y="15.307cm" svg:viewBox="0 0 8891 44" draw:points="0,44 8891,44 8891,0 0,0">
          <text:p/>
        </draw:polygon>
        <draw:frame draw:style-name="gr175" draw:text-style-name="P16" draw:layer="layout" svg:width="9.21cm" svg:height="0.323cm" svg:x="11.43cm" svg:y="14.988cm">
          <draw:text-box>
            <text:p text:style-name="P1"><text:span text:style-name="T7">It’s recorded and they will be able to find you and take care of you faster</text:span></text:p>
          </draw:text-box>
        </draw:frame>
        <draw:polygon draw:style-name="gr77" draw:text-style-name="P13" draw:layer="layout" svg:width="0.017cm" svg:height="0.055cm" svg:x="11.214cm" svg:y="9.618cm" svg:viewBox="0 0 18 56" draw:points="0,56 18,56 18,0 0,0">
          <text:p/>
        </draw:polygon>
        <draw:polygon draw:style-name="gr77" draw:text-style-name="P13" draw:layer="layout" svg:width="0.05cm" svg:height="0.017cm" svg:x="11.214cm" svg:y="9.618cm" svg:viewBox="0 0 51 18" draw:points="0,18 51,18 51,0 0,0">
          <text:p/>
        </draw:polygon>
        <draw:polygon draw:style-name="gr77" draw:text-style-name="P13" draw:layer="layout" svg:width="0.017cm" svg:height="0.021cm" svg:x="11.247cm" svg:y="9.652cm" svg:viewBox="0 0 18 22" draw:points="0,22 18,22 18,0 0,0">
          <text:p/>
        </draw:polygon>
        <draw:polygon draw:style-name="gr77" draw:text-style-name="P13" draw:layer="layout" svg:width="0.017cm" svg:height="0.016cm" svg:x="11.247cm" svg:y="9.652cm" svg:viewBox="0 0 18 17" draw:points="0,17 18,17 18,0 0,0">
          <text:p/>
        </draw:polygon>
        <draw:polygon draw:style-name="gr77" draw:text-style-name="P13" draw:layer="layout" svg:width="0.051cm" svg:height="0.005cm" svg:x="11.264cm" svg:y="9.668cm" svg:viewBox="0 0 52 6" draw:points="0,6 52,6 52,0 0,0">
          <text:p/>
        </draw:polygon>
        <draw:polygon draw:style-name="gr77" draw:text-style-name="P13" draw:layer="layout" svg:width="0.051cm" svg:height="0.017cm" svg:x="11.264cm" svg:y="9.618cm" svg:viewBox="0 0 52 18" draw:points="0,18 52,18 52,0 0,0">
          <text:p/>
        </draw:polygon>
        <draw:polygon draw:style-name="gr77" draw:text-style-name="P13" draw:layer="layout" svg:width="0.051cm" svg:height="0.016cm" svg:x="11.264cm" svg:y="9.652cm" svg:viewBox="0 0 52 17" draw:points="0,17 52,17 52,0 0,0">
          <text:p/>
        </draw:polygon>
        <draw:polygon draw:style-name="gr77" draw:text-style-name="P13" draw:layer="layout" svg:width="9.17cm" svg:height="0.017cm" svg:x="11.315cm" svg:y="9.618cm" svg:viewBox="0 0 9171 18" draw:points="0,18 9171,18 9171,0 0,0">
          <text:p/>
        </draw:polygon>
        <draw:polygon draw:style-name="gr77" draw:text-style-name="P13" draw:layer="layout" svg:width="9.17cm" svg:height="0.016cm" svg:x="11.315cm" svg:y="9.652cm" svg:viewBox="0 0 9171 17" draw:points="0,17 9171,17 9171,0 0,0">
          <text:p/>
        </draw:polygon>
        <draw:polygon draw:style-name="gr77" draw:text-style-name="P13" draw:layer="layout" svg:width="9.17cm" svg:height="0.005cm" svg:x="11.315cm" svg:y="9.668cm" svg:viewBox="0 0 9171 6" draw:points="0,6 9171,6 9171,0 0,0">
          <text:p/>
        </draw:polygon>
        <draw:polygon draw:style-name="gr77" draw:text-style-name="P13" draw:layer="layout" svg:width="0.017cm" svg:height="0.005cm" svg:x="20.518cm" svg:y="9.668cm" svg:viewBox="0 0 18 6" draw:points="0,6 18,6 18,0 0,0">
          <text:p/>
        </draw:polygon>
        <draw:polygon draw:style-name="gr77" draw:text-style-name="P13" draw:layer="layout" svg:width="0.017cm" svg:height="0.005cm" svg:x="20.485cm" svg:y="9.668cm" svg:viewBox="0 0 18 6" draw:points="0,6 18,6 18,0 0,0">
          <text:p/>
        </draw:polygon>
        <draw:polygon draw:style-name="gr77" draw:text-style-name="P13" draw:layer="layout" svg:width="0.05cm" svg:height="0.017cm" svg:x="20.485cm" svg:y="9.618cm" svg:viewBox="0 0 51 18" draw:points="0,18 51,18 51,0 0,0">
          <text:p/>
        </draw:polygon>
        <draw:polygon draw:style-name="gr77" draw:text-style-name="P13" draw:layer="layout" svg:width="0.017cm" svg:height="0.016cm" svg:x="20.485cm" svg:y="9.652cm" svg:viewBox="0 0 18 17" draw:points="0,17 18,17 18,0 0,0">
          <text:p/>
        </draw:polygon>
        <draw:polygon draw:style-name="gr77" draw:text-style-name="P13" draw:layer="layout" svg:width="0.017cm" svg:height="0.016cm" svg:x="20.518cm" svg:y="9.652cm" svg:viewBox="0 0 18 17" draw:points="0,17 18,17 18,0 0,0">
          <text:p/>
        </draw:polygon>
        <draw:polygon draw:style-name="gr77" draw:text-style-name="P13" draw:layer="layout" svg:width="9.271cm" svg:height="0.006cm" svg:x="11.239cm" svg:y="15.345cm" svg:viewBox="0 0 9272 7" draw:points="0,7 9272,7 9272,0 0,0">
          <text:p/>
        </draw:polygon>
        <draw:polygon draw:style-name="gr77" draw:text-style-name="P13" draw:layer="layout" svg:width="0.017cm" svg:height="5.677cm" svg:x="11.247cm" svg:y="9.673cm" svg:viewBox="0 0 18 5678" draw:points="0,5678 18,5678 18,0 0,0">
          <text:p/>
        </draw:polygon>
        <draw:polygon draw:style-name="gr77" draw:text-style-name="P13" draw:layer="layout" svg:width="0.017cm" svg:height="5.677cm" svg:x="11.214cm" svg:y="9.673cm" svg:viewBox="0 0 18 5678" draw:points="0,5678 18,5678 18,0 0,0">
          <text:p/>
        </draw:polygon>
        <draw:polygon draw:style-name="gr77" draw:text-style-name="P13" draw:layer="layout" svg:width="0.017cm" svg:height="5.677cm" svg:x="20.518cm" svg:y="9.673cm" svg:viewBox="0 0 18 5678" draw:points="0,5678 18,5678 18,0 0,0">
          <text:p/>
        </draw:polygon>
        <draw:polygon draw:style-name="gr77" draw:text-style-name="P13" draw:layer="layout" svg:width="0.017cm" svg:height="5.677cm" svg:x="20.485cm" svg:y="9.673cm" svg:viewBox="0 0 18 5678" draw:points="0,5678 18,5678 18,0 0,0">
          <text:p/>
        </draw:polygon>
        <draw:polygon draw:style-name="gr77" draw:text-style-name="P13" draw:layer="layout" svg:width="9.271cm" svg:height="0.165cm" svg:x="11.239cm" svg:y="15.4cm" svg:viewBox="0 0 9272 166" draw:points="0,166 9272,166 9272,0 0,0">
          <text:p/>
        </draw:polygon>
        <draw:polygon draw:style-name="gr77" draw:text-style-name="P13" draw:layer="layout" svg:width="8.89cm" svg:height="0.165cm" svg:x="11.43cm" svg:y="15.4cm" svg:viewBox="0 0 8891 166" draw:points="0,166 8891,166 8891,0 0,0">
          <text:p/>
        </draw:polygon>
        <draw:frame draw:style-name="gr149" draw:text-style-name="P18" draw:layer="layout" svg:width="0.033cm" svg:height="0.039cm" svg:x="11.43cm" svg:y="15.307cm">
          <draw:text-box>
            <text:p text:style-name="P1"><text:span text:style-name="T29"><text:s/></text:span></text:p>
          </draw:text-box>
        </draw:frame>
        <draw:polygon draw:style-name="gr77" draw:text-style-name="P13" draw:layer="layout" svg:width="0.025cm" svg:height="0.005cm" svg:x="11.239cm" svg:y="15.4cm" svg:viewBox="0 0 26 6" draw:points="0,6 26,6 26,0 0,0">
          <text:p/>
        </draw:polygon>
        <draw:polygon draw:style-name="gr77" draw:text-style-name="P13" draw:layer="layout" svg:width="0.017cm" svg:height="0.05cm" svg:x="11.214cm" svg:y="15.35cm" svg:viewBox="0 0 18 51" draw:points="0,51 18,51 18,0 0,0">
          <text:p/>
        </draw:polygon>
        <draw:polygon draw:style-name="gr77" draw:text-style-name="P13" draw:layer="layout" svg:width="0.05cm" svg:height="0.018cm" svg:x="11.214cm" svg:y="15.383cm" svg:viewBox="0 0 51 19" draw:points="0,19 51,19 51,0 0,0">
          <text:p/>
        </draw:polygon>
        <draw:polygon draw:style-name="gr77" draw:text-style-name="P13" draw:layer="layout" svg:width="0.017cm" svg:height="0.016cm" svg:x="11.247cm" svg:y="15.35cm" svg:viewBox="0 0 18 17" draw:points="0,17 18,17 18,0 0,0">
          <text:p/>
        </draw:polygon>
        <draw:polygon draw:style-name="gr77" draw:text-style-name="P13" draw:layer="layout" svg:width="0.017cm" svg:height="0.016cm" svg:x="11.247cm" svg:y="15.35cm" svg:viewBox="0 0 18 17" draw:points="0,17 18,17 18,0 0,0">
          <text:p/>
        </draw:polygon>
        <draw:polygon draw:style-name="gr77" draw:text-style-name="P13" draw:layer="layout" svg:width="0.051cm" svg:height="0.005cm" svg:x="11.264cm" svg:y="15.4cm" svg:viewBox="0 0 52 6" draw:points="0,6 52,6 52,0 0,0">
          <text:p/>
        </draw:polygon>
        <draw:polygon draw:style-name="gr77" draw:text-style-name="P13" draw:layer="layout" svg:width="0.051cm" svg:height="0.016cm" svg:x="11.264cm" svg:y="15.35cm" svg:viewBox="0 0 52 17" draw:points="0,17 52,17 52,0 0,0">
          <text:p/>
        </draw:polygon>
        <draw:polygon draw:style-name="gr77" draw:text-style-name="P13" draw:layer="layout" svg:width="0.051cm" svg:height="0.018cm" svg:x="11.264cm" svg:y="15.383cm" svg:viewBox="0 0 52 19" draw:points="0,19 52,19 52,0 0,0">
          <text:p/>
        </draw:polygon>
        <draw:polygon draw:style-name="gr77" draw:text-style-name="P13" draw:layer="layout" svg:width="9.17cm" svg:height="0.016cm" svg:x="11.315cm" svg:y="15.35cm" svg:viewBox="0 0 9171 17" draw:points="0,17 9171,17 9171,0 0,0">
          <text:p/>
        </draw:polygon>
        <draw:polygon draw:style-name="gr77" draw:text-style-name="P13" draw:layer="layout" svg:width="9.17cm" svg:height="0.018cm" svg:x="11.315cm" svg:y="15.383cm" svg:viewBox="0 0 9171 19" draw:points="0,19 9171,19 9171,0 0,0">
          <text:p/>
        </draw:polygon>
        <draw:polygon draw:style-name="gr77" draw:text-style-name="P13" draw:layer="layout" svg:width="9.17cm" svg:height="0.005cm" svg:x="11.315cm" svg:y="15.4cm" svg:viewBox="0 0 9171 6" draw:points="0,6 9171,6 9171,0 0,0">
          <text:p/>
        </draw:polygon>
        <draw:polygon draw:style-name="gr77" draw:text-style-name="P13" draw:layer="layout" svg:width="0.025cm" svg:height="0.005cm" svg:x="20.485cm" svg:y="15.4cm" svg:viewBox="0 0 26 6" draw:points="0,6 26,6 26,0 0,0">
          <text:p/>
        </draw:polygon>
        <draw:polygon draw:style-name="gr77" draw:text-style-name="P13" draw:layer="layout" svg:width="0.017cm" svg:height="0.016cm" svg:x="20.485cm" svg:y="15.35cm" svg:viewBox="0 0 18 17" draw:points="0,17 18,17 18,0 0,0">
          <text:p/>
        </draw:polygon>
        <draw:polygon draw:style-name="gr77" draw:text-style-name="P13" draw:layer="layout" svg:width="0.017cm" svg:height="0.016cm" svg:x="20.518cm" svg:y="15.35cm" svg:viewBox="0 0 18 17" draw:points="0,17 18,17 18,0 0,0">
          <text:p/>
        </draw:polygon>
        <draw:polygon draw:style-name="gr77" draw:text-style-name="P13" draw:layer="layout" svg:width="0.05cm" svg:height="0.018cm" svg:x="20.485cm" svg:y="15.383cm" svg:viewBox="0 0 51 19" draw:points="0,19 51,19 51,0 0,0">
          <text:p/>
        </draw:polygon>
        <draw:polygon draw:style-name="gr77" draw:text-style-name="P13" draw:layer="layout" svg:width="9.271cm" svg:height="0.004cm" svg:x="11.239cm" svg:y="15.561cm" svg:viewBox="0 0 9272 5" draw:points="0,5 9272,5 9272,0 0,0">
          <text:p/>
        </draw:polygon>
        <draw:polygon draw:style-name="gr77" draw:text-style-name="P13" draw:layer="layout" svg:width="9.221cm" svg:height="4.018cm" svg:x="11.264cm" svg:y="15.616cm" svg:viewBox="0 0 9222 4019" draw:points="0,4019 9222,4019 9222,0 0,0">
          <text:p/>
        </draw:polygon>
        <draw:polygon draw:style-name="gr77" draw:text-style-name="P13" draw:layer="layout" svg:width="8.89cm" svg:height="0.081cm" svg:x="11.43cm" svg:y="15.616cm" svg:viewBox="0 0 8891 82" draw:points="0,82 8891,82 8891,0 0,0">
          <text:p/>
        </draw:polygon>
        <draw:frame draw:style-name="gr144" draw:text-style-name="P17" draw:layer="layout" svg:width="0.138cm" svg:height="0.158cm" svg:x="11.43cm" svg:y="15.406cm">
          <draw:text-box>
            <text:p text:style-name="P1"><text:span text:style-name="T28"><text:s/></text:span></text:p>
          </draw:text-box>
        </draw:frame>
        <draw:polygon draw:style-name="gr77" draw:text-style-name="P13" draw:layer="layout" svg:width="8.89cm" svg:height="0.326cm" svg:x="11.43cm" svg:y="15.697cm" svg:viewBox="0 0 8891 327" draw:points="0,327 8891,327 8891,0 0,0">
          <text:p/>
        </draw:polygon>
        <draw:frame draw:style-name="gr135" draw:text-style-name="P15" draw:layer="layout" svg:width="0.071cm" svg:height="0.082cm" svg:x="11.43cm" svg:y="15.615cm">
          <draw:text-box>
            <text:p text:style-name="P1"><text:span text:style-name="T5"><text:s/></text:span></text:p>
          </draw:text-box>
        </draw:frame>
        <draw:polygon draw:style-name="gr77" draw:text-style-name="P13" draw:layer="layout" svg:width="8.89cm" svg:height="0.326cm" svg:x="11.43cm" svg:y="16.023cm" svg:viewBox="0 0 8891 327" draw:points="0,327 8891,327 8891,0 0,0">
          <text:p/>
        </draw:polygon>
        <draw:frame draw:style-name="gr176" draw:text-style-name="P16" draw:layer="layout" svg:width="7.097cm" svg:height="0.323cm" svg:x="11.43cm" svg:y="15.695cm">
          <draw:text-box>
            <text:p text:style-name="P1"><text:span text:style-name="T6">EMERGENCY LANDING WITHOUT ENGINE POWER </text:span></text:p>
          </draw:text-box>
        </draw:frame>
        <draw:polygon draw:style-name="gr77" draw:text-style-name="P13" draw:layer="layout" svg:width="8.89cm" svg:height="0.321cm" svg:x="11.43cm" svg:y="16.349cm" svg:viewBox="0 0 8891 322" draw:points="0,322 8891,322 8891,0 0,0">
          <text:p/>
        </draw:polygon>
        <draw:frame draw:style-name="gr161" draw:text-style-name="P16" draw:layer="layout" svg:width="7.847cm" svg:height="0.323cm" svg:x="12.7cm" svg:y="16.02cm">
          <draw:text-box>
            <text:p text:style-name="P1"><text:span text:style-name="T7">Airspeed …………………………………..……………..</text:span><text:span text:style-name="T6">80 MPH </text:span></text:p>
          </draw:text-box>
        </draw:frame>
        <draw:polygon draw:style-name="gr77" draw:text-style-name="P13" draw:layer="layout" svg:width="8.89cm" svg:height="0.326cm" svg:x="11.43cm" svg:y="16.67cm" svg:viewBox="0 0 8891 327" draw:points="0,327 8891,327 8891,0 0,0">
          <text:p/>
        </draw:polygon>
        <draw:frame draw:style-name="gr177" draw:text-style-name="P16" draw:layer="layout" svg:width="7.868cm" svg:height="0.323cm" svg:x="12.7cm" svg:y="16.351cm">
          <draw:text-box>
            <text:p text:style-name="P1"><text:span text:style-name="T7">Mixture ………………………………..………...……CUT—OFF </text:span></text:p>
          </draw:text-box>
        </draw:frame>
        <draw:polygon draw:style-name="gr77" draw:text-style-name="P13" draw:layer="layout" svg:width="8.89cm" svg:height="0.326cm" svg:x="11.43cm" svg:y="16.996cm" svg:viewBox="0 0 8891 327" draw:points="0,327 8891,327 8891,0 0,0">
          <text:p/>
        </draw:polygon>
        <draw:frame draw:style-name="gr178" draw:text-style-name="P16" draw:layer="layout" svg:width="7.787cm" svg:height="0.323cm" svg:x="12.7cm" svg:y="16.672cm">
          <draw:text-box>
            <text:p text:style-name="P1"><text:span text:style-name="T7">Fuel Selector…………………………………………...……OFF </text:span></text:p>
          </draw:text-box>
        </draw:frame>
        <draw:polygon draw:style-name="gr77" draw:text-style-name="P13" draw:layer="layout" svg:width="8.89cm" svg:height="0.322cm" svg:x="11.43cm" svg:y="17.322cm" svg:viewBox="0 0 8891 323" draw:points="0,323 8891,323 8891,0 0,0">
          <text:p/>
        </draw:polygon>
        <draw:frame draw:style-name="gr143" draw:text-style-name="P16" draw:layer="layout" svg:width="7.817cm" svg:height="0.323cm" svg:x="12.7cm" svg:y="16.998cm">
          <draw:text-box>
            <text:p text:style-name="P1"><text:span text:style-name="T7">Ignition Switch ……………………………..………………..OFF </text:span></text:p>
          </draw:text-box>
        </draw:frame>
        <draw:polygon draw:style-name="gr77" draw:text-style-name="P13" draw:layer="layout" svg:width="8.89cm" svg:height="0.326cm" svg:x="11.43cm" svg:y="17.644cm" svg:viewBox="0 0 8891 327" draw:points="0,327 8891,327 8891,0 0,0">
          <text:p/>
        </draw:polygon>
        <draw:frame draw:style-name="gr179" draw:text-style-name="P16" draw:layer="layout" svg:width="7.825cm" svg:height="0.323cm" svg:x="12.7cm" svg:y="17.324cm">
          <draw:text-box>
            <text:p text:style-name="P1"><text:span text:style-name="T7">Seat belt and harness………………………………...….TIGHT </text:span></text:p>
          </draw:text-box>
        </draw:frame>
        <draw:polygon draw:style-name="gr77" draw:text-style-name="P13" draw:layer="layout" svg:width="8.89cm" svg:height="0.326cm" svg:x="11.43cm" svg:y="17.97cm" svg:viewBox="0 0 8891 327" draw:points="0,327 8891,327 8891,0 0,0">
          <text:p/>
        </draw:polygon>
        <draw:frame draw:style-name="gr180" draw:text-style-name="P16" draw:layer="layout" svg:width="7.829cm" svg:height="0.323cm" svg:x="12.7cm" svg:y="17.646cm">
          <draw:text-box>
            <text:p text:style-name="P1"><text:span text:style-name="T7">Flaps……AS REQUIRED WITHIN GLIDING DIST OF FIELD </text:span></text:p>
          </draw:text-box>
        </draw:frame>
        <draw:polygon draw:style-name="gr77" draw:text-style-name="P13" draw:layer="layout" svg:width="8.89cm" svg:height="0.322cm" svg:x="11.43cm" svg:y="18.296cm" svg:viewBox="0 0 8891 323" draw:points="0,323 8891,323 8891,0 0,0">
          <text:p/>
        </draw:polygon>
        <draw:frame draw:style-name="gr181" draw:text-style-name="P16" draw:layer="layout" svg:width="6.479cm" svg:height="0.323cm" svg:x="13.97cm" svg:y="17.968cm">
          <draw:text-box>
            <text:p text:style-name="P1"><text:span text:style-name="T7">(Full Flaps Down)…………………….…</text:span><text:span text:style-name="T6">65-75 MPH </text:span></text:p>
          </draw:text-box>
        </draw:frame>
        <draw:polygon draw:style-name="gr77" draw:text-style-name="P13" draw:layer="layout" svg:width="8.89cm" svg:height="0.326cm" svg:x="11.43cm" svg:y="18.618cm" svg:viewBox="0 0 8891 327" draw:points="0,327 8891,327 8891,0 0,0">
          <text:p/>
        </draw:polygon>
        <draw:frame draw:style-name="gr182" draw:text-style-name="P16" draw:layer="layout" svg:width="7.851cm" svg:height="0.323cm" svg:x="12.7cm" svg:y="18.298cm">
          <draw:text-box>
            <text:p text:style-name="P1"><text:span text:style-name="T7">Master Switch …………………………………………….....OFF </text:span></text:p>
          </draw:text-box>
        </draw:frame>
        <draw:polygon draw:style-name="gr77" draw:text-style-name="P13" draw:layer="layout" svg:width="8.89cm" svg:height="0.326cm" svg:x="11.43cm" svg:y="18.944cm" svg:viewBox="0 0 8891 327" draw:points="0,327 8891,327 8891,0 0,0">
          <text:p/>
        </draw:polygon>
        <draw:frame draw:style-name="gr142" draw:text-style-name="P16" draw:layer="layout" svg:width="7.825cm" svg:height="0.323cm" svg:x="12.7cm" svg:y="18.62cm">
          <draw:text-box>
            <text:p text:style-name="P1"><text:span text:style-name="T7">Cabin Doors..…..…UNLACH PRIOR TO FINAL APPROACH </text:span></text:p>
          </draw:text-box>
        </draw:frame>
        <draw:polygon draw:style-name="gr77" draw:text-style-name="P13" draw:layer="layout" svg:width="8.89cm" svg:height="0.321cm" svg:x="11.43cm" svg:y="19.27cm" svg:viewBox="0 0 8891 322" draw:points="0,322 8891,322 8891,0 0,0">
          <text:p/>
        </draw:polygon>
        <draw:frame draw:style-name="gr164" draw:text-style-name="P16" draw:layer="layout" svg:width="7.846cm" svg:height="0.323cm" svg:x="12.7cm" svg:y="18.946cm">
          <draw:text-box>
            <text:p text:style-name="P1"><text:span text:style-name="T7">Touchdown <text:s/>…………...…SLIGHTLY TAIL LOW(min. speed) </text:span></text:p>
          </draw:text-box>
        </draw:frame>
        <draw:polygon draw:style-name="gr77" draw:text-style-name="P13" draw:layer="layout" svg:width="8.89cm" svg:height="0.043cm" svg:x="11.43cm" svg:y="19.591cm" svg:viewBox="0 0 8891 44" draw:points="0,44 8891,44 8891,0 0,0">
          <text:p/>
        </draw:polygon>
        <draw:frame draw:style-name="gr183" draw:text-style-name="P16" draw:layer="layout" svg:width="6.471cm" svg:height="0.323cm" svg:x="12.7cm" svg:y="19.272cm">
          <draw:text-box>
            <text:p text:style-name="P1"><text:span text:style-name="T7">Apply heavy braking while holding full up elevator. </text:span></text:p>
          </draw:text-box>
        </draw:frame>
        <draw:polygon draw:style-name="gr77" draw:text-style-name="P13" draw:layer="layout" svg:width="0.017cm" svg:height="0.055cm" svg:x="11.214cm" svg:y="15.565cm" svg:viewBox="0 0 18 56" draw:points="0,56 18,56 18,0 0,0">
          <text:p/>
        </draw:polygon>
        <draw:polygon draw:style-name="gr77" draw:text-style-name="P13" draw:layer="layout" svg:width="0.05cm" svg:height="0.017cm" svg:x="11.214cm" svg:y="15.565cm" svg:viewBox="0 0 51 18" draw:points="0,18 51,18 51,0 0,0">
          <text:p/>
        </draw:polygon>
        <draw:polygon draw:style-name="gr77" draw:text-style-name="P13" draw:layer="layout" svg:width="0.017cm" svg:height="0.021cm" svg:x="11.247cm" svg:y="15.599cm" svg:viewBox="0 0 18 22" draw:points="0,22 18,22 18,0 0,0">
          <text:p/>
        </draw:polygon>
        <draw:polygon draw:style-name="gr77" draw:text-style-name="P13" draw:layer="layout" svg:width="0.017cm" svg:height="0.017cm" svg:x="11.247cm" svg:y="15.599cm" svg:viewBox="0 0 18 18" draw:points="0,18 18,18 18,0 0,0">
          <text:p/>
        </draw:polygon>
        <draw:polygon draw:style-name="gr77" draw:text-style-name="P13" draw:layer="layout" svg:width="0.051cm" svg:height="0.004cm" svg:x="11.264cm" svg:y="15.616cm" svg:viewBox="0 0 52 5" draw:points="0,5 52,5 52,0 0,0">
          <text:p/>
        </draw:polygon>
        <draw:polygon draw:style-name="gr77" draw:text-style-name="P13" draw:layer="layout" svg:width="0.051cm" svg:height="0.017cm" svg:x="11.264cm" svg:y="15.565cm" svg:viewBox="0 0 52 18" draw:points="0,18 52,18 52,0 0,0">
          <text:p/>
        </draw:polygon>
        <draw:polygon draw:style-name="gr77" draw:text-style-name="P13" draw:layer="layout" svg:width="0.051cm" svg:height="0.017cm" svg:x="11.264cm" svg:y="15.599cm" svg:viewBox="0 0 52 18" draw:points="0,18 52,18 52,0 0,0">
          <text:p/>
        </draw:polygon>
        <draw:polygon draw:style-name="gr77" draw:text-style-name="P13" draw:layer="layout" svg:width="9.17cm" svg:height="0.017cm" svg:x="11.315cm" svg:y="15.565cm" svg:viewBox="0 0 9171 18" draw:points="0,18 9171,18 9171,0 0,0">
          <text:p/>
        </draw:polygon>
        <draw:polygon draw:style-name="gr77" draw:text-style-name="P13" draw:layer="layout" svg:width="9.17cm" svg:height="0.017cm" svg:x="11.315cm" svg:y="15.599cm" svg:viewBox="0 0 9171 18" draw:points="0,18 9171,18 9171,0 0,0">
          <text:p/>
        </draw:polygon>
        <draw:polygon draw:style-name="gr77" draw:text-style-name="P13" draw:layer="layout" svg:width="9.17cm" svg:height="0.004cm" svg:x="11.315cm" svg:y="15.616cm" svg:viewBox="0 0 9171 5" draw:points="0,5 9171,5 9171,0 0,0">
          <text:p/>
        </draw:polygon>
        <draw:polygon draw:style-name="gr77" draw:text-style-name="P13" draw:layer="layout" svg:width="0.017cm" svg:height="0.004cm" svg:x="20.518cm" svg:y="15.616cm" svg:viewBox="0 0 18 5" draw:points="0,5 18,5 18,0 0,0">
          <text:p/>
        </draw:polygon>
        <draw:polygon draw:style-name="gr77" draw:text-style-name="P13" draw:layer="layout" svg:width="0.017cm" svg:height="0.004cm" svg:x="20.485cm" svg:y="15.616cm" svg:viewBox="0 0 18 5" draw:points="0,5 18,5 18,0 0,0">
          <text:p/>
        </draw:polygon>
        <draw:polygon draw:style-name="gr77" draw:text-style-name="P13" draw:layer="layout" svg:width="0.05cm" svg:height="0.017cm" svg:x="20.485cm" svg:y="15.565cm" svg:viewBox="0 0 51 18" draw:points="0,18 51,18 51,0 0,0">
          <text:p/>
        </draw:polygon>
        <draw:polygon draw:style-name="gr77" draw:text-style-name="P13" draw:layer="layout" svg:width="0.017cm" svg:height="0.017cm" svg:x="20.485cm" svg:y="15.599cm" svg:viewBox="0 0 18 18" draw:points="0,18 18,18 18,0 0,0">
          <text:p/>
        </draw:polygon>
        <draw:polygon draw:style-name="gr77" draw:text-style-name="P13" draw:layer="layout" svg:width="0.017cm" svg:height="0.017cm" svg:x="20.518cm" svg:y="15.599cm" svg:viewBox="0 0 18 18" draw:points="0,18 18,18 18,0 0,0">
          <text:p/>
        </draw:polygon>
        <draw:polygon draw:style-name="gr77" draw:text-style-name="P13" draw:layer="layout" svg:width="9.271cm" svg:height="0.006cm" svg:x="11.239cm" svg:y="19.629cm" svg:viewBox="0 0 9272 7" draw:points="0,7 9272,7 9272,0 0,0">
          <text:p/>
        </draw:polygon>
        <draw:polygon draw:style-name="gr77" draw:text-style-name="P13" draw:layer="layout" svg:width="0.017cm" svg:height="4.013cm" svg:x="11.247cm" svg:y="15.621cm" svg:viewBox="0 0 18 4014" draw:points="0,4014 18,4014 18,0 0,0">
          <text:p/>
        </draw:polygon>
        <draw:polygon draw:style-name="gr77" draw:text-style-name="P13" draw:layer="layout" svg:width="0.017cm" svg:height="4.013cm" svg:x="11.214cm" svg:y="15.621cm" svg:viewBox="0 0 18 4014" draw:points="0,4014 18,4014 18,0 0,0">
          <text:p/>
        </draw:polygon>
        <draw:polygon draw:style-name="gr77" draw:text-style-name="P13" draw:layer="layout" svg:width="0.017cm" svg:height="4.013cm" svg:x="20.518cm" svg:y="15.621cm" svg:viewBox="0 0 18 4014" draw:points="0,4014 18,4014 18,0 0,0">
          <text:p/>
        </draw:polygon>
        <draw:polygon draw:style-name="gr77" draw:text-style-name="P13" draw:layer="layout" svg:width="0.017cm" svg:height="4.013cm" svg:x="20.485cm" svg:y="15.621cm" svg:viewBox="0 0 18 4014" draw:points="0,4014 18,4014 18,0 0,0">
          <text:p/>
        </draw:polygon>
        <draw:polygon draw:style-name="gr77" draw:text-style-name="P13" draw:layer="layout" svg:width="9.271cm" svg:height="0.165cm" svg:x="11.239cm" svg:y="19.685cm" svg:viewBox="0 0 9272 166" draw:points="0,166 9272,166 9272,0 0,0">
          <text:p/>
        </draw:polygon>
        <draw:polygon draw:style-name="gr77" draw:text-style-name="P13" draw:layer="layout" svg:width="8.89cm" svg:height="0.165cm" svg:x="11.43cm" svg:y="19.685cm" svg:viewBox="0 0 8891 166" draw:points="0,166 8891,166 8891,0 0,0">
          <text:p/>
        </draw:polygon>
        <draw:frame draw:style-name="gr149" draw:text-style-name="P18" draw:layer="layout" svg:width="0.033cm" svg:height="0.039cm" svg:x="12.7cm" svg:y="19.591cm">
          <draw:text-box>
            <text:p text:style-name="P1"><text:span text:style-name="T26"><text:s/></text:span></text:p>
          </draw:text-box>
        </draw:frame>
        <draw:polygon draw:style-name="gr77" draw:text-style-name="P13" draw:layer="layout" svg:width="0.025cm" svg:height="0.004cm" svg:x="11.239cm" svg:y="19.685cm" svg:viewBox="0 0 26 5" draw:points="0,5 26,5 26,0 0,0">
          <text:p/>
        </draw:polygon>
        <draw:polygon draw:style-name="gr77" draw:text-style-name="P13" draw:layer="layout" svg:width="0.017cm" svg:height="0.051cm" svg:x="11.214cm" svg:y="19.634cm" svg:viewBox="0 0 18 52" draw:points="0,52 18,52 18,0 0,0">
          <text:p/>
        </draw:polygon>
        <draw:polygon draw:style-name="gr77" draw:text-style-name="P13" draw:layer="layout" svg:width="0.05cm" svg:height="0.017cm" svg:x="11.214cm" svg:y="19.668cm" svg:viewBox="0 0 51 18" draw:points="0,18 51,18 51,0 0,0">
          <text:p/>
        </draw:polygon>
        <draw:polygon draw:style-name="gr77" draw:text-style-name="P13" draw:layer="layout" svg:width="0.017cm" svg:height="0.017cm" svg:x="11.247cm" svg:y="19.634cm" svg:viewBox="0 0 18 18" draw:points="0,18 18,18 18,0 0,0">
          <text:p/>
        </draw:polygon>
        <draw:polygon draw:style-name="gr77" draw:text-style-name="P13" draw:layer="layout" svg:width="0.017cm" svg:height="0.017cm" svg:x="11.247cm" svg:y="19.634cm" svg:viewBox="0 0 18 18" draw:points="0,18 18,18 18,0 0,0">
          <text:p/>
        </draw:polygon>
        <draw:polygon draw:style-name="gr77" draw:text-style-name="P13" draw:layer="layout" svg:width="0.051cm" svg:height="0.004cm" svg:x="11.264cm" svg:y="19.685cm" svg:viewBox="0 0 52 5" draw:points="0,5 52,5 52,0 0,0">
          <text:p/>
        </draw:polygon>
        <draw:polygon draw:style-name="gr77" draw:text-style-name="P13" draw:layer="layout" svg:width="0.051cm" svg:height="0.017cm" svg:x="11.264cm" svg:y="19.634cm" svg:viewBox="0 0 52 18" draw:points="0,18 52,18 52,0 0,0">
          <text:p/>
        </draw:polygon>
        <draw:polygon draw:style-name="gr77" draw:text-style-name="P13" draw:layer="layout" svg:width="0.051cm" svg:height="0.017cm" svg:x="11.264cm" svg:y="19.668cm" svg:viewBox="0 0 52 18" draw:points="0,18 52,18 52,0 0,0">
          <text:p/>
        </draw:polygon>
        <draw:polygon draw:style-name="gr77" draw:text-style-name="P13" draw:layer="layout" svg:width="9.17cm" svg:height="0.017cm" svg:x="11.315cm" svg:y="19.634cm" svg:viewBox="0 0 9171 18" draw:points="0,18 9171,18 9171,0 0,0">
          <text:p/>
        </draw:polygon>
        <draw:polygon draw:style-name="gr77" draw:text-style-name="P13" draw:layer="layout" svg:width="9.17cm" svg:height="0.017cm" svg:x="11.315cm" svg:y="19.668cm" svg:viewBox="0 0 9171 18" draw:points="0,18 9171,18 9171,0 0,0">
          <text:p/>
        </draw:polygon>
        <draw:polygon draw:style-name="gr77" draw:text-style-name="P13" draw:layer="layout" svg:width="9.17cm" svg:height="0.004cm" svg:x="11.315cm" svg:y="19.685cm" svg:viewBox="0 0 9171 5" draw:points="0,5 9171,5 9171,0 0,0">
          <text:p/>
        </draw:polygon>
        <draw:polygon draw:style-name="gr77" draw:text-style-name="P13" draw:layer="layout" svg:width="0.025cm" svg:height="0.004cm" svg:x="20.485cm" svg:y="19.685cm" svg:viewBox="0 0 26 5" draw:points="0,5 26,5 26,0 0,0">
          <text:p/>
        </draw:polygon>
        <draw:polygon draw:style-name="gr77" draw:text-style-name="P13" draw:layer="layout" svg:width="0.017cm" svg:height="0.017cm" svg:x="20.485cm" svg:y="19.634cm" svg:viewBox="0 0 18 18" draw:points="0,18 18,18 18,0 0,0">
          <text:p/>
        </draw:polygon>
        <draw:polygon draw:style-name="gr77" draw:text-style-name="P13" draw:layer="layout" svg:width="0.017cm" svg:height="0.017cm" svg:x="20.518cm" svg:y="19.634cm" svg:viewBox="0 0 18 18" draw:points="0,18 18,18 18,0 0,0">
          <text:p/>
        </draw:polygon>
        <draw:polygon draw:style-name="gr77" draw:text-style-name="P13" draw:layer="layout" svg:width="0.05cm" svg:height="0.017cm" svg:x="20.485cm" svg:y="19.668cm" svg:viewBox="0 0 51 18" draw:points="0,18 51,18 51,0 0,0">
          <text:p/>
        </draw:polygon>
        <draw:polygon draw:style-name="gr77" draw:text-style-name="P13" draw:layer="layout" svg:width="9.271cm" svg:height="0.006cm" svg:x="11.239cm" svg:y="19.845cm" svg:viewBox="0 0 9272 7" draw:points="0,7 9272,7 9272,0 0,0">
          <text:p/>
        </draw:polygon>
        <draw:polygon draw:style-name="gr77" draw:text-style-name="P13" draw:layer="layout" svg:width="9.221cm" svg:height="2.07cm" svg:x="11.264cm" svg:y="19.9cm" svg:viewBox="0 0 9222 2071" draw:points="0,2071 9222,2071 9222,0 0,0">
          <text:p/>
        </draw:polygon>
        <draw:polygon draw:style-name="gr77" draw:text-style-name="P13" draw:layer="layout" svg:width="8.89cm" svg:height="0.081cm" svg:x="11.43cm" svg:y="19.9cm" svg:viewBox="0 0 8891 82" draw:points="0,82 8891,82 8891,0 0,0">
          <text:p/>
        </draw:polygon>
        <draw:frame draw:style-name="gr144" draw:text-style-name="P17" draw:layer="layout" svg:width="0.138cm" svg:height="0.158cm" svg:x="11.43cm" svg:y="19.69cm">
          <draw:text-box>
            <text:p text:style-name="P1"><text:span text:style-name="T28"><text:s/></text:span></text:p>
          </draw:text-box>
        </draw:frame>
        <draw:polygon draw:style-name="gr77" draw:text-style-name="P13" draw:layer="layout" svg:width="8.89cm" svg:height="0.326cm" svg:x="11.43cm" svg:y="19.981cm" svg:viewBox="0 0 8891 327" draw:points="0,327 8891,327 8891,0 0,0">
          <text:p/>
        </draw:polygon>
        <draw:frame draw:style-name="gr135" draw:text-style-name="P15" draw:layer="layout" svg:width="0.071cm" svg:height="0.082cm" svg:x="11.43cm" svg:y="19.899cm">
          <draw:text-box>
            <text:p text:style-name="P1"><text:span text:style-name="T5"><text:s/></text:span></text:p>
          </draw:text-box>
        </draw:frame>
        <draw:polygon draw:style-name="gr77" draw:text-style-name="P13" draw:layer="layout" svg:width="8.89cm" svg:height="0.326cm" svg:x="11.43cm" svg:y="20.307cm" svg:viewBox="0 0 8891 327" draw:points="0,327 8891,327 8891,0 0,0">
          <text:p/>
        </draw:polygon>
        <draw:frame draw:style-name="gr184" draw:text-style-name="P16" draw:layer="layout" svg:width="4.845cm" svg:height="0.323cm" svg:x="11.43cm" svg:y="19.979cm">
          <draw:text-box>
            <text:p text:style-name="P1"><text:span text:style-name="T6">ELECTRICAL FIRE </text:span><text:span text:style-name="T7">(smoke in cabin) </text:span></text:p>
          </draw:text-box>
        </draw:frame>
        <draw:polygon draw:style-name="gr77" draw:text-style-name="P13" draw:layer="layout" svg:width="8.89cm" svg:height="0.321cm" svg:x="11.43cm" svg:y="20.633cm" svg:viewBox="0 0 8891 322" draw:points="0,322 8891,322 8891,0 0,0">
          <text:p/>
        </draw:polygon>
        <draw:frame draw:style-name="gr179" draw:text-style-name="P16" draw:layer="layout" svg:width="7.817cm" svg:height="0.323cm" svg:x="12.7cm" svg:y="20.309cm">
          <draw:text-box>
            <text:p text:style-name="P1"><text:span text:style-name="T7">Master Switch…………………………………………….….OFF </text:span></text:p>
          </draw:text-box>
        </draw:frame>
        <draw:polygon draw:style-name="gr77" draw:text-style-name="P13" draw:layer="layout" svg:width="8.89cm" svg:height="0.325cm" svg:x="11.43cm" svg:y="20.955cm" svg:viewBox="0 0 8891 326" draw:points="0,326 8891,326 8891,0 0,0">
          <text:p/>
        </draw:polygon>
        <draw:frame draw:style-name="gr161" draw:text-style-name="P16" draw:layer="layout" svg:width="7.838cm" svg:height="0.323cm" svg:x="12.7cm" svg:y="20.635cm">
          <draw:text-box>
            <text:p text:style-name="P1"><text:span text:style-name="T7">All Electrical Switches (except ignition)…..….……………OFF </text:span></text:p>
          </draw:text-box>
        </draw:frame>
        <draw:polygon draw:style-name="gr77" draw:text-style-name="P13" draw:layer="layout" svg:width="8.89cm" svg:height="0.326cm" svg:x="11.43cm" svg:y="21.28cm" svg:viewBox="0 0 8891 327" draw:points="0,327 8891,327 8891,0 0,0">
          <text:p/>
        </draw:polygon>
        <draw:frame draw:style-name="gr161" draw:text-style-name="P16" draw:layer="layout" svg:width="7.825cm" svg:height="0.323cm" svg:x="12.7cm" svg:y="20.957cm">
          <draw:text-box>
            <text:p text:style-name="P1"><text:span text:style-name="T7">Vents / Windows……..……………..OPEN TO VENT SMOKE </text:span></text:p>
          </draw:text-box>
        </draw:frame>
        <draw:polygon draw:style-name="gr77" draw:text-style-name="P13" draw:layer="layout" svg:width="8.89cm" svg:height="0.322cm" svg:x="11.43cm" svg:y="21.606cm" svg:viewBox="0 0 8891 323" draw:points="0,323 8891,323 8891,0 0,0">
          <text:p/>
        </draw:polygon>
        <draw:frame draw:style-name="gr185" draw:text-style-name="P16" draw:layer="layout" svg:width="7.817cm" svg:height="0.323cm" svg:x="12.7cm" svg:y="21.283cm">
          <draw:text-box>
            <text:p text:style-name="P1"><text:span text:style-name="T7">Cabin Heat………………………………………………...…OFF </text:span></text:p>
          </draw:text-box>
        </draw:frame>
        <draw:polygon draw:style-name="gr77" draw:text-style-name="P13" draw:layer="layout" svg:width="8.89cm" svg:height="0.042cm" svg:x="11.43cm" svg:y="21.928cm" svg:viewBox="0 0 8891 43" draw:points="0,43 8891,43 8891,0 0,0">
          <text:p/>
        </draw:polygon>
        <draw:frame draw:style-name="gr186" draw:text-style-name="P16" draw:layer="layout" svg:width="3.389cm" svg:height="0.323cm" svg:x="12.7cm" svg:y="21.608cm">
          <draw:text-box>
            <text:p text:style-name="P1"><text:span text:style-name="T7">Land as soon as Practical </text:span></text:p>
          </draw:text-box>
        </draw:frame>
        <draw:polygon draw:style-name="gr77" draw:text-style-name="P13" draw:layer="layout" svg:width="0.017cm" svg:height="0.055cm" svg:x="11.214cm" svg:y="19.85cm" svg:viewBox="0 0 18 56" draw:points="0,56 18,56 18,0 0,0">
          <text:p/>
        </draw:polygon>
        <draw:polygon draw:style-name="gr77" draw:text-style-name="P13" draw:layer="layout" svg:width="0.05cm" svg:height="0.017cm" svg:x="11.214cm" svg:y="19.85cm" svg:viewBox="0 0 51 18" draw:points="0,18 51,18 51,0 0,0">
          <text:p/>
        </draw:polygon>
        <draw:polygon draw:style-name="gr77" draw:text-style-name="P13" draw:layer="layout" svg:width="0.017cm" svg:height="0.022cm" svg:x="11.247cm" svg:y="19.883cm" svg:viewBox="0 0 18 23" draw:points="0,23 18,23 18,0 0,0">
          <text:p/>
        </draw:polygon>
        <draw:polygon draw:style-name="gr77" draw:text-style-name="P13" draw:layer="layout" svg:width="0.017cm" svg:height="0.017cm" svg:x="11.247cm" svg:y="19.883cm" svg:viewBox="0 0 18 18" draw:points="0,18 18,18 18,0 0,0">
          <text:p/>
        </draw:polygon>
        <draw:polygon draw:style-name="gr77" draw:text-style-name="P13" draw:layer="layout" svg:width="0.051cm" svg:height="0.005cm" svg:x="11.264cm" svg:y="19.9cm" svg:viewBox="0 0 52 6" draw:points="0,6 52,6 52,0 0,0">
          <text:p/>
        </draw:polygon>
        <draw:polygon draw:style-name="gr77" draw:text-style-name="P13" draw:layer="layout" svg:width="0.051cm" svg:height="0.017cm" svg:x="11.264cm" svg:y="19.85cm" svg:viewBox="0 0 52 18" draw:points="0,18 52,18 52,0 0,0">
          <text:p/>
        </draw:polygon>
        <draw:polygon draw:style-name="gr77" draw:text-style-name="P13" draw:layer="layout" svg:width="0.051cm" svg:height="0.017cm" svg:x="11.264cm" svg:y="19.883cm" svg:viewBox="0 0 52 18" draw:points="0,18 52,18 52,0 0,0">
          <text:p/>
        </draw:polygon>
        <draw:polygon draw:style-name="gr77" draw:text-style-name="P13" draw:layer="layout" svg:width="9.17cm" svg:height="0.017cm" svg:x="11.315cm" svg:y="19.85cm" svg:viewBox="0 0 9171 18" draw:points="0,18 9171,18 9171,0 0,0">
          <text:p/>
        </draw:polygon>
        <draw:polygon draw:style-name="gr77" draw:text-style-name="P13" draw:layer="layout" svg:width="9.17cm" svg:height="0.017cm" svg:x="11.315cm" svg:y="19.883cm" svg:viewBox="0 0 9171 18" draw:points="0,18 9171,18 9171,0 0,0">
          <text:p/>
        </draw:polygon>
        <draw:polygon draw:style-name="gr77" draw:text-style-name="P13" draw:layer="layout" svg:width="9.17cm" svg:height="0.005cm" svg:x="11.315cm" svg:y="19.9cm" svg:viewBox="0 0 9171 6" draw:points="0,6 9171,6 9171,0 0,0">
          <text:p/>
        </draw:polygon>
        <draw:polygon draw:style-name="gr77" draw:text-style-name="P13" draw:layer="layout" svg:width="0.017cm" svg:height="0.005cm" svg:x="20.518cm" svg:y="19.9cm" svg:viewBox="0 0 18 6" draw:points="0,6 18,6 18,0 0,0">
          <text:p/>
        </draw:polygon>
        <draw:polygon draw:style-name="gr77" draw:text-style-name="P13" draw:layer="layout" svg:width="0.017cm" svg:height="0.005cm" svg:x="20.485cm" svg:y="19.9cm" svg:viewBox="0 0 18 6" draw:points="0,6 18,6 18,0 0,0">
          <text:p/>
        </draw:polygon>
        <draw:polygon draw:style-name="gr77" draw:text-style-name="P13" draw:layer="layout" svg:width="0.05cm" svg:height="0.017cm" svg:x="20.485cm" svg:y="19.85cm" svg:viewBox="0 0 51 18" draw:points="0,18 51,18 51,0 0,0">
          <text:p/>
        </draw:polygon>
        <draw:polygon draw:style-name="gr77" draw:text-style-name="P13" draw:layer="layout" svg:width="0.017cm" svg:height="0.017cm" svg:x="20.485cm" svg:y="19.883cm" svg:viewBox="0 0 18 18" draw:points="0,18 18,18 18,0 0,0">
          <text:p/>
        </draw:polygon>
        <draw:polygon draw:style-name="gr77" draw:text-style-name="P13" draw:layer="layout" svg:width="0.017cm" svg:height="0.017cm" svg:x="20.518cm" svg:y="19.883cm" svg:viewBox="0 0 18 18" draw:points="0,18 18,18 18,0 0,0">
          <text:p/>
        </draw:polygon>
        <draw:polygon draw:style-name="gr77" draw:text-style-name="P13" draw:layer="layout" svg:width="9.271cm" svg:height="0.004cm" svg:x="11.239cm" svg:y="21.966cm" svg:viewBox="0 0 9272 5" draw:points="0,5 9272,5 9272,0 0,0">
          <text:p/>
        </draw:polygon>
        <draw:polygon draw:style-name="gr77" draw:text-style-name="P13" draw:layer="layout" svg:width="0.017cm" svg:height="2.065cm" svg:x="11.247cm" svg:y="19.905cm" svg:viewBox="0 0 18 2066" draw:points="0,2066 18,2066 18,0 0,0">
          <text:p/>
        </draw:polygon>
        <draw:polygon draw:style-name="gr77" draw:text-style-name="P13" draw:layer="layout" svg:width="0.017cm" svg:height="2.065cm" svg:x="11.214cm" svg:y="19.905cm" svg:viewBox="0 0 18 2066" draw:points="0,2066 18,2066 18,0 0,0">
          <text:p/>
        </draw:polygon>
        <draw:polygon draw:style-name="gr77" draw:text-style-name="P13" draw:layer="layout" svg:width="0.017cm" svg:height="2.065cm" svg:x="20.518cm" svg:y="19.905cm" svg:viewBox="0 0 18 2066" draw:points="0,2066 18,2066 18,0 0,0">
          <text:p/>
        </draw:polygon>
        <draw:polygon draw:style-name="gr77" draw:text-style-name="P13" draw:layer="layout" svg:width="0.017cm" svg:height="2.065cm" svg:x="20.485cm" svg:y="19.905cm" svg:viewBox="0 0 18 2066" draw:points="0,2066 18,2066 18,0 0,0">
          <text:p/>
        </draw:polygon>
        <draw:polygon draw:style-name="gr77" draw:text-style-name="P13" draw:layer="layout" svg:width="9.271cm" svg:height="0.165cm" svg:x="11.239cm" svg:y="22.021cm" svg:viewBox="0 0 9272 166" draw:points="0,166 9272,166 9272,0 0,0">
          <text:p/>
        </draw:polygon>
        <draw:polygon draw:style-name="gr77" draw:text-style-name="P13" draw:layer="layout" svg:width="8.89cm" svg:height="0.165cm" svg:x="11.43cm" svg:y="22.021cm" svg:viewBox="0 0 8891 166" draw:points="0,166 8891,166 8891,0 0,0">
          <text:p/>
        </draw:polygon>
        <draw:frame draw:style-name="gr149" draw:text-style-name="P18" draw:layer="layout" svg:width="0.033cm" svg:height="0.039cm" svg:x="12.7cm" svg:y="21.928cm">
          <draw:text-box>
            <text:p text:style-name="P1"><text:span text:style-name="T26"><text:s/></text:span></text:p>
          </draw:text-box>
        </draw:frame>
        <draw:polygon draw:style-name="gr77" draw:text-style-name="P13" draw:layer="layout" svg:width="0.025cm" svg:height="0.006cm" svg:x="11.239cm" svg:y="22.021cm" svg:viewBox="0 0 26 7" draw:points="0,7 26,7 26,0 0,0">
          <text:p/>
        </draw:polygon>
        <draw:polygon draw:style-name="gr77" draw:text-style-name="P13" draw:layer="layout" svg:width="0.017cm" svg:height="0.05cm" svg:x="11.214cm" svg:y="21.971cm" svg:viewBox="0 0 18 51" draw:points="0,51 18,51 18,0 0,0">
          <text:p/>
        </draw:polygon>
        <draw:polygon draw:style-name="gr77" draw:text-style-name="P13" draw:layer="layout" svg:width="0.05cm" svg:height="0.017cm" svg:x="11.214cm" svg:y="22.004cm" svg:viewBox="0 0 51 18" draw:points="0,18 51,18 51,0 0,0">
          <text:p/>
        </draw:polygon>
        <draw:polygon draw:style-name="gr77" draw:text-style-name="P13" draw:layer="layout" svg:width="0.017cm" svg:height="0.016cm" svg:x="11.247cm" svg:y="21.971cm" svg:viewBox="0 0 18 17" draw:points="0,17 18,17 18,0 0,0">
          <text:p/>
        </draw:polygon>
        <draw:polygon draw:style-name="gr77" draw:text-style-name="P13" draw:layer="layout" svg:width="0.017cm" svg:height="0.016cm" svg:x="11.247cm" svg:y="21.971cm" svg:viewBox="0 0 18 17" draw:points="0,17 18,17 18,0 0,0">
          <text:p/>
        </draw:polygon>
        <draw:polygon draw:style-name="gr77" draw:text-style-name="P13" draw:layer="layout" svg:width="0.051cm" svg:height="0.006cm" svg:x="11.264cm" svg:y="22.021cm" svg:viewBox="0 0 52 7" draw:points="0,7 52,7 52,0 0,0">
          <text:p/>
        </draw:polygon>
        <draw:polygon draw:style-name="gr77" draw:text-style-name="P13" draw:layer="layout" svg:width="0.051cm" svg:height="0.016cm" svg:x="11.264cm" svg:y="21.971cm" svg:viewBox="0 0 52 17" draw:points="0,17 52,17 52,0 0,0">
          <text:p/>
        </draw:polygon>
        <draw:polygon draw:style-name="gr77" draw:text-style-name="P13" draw:layer="layout" svg:width="0.051cm" svg:height="0.017cm" svg:x="11.264cm" svg:y="22.004cm" svg:viewBox="0 0 52 18" draw:points="0,18 52,18 52,0 0,0">
          <text:p/>
        </draw:polygon>
        <draw:polygon draw:style-name="gr77" draw:text-style-name="P13" draw:layer="layout" svg:width="9.17cm" svg:height="0.016cm" svg:x="11.315cm" svg:y="21.971cm" svg:viewBox="0 0 9171 17" draw:points="0,17 9171,17 9171,0 0,0">
          <text:p/>
        </draw:polygon>
        <draw:polygon draw:style-name="gr77" draw:text-style-name="P13" draw:layer="layout" svg:width="9.17cm" svg:height="0.017cm" svg:x="11.315cm" svg:y="22.004cm" svg:viewBox="0 0 9171 18" draw:points="0,18 9171,18 9171,0 0,0">
          <text:p/>
        </draw:polygon>
        <draw:polygon draw:style-name="gr77" draw:text-style-name="P13" draw:layer="layout" svg:width="9.17cm" svg:height="0.006cm" svg:x="11.315cm" svg:y="22.021cm" svg:viewBox="0 0 9171 7" draw:points="0,7 9171,7 9171,0 0,0">
          <text:p/>
        </draw:polygon>
        <draw:polygon draw:style-name="gr77" draw:text-style-name="P13" draw:layer="layout" svg:width="0.025cm" svg:height="0.006cm" svg:x="20.485cm" svg:y="22.021cm" svg:viewBox="0 0 26 7" draw:points="0,7 26,7 26,0 0,0">
          <text:p/>
        </draw:polygon>
        <draw:polygon draw:style-name="gr77" draw:text-style-name="P13" draw:layer="layout" svg:width="0.017cm" svg:height="0.016cm" svg:x="20.485cm" svg:y="21.971cm" svg:viewBox="0 0 18 17" draw:points="0,17 18,17 18,0 0,0">
          <text:p/>
        </draw:polygon>
        <draw:polygon draw:style-name="gr77" draw:text-style-name="P13" draw:layer="layout" svg:width="0.017cm" svg:height="0.016cm" svg:x="20.518cm" svg:y="21.971cm" svg:viewBox="0 0 18 17" draw:points="0,17 18,17 18,0 0,0">
          <text:p/>
        </draw:polygon>
        <draw:polygon draw:style-name="gr77" draw:text-style-name="P13" draw:layer="layout" svg:width="0.05cm" svg:height="0.017cm" svg:x="20.485cm" svg:y="22.004cm" svg:viewBox="0 0 51 18" draw:points="0,18 51,18 51,0 0,0">
          <text:p/>
        </draw:polygon>
        <draw:polygon draw:style-name="gr77" draw:text-style-name="P13" draw:layer="layout" svg:width="9.271cm" svg:height="0.004cm" svg:x="11.239cm" svg:y="22.182cm" svg:viewBox="0 0 9272 5" draw:points="0,5 9272,5 9272,0 0,0">
          <text:p/>
        </draw:polygon>
        <draw:polygon draw:style-name="gr77" draw:text-style-name="P13" draw:layer="layout" svg:width="9.221cm" svg:height="3.734cm" svg:x="11.264cm" svg:y="22.237cm" svg:viewBox="0 0 9222 3735" draw:points="0,3735 9222,3735 9222,0 0,0">
          <text:p/>
        </draw:polygon>
        <draw:polygon draw:style-name="gr77" draw:text-style-name="P13" draw:layer="layout" svg:width="8.89cm" svg:height="0.081cm" svg:x="11.43cm" svg:y="22.237cm" svg:viewBox="0 0 8891 82" draw:points="0,82 8891,82 8891,0 0,0">
          <text:p/>
        </draw:polygon>
        <draw:frame draw:style-name="gr144" draw:text-style-name="P17" draw:layer="layout" svg:width="0.138cm" svg:height="0.158cm" svg:x="11.43cm" svg:y="22.027cm">
          <draw:text-box>
            <text:p text:style-name="P1"><text:span text:style-name="T25"><text:s/></text:span></text:p>
          </draw:text-box>
        </draw:frame>
        <draw:polygon draw:style-name="gr77" draw:text-style-name="P13" draw:layer="layout" svg:width="8.89cm" svg:height="0.326cm" svg:x="11.43cm" svg:y="22.318cm" svg:viewBox="0 0 8891 327" draw:points="0,327 8891,327 8891,0 0,0">
          <text:p/>
        </draw:polygon>
        <draw:frame draw:style-name="gr135" draw:text-style-name="P15" draw:layer="layout" svg:width="0.071cm" svg:height="0.082cm" svg:x="11.43cm" svg:y="22.236cm">
          <draw:text-box>
            <text:p text:style-name="P1"><text:span text:style-name="T5"><text:s/></text:span></text:p>
          </draw:text-box>
        </draw:frame>
        <draw:polygon draw:style-name="gr77" draw:text-style-name="P13" draw:layer="layout" svg:width="8.89cm" svg:height="0.326cm" svg:x="11.43cm" svg:y="22.644cm" svg:viewBox="0 0 8891 327" draw:points="0,327 8891,327 8891,0 0,0">
          <text:p/>
        </draw:polygon>
        <draw:frame draw:style-name="gr187" draw:text-style-name="P16" draw:layer="layout" svg:width="3.414cm" svg:height="0.323cm" svg:x="11.43cm" svg:y="22.315cm">
          <draw:text-box>
            <text:p text:style-name="P1"><text:span text:style-name="T6">ENGINE FIRE IN FLIGHT </text:span></text:p>
          </draw:text-box>
        </draw:frame>
        <draw:polygon draw:style-name="gr77" draw:text-style-name="P13" draw:layer="layout" svg:width="8.89cm" svg:height="0.321cm" svg:x="11.43cm" svg:y="22.97cm" svg:viewBox="0 0 8891 322" draw:points="0,322 8891,322 8891,0 0,0">
          <text:p/>
        </draw:polygon>
        <draw:frame draw:style-name="gr177" draw:text-style-name="P16" draw:layer="layout" svg:width="7.868cm" svg:height="0.323cm" svg:x="12.7cm" svg:y="22.646cm">
          <draw:text-box>
            <text:p text:style-name="P1"><text:span text:style-name="T7">Mixture ………………………………..………...……CUT—OFF </text:span></text:p>
          </draw:text-box>
        </draw:frame>
        <draw:polygon draw:style-name="gr77" draw:text-style-name="P13" draw:layer="layout" svg:width="8.89cm" svg:height="0.326cm" svg:x="11.43cm" svg:y="23.291cm" svg:viewBox="0 0 8891 327" draw:points="0,327 8891,327 8891,0 0,0">
          <text:p/>
        </draw:polygon>
        <draw:frame draw:style-name="gr178" draw:text-style-name="P16" draw:layer="layout" svg:width="7.787cm" svg:height="0.323cm" svg:x="12.7cm" svg:y="22.972cm">
          <draw:text-box>
            <text:p text:style-name="P1"><text:span text:style-name="T7">Fuel Selector…………………………………………...……OFF </text:span></text:p>
          </draw:text-box>
        </draw:frame>
        <draw:polygon draw:style-name="gr77" draw:text-style-name="P13" draw:layer="layout" svg:width="8.89cm" svg:height="0.326cm" svg:x="11.43cm" svg:y="23.617cm" svg:viewBox="0 0 8891 327" draw:points="0,327 8891,327 8891,0 0,0">
          <text:p/>
        </draw:polygon>
        <draw:frame draw:style-name="gr182" draw:text-style-name="P16" draw:layer="layout" svg:width="7.851cm" svg:height="0.323cm" svg:x="12.7cm" svg:y="23.293cm">
          <draw:text-box>
            <text:p text:style-name="P1"><text:span text:style-name="T7">Master Switch …………………………………………….....OFF </text:span></text:p>
          </draw:text-box>
        </draw:frame>
        <draw:polygon draw:style-name="gr77" draw:text-style-name="P13" draw:layer="layout" svg:width="8.89cm" svg:height="0.322cm" svg:x="11.43cm" svg:y="23.943cm" svg:viewBox="0 0 8891 323" draw:points="0,323 8891,323 8891,0 0,0">
          <text:p/>
        </draw:polygon>
        <draw:frame draw:style-name="gr188" draw:text-style-name="P16" draw:layer="layout" svg:width="7.847cm" svg:height="0.323cm" svg:x="12.7cm" svg:y="23.615cm">
          <draw:text-box>
            <text:p text:style-name="P1"><text:span text:style-name="T7">Glide Establish………………………………...……….</text:span><text:span text:style-name="T6">120 MPH </text:span></text:p>
          </draw:text-box>
        </draw:frame>
        <draw:polygon draw:style-name="gr77" draw:text-style-name="P13" draw:layer="layout" svg:width="8.89cm" svg:height="0.123cm" svg:x="11.43cm" svg:y="24.265cm" svg:viewBox="0 0 8891 124" draw:points="0,124 8891,124 8891,0 0,0">
          <text:p/>
        </draw:polygon>
        <draw:frame draw:style-name="gr189" draw:text-style-name="P16" draw:layer="layout" svg:width="7.8cm" svg:height="0.323cm" svg:x="12.7cm" svg:y="23.945cm">
          <draw:text-box>
            <text:p text:style-name="P1"><text:span text:style-name="T7">Cabin Heat……………..……………………….OFF / CLOSED </text:span></text:p>
          </draw:text-box>
        </draw:frame>
        <draw:polygon draw:style-name="gr77" draw:text-style-name="P13" draw:layer="layout" svg:width="8.89cm" svg:height="0.326cm" svg:x="11.43cm" svg:y="24.388cm" svg:viewBox="0 0 8891 327" draw:points="0,327 8891,327 8891,0 0,0">
          <text:p/>
        </draw:polygon>
        <draw:frame draw:style-name="gr172" draw:text-style-name="P21" draw:layer="layout" svg:width="0.105cm" svg:height="0.12cm" svg:x="12.7cm" svg:y="24.267cm">
          <draw:text-box>
            <text:p text:style-name="P1"><text:span text:style-name="T16"><text:s/></text:span></text:p>
          </draw:text-box>
        </draw:frame>
        <draw:polygon draw:style-name="gr77" draw:text-style-name="P13" draw:layer="layout" svg:width="8.89cm" svg:height="0.321cm" svg:x="11.43cm" svg:y="24.714cm" svg:viewBox="0 0 8891 322" draw:points="0,322 8891,322 8891,0 0,0">
          <text:p/>
        </draw:polygon>
        <draw:frame draw:style-name="gr190" draw:text-style-name="P16" draw:layer="layout" svg:width="8.63cm" svg:height="0.323cm" svg:x="11.938cm" svg:y="24.39cm">
          <draw:text-box>
            <text:p text:style-name="P1"><text:span text:style-name="T7">If fire is not extinguished, increase glide speed in an attempt to find </text:span></text:p>
          </draw:text-box>
        </draw:frame>
        <draw:polygon draw:style-name="gr77" draw:text-style-name="P13" draw:layer="layout" svg:width="8.89cm" svg:height="0.123cm" svg:x="11.43cm" svg:y="25.035cm" svg:viewBox="0 0 8891 124" draw:points="0,124 8891,124 8891,0 0,0">
          <text:p/>
        </draw:polygon>
        <draw:frame draw:style-name="gr191" draw:text-style-name="P16" draw:layer="layout" svg:width="6.619cm" svg:height="0.323cm" svg:x="11.938cm" svg:y="24.716cm">
          <draw:text-box>
            <text:p text:style-name="P1"><text:span text:style-name="T7">an airspeed that will provide incombustible mixture. </text:span></text:p>
          </draw:text-box>
        </draw:frame>
        <draw:polygon draw:style-name="gr77" draw:text-style-name="P13" draw:layer="layout" svg:width="8.89cm" svg:height="0.326cm" svg:x="11.43cm" svg:y="25.158cm" svg:viewBox="0 0 8891 327" draw:points="0,327 8891,327 8891,0 0,0">
          <text:p/>
        </draw:polygon>
        <draw:frame draw:style-name="gr172" draw:text-style-name="P21" draw:layer="layout" svg:width="0.105cm" svg:height="0.12cm" svg:x="12.7cm" svg:y="25.038cm">
          <draw:text-box>
            <text:p text:style-name="P1"><text:span text:style-name="T16"><text:s/></text:span></text:p>
          </draw:text-box>
        </draw:frame>
        <draw:polygon draw:style-name="gr77" draw:text-style-name="P13" draw:layer="layout" svg:width="8.89cm" svg:height="0.161cm" svg:x="11.43cm" svg:y="25.484cm" svg:viewBox="0 0 8891 162" draw:points="0,162 8891,162 8891,0 0,0">
          <text:p/>
        </draw:polygon>
        <draw:frame draw:style-name="gr161" draw:text-style-name="P16" draw:layer="layout" svg:width="7.851cm" svg:height="0.323cm" svg:x="12.7cm" svg:y="25.16cm">
          <draw:text-box>
            <text:p text:style-name="P1"><text:span text:style-name="T7">Magneto Switch ………………………………….………….OFF </text:span></text:p>
          </draw:text-box>
        </draw:frame>
        <draw:polygon draw:style-name="gr77" draw:text-style-name="P13" draw:layer="layout" svg:width="8.89cm" svg:height="0.326cm" svg:x="11.43cm" svg:y="25.645cm" svg:viewBox="0 0 8891 327" draw:points="0,327 8891,327 8891,0 0,0">
          <text:p/>
        </draw:polygon>
        <draw:frame draw:style-name="gr144" draw:text-style-name="P17" draw:layer="layout" svg:width="0.138cm" svg:height="0.158cm" svg:x="12.7cm" svg:y="25.489cm">
          <draw:text-box>
            <text:p text:style-name="P1"><text:span text:style-name="T28"><text:s/></text:span></text:p>
          </draw:text-box>
        </draw:frame>
        <draw:polygon draw:style-name="gr77" draw:text-style-name="P13" draw:layer="layout" svg:width="0.017cm" svg:height="0.055cm" svg:x="11.214cm" svg:y="22.186cm" svg:viewBox="0 0 18 56" draw:points="0,56 18,56 18,0 0,0">
          <text:p/>
        </draw:polygon>
        <draw:polygon draw:style-name="gr77" draw:text-style-name="P13" draw:layer="layout" svg:width="0.05cm" svg:height="0.017cm" svg:x="11.214cm" svg:y="22.186cm" svg:viewBox="0 0 51 18" draw:points="0,18 51,18 51,0 0,0">
          <text:p/>
        </draw:polygon>
        <draw:polygon draw:style-name="gr77" draw:text-style-name="P13" draw:layer="layout" svg:width="0.017cm" svg:height="0.021cm" svg:x="11.247cm" svg:y="22.22cm" svg:viewBox="0 0 18 22" draw:points="0,22 18,22 18,0 0,0">
          <text:p/>
        </draw:polygon>
        <draw:polygon draw:style-name="gr77" draw:text-style-name="P13" draw:layer="layout" svg:width="0.017cm" svg:height="0.017cm" svg:x="11.247cm" svg:y="22.22cm" svg:viewBox="0 0 18 18" draw:points="0,18 18,18 18,0 0,0">
          <text:p/>
        </draw:polygon>
        <draw:polygon draw:style-name="gr77" draw:text-style-name="P13" draw:layer="layout" svg:width="0.051cm" svg:height="0.004cm" svg:x="11.264cm" svg:y="22.237cm" svg:viewBox="0 0 52 5" draw:points="0,5 52,5 52,0 0,0">
          <text:p/>
        </draw:polygon>
        <draw:polygon draw:style-name="gr77" draw:text-style-name="P13" draw:layer="layout" svg:width="0.051cm" svg:height="0.017cm" svg:x="11.264cm" svg:y="22.186cm" svg:viewBox="0 0 52 18" draw:points="0,18 52,18 52,0 0,0">
          <text:p/>
        </draw:polygon>
        <draw:polygon draw:style-name="gr77" draw:text-style-name="P13" draw:layer="layout" svg:width="0.051cm" svg:height="0.017cm" svg:x="11.264cm" svg:y="22.22cm" svg:viewBox="0 0 52 18" draw:points="0,18 52,18 52,0 0,0">
          <text:p/>
        </draw:polygon>
        <draw:polygon draw:style-name="gr77" draw:text-style-name="P13" draw:layer="layout" svg:width="9.17cm" svg:height="0.017cm" svg:x="11.315cm" svg:y="22.186cm" svg:viewBox="0 0 9171 18" draw:points="0,18 9171,18 9171,0 0,0">
          <text:p/>
        </draw:polygon>
        <draw:polygon draw:style-name="gr77" draw:text-style-name="P13" draw:layer="layout" svg:width="9.17cm" svg:height="0.017cm" svg:x="11.315cm" svg:y="22.22cm" svg:viewBox="0 0 9171 18" draw:points="0,18 9171,18 9171,0 0,0">
          <text:p/>
        </draw:polygon>
        <draw:polygon draw:style-name="gr77" draw:text-style-name="P13" draw:layer="layout" svg:width="9.17cm" svg:height="0.004cm" svg:x="11.315cm" svg:y="22.237cm" svg:viewBox="0 0 9171 5" draw:points="0,5 9171,5 9171,0 0,0">
          <text:p/>
        </draw:polygon>
        <draw:polygon draw:style-name="gr77" draw:text-style-name="P13" draw:layer="layout" svg:width="0.017cm" svg:height="0.004cm" svg:x="20.518cm" svg:y="22.237cm" svg:viewBox="0 0 18 5" draw:points="0,5 18,5 18,0 0,0">
          <text:p/>
        </draw:polygon>
        <draw:polygon draw:style-name="gr77" draw:text-style-name="P13" draw:layer="layout" svg:width="0.017cm" svg:height="0.004cm" svg:x="20.485cm" svg:y="22.237cm" svg:viewBox="0 0 18 5" draw:points="0,5 18,5 18,0 0,0">
          <text:p/>
        </draw:polygon>
        <draw:polygon draw:style-name="gr77" draw:text-style-name="P13" draw:layer="layout" svg:width="0.05cm" svg:height="0.017cm" svg:x="20.485cm" svg:y="22.186cm" svg:viewBox="0 0 51 18" draw:points="0,18 51,18 51,0 0,0">
          <text:p/>
        </draw:polygon>
        <draw:polygon draw:style-name="gr77" draw:text-style-name="P13" draw:layer="layout" svg:width="0.017cm" svg:height="0.017cm" svg:x="20.485cm" svg:y="22.22cm" svg:viewBox="0 0 18 18" draw:points="0,18 18,18 18,0 0,0">
          <text:p/>
        </draw:polygon>
        <draw:polygon draw:style-name="gr77" draw:text-style-name="P13" draw:layer="layout" svg:width="0.017cm" svg:height="0.017cm" svg:x="20.518cm" svg:y="22.22cm" svg:viewBox="0 0 18 18" draw:points="0,18 18,18 18,0 0,0">
          <text:p/>
        </draw:polygon>
        <draw:polygon draw:style-name="gr77" draw:text-style-name="P13" draw:layer="layout" svg:width="9.271cm" svg:height="0.004cm" svg:x="11.239cm" svg:y="25.967cm" svg:viewBox="0 0 9272 5" draw:points="0,5 9272,5 9272,0 0,0">
          <text:p/>
        </draw:polygon>
        <draw:polygon draw:style-name="gr77" draw:text-style-name="P13" draw:layer="layout" svg:width="0.017cm" svg:height="3.73cm" svg:x="11.247cm" svg:y="22.241cm" svg:viewBox="0 0 18 3731" draw:points="0,3731 18,3731 18,0 0,0">
          <text:p/>
        </draw:polygon>
        <draw:polygon draw:style-name="gr77" draw:text-style-name="P13" draw:layer="layout" svg:width="0.017cm" svg:height="3.73cm" svg:x="11.214cm" svg:y="22.241cm" svg:viewBox="0 0 18 3731" draw:points="0,3731 18,3731 18,0 0,0">
          <text:p/>
        </draw:polygon>
        <draw:polygon draw:style-name="gr77" draw:text-style-name="P13" draw:layer="layout" svg:width="0.017cm" svg:height="0.051cm" svg:x="11.214cm" svg:y="25.971cm" svg:viewBox="0 0 18 52" draw:points="0,52 18,52 18,0 0,0">
          <text:p/>
        </draw:polygon>
        <draw:polygon draw:style-name="gr77" draw:text-style-name="P13" draw:layer="layout" svg:width="0.05cm" svg:height="0.017cm" svg:x="11.214cm" svg:y="26.005cm" svg:viewBox="0 0 51 18" draw:points="0,18 51,18 51,0 0,0">
          <text:p/>
        </draw:polygon>
        <draw:polygon draw:style-name="gr77" draw:text-style-name="P13" draw:layer="layout" svg:width="0.017cm" svg:height="0.017cm" svg:x="11.247cm" svg:y="25.971cm" svg:viewBox="0 0 18 18" draw:points="0,18 18,18 18,0 0,0">
          <text:p/>
        </draw:polygon>
        <draw:polygon draw:style-name="gr77" draw:text-style-name="P13" draw:layer="layout" svg:width="0.017cm" svg:height="0.017cm" svg:x="11.247cm" svg:y="25.971cm" svg:viewBox="0 0 18 18" draw:points="0,18 18,18 18,0 0,0">
          <text:p/>
        </draw:polygon>
        <draw:polygon draw:style-name="gr77" draw:text-style-name="P13" draw:layer="layout" svg:width="9.221cm" svg:height="0.017cm" svg:x="11.264cm" svg:y="26.005cm" svg:viewBox="0 0 9222 18" draw:points="0,18 9222,18 9222,0 0,0">
          <text:p/>
        </draw:polygon>
        <draw:polygon draw:style-name="gr77" draw:text-style-name="P13" draw:layer="layout" svg:width="9.221cm" svg:height="0.017cm" svg:x="11.264cm" svg:y="25.971cm" svg:viewBox="0 0 9222 18" draw:points="0,18 9222,18 9222,0 0,0">
          <text:p/>
        </draw:polygon>
        <draw:polygon draw:style-name="gr77" draw:text-style-name="P13" draw:layer="layout" svg:width="0.017cm" svg:height="3.73cm" svg:x="20.518cm" svg:y="22.241cm" svg:viewBox="0 0 18 3731" draw:points="0,3731 18,3731 18,0 0,0">
          <text:p/>
        </draw:polygon>
        <draw:polygon draw:style-name="gr77" draw:text-style-name="P13" draw:layer="layout" svg:width="0.017cm" svg:height="3.73cm" svg:x="20.485cm" svg:y="22.241cm" svg:viewBox="0 0 18 3731" draw:points="0,3731 18,3731 18,0 0,0">
          <text:p/>
        </draw:polygon>
        <draw:polygon draw:style-name="gr77" draw:text-style-name="P13" draw:layer="layout" svg:width="0.017cm" svg:height="0.051cm" svg:x="20.518cm" svg:y="25.971cm" svg:viewBox="0 0 18 52" draw:points="0,52 18,52 18,0 0,0">
          <text:p/>
        </draw:polygon>
        <draw:polygon draw:style-name="gr77" draw:text-style-name="P13" draw:layer="layout" svg:width="0.05cm" svg:height="0.017cm" svg:x="20.485cm" svg:y="26.005cm" svg:viewBox="0 0 51 18" draw:points="0,18 51,18 51,0 0,0">
          <text:p/>
        </draw:polygon>
        <draw:polygon draw:style-name="gr77" draw:text-style-name="P13" draw:layer="layout" svg:width="0.017cm" svg:height="0.017cm" svg:x="20.485cm" svg:y="25.971cm" svg:viewBox="0 0 18 18" draw:points="0,18 18,18 18,0 0,0">
          <text:p/>
        </draw:polygon>
        <draw:polygon draw:style-name="gr77" draw:text-style-name="P13" draw:layer="layout" svg:width="0.017cm" svg:height="0.017cm" svg:x="20.485cm" svg:y="25.971cm" svg:viewBox="0 0 18 18" draw:points="0,18 18,18 18,0 0,0">
          <text:p/>
        </draw:polygon>
        <draw:frame draw:style-name="gr192" draw:text-style-name="P16" draw:layer="layout" svg:width="8.265cm" svg:height="0.323cm" svg:x="11.866cm" svg:y="25.643cm">
          <draw:text-box>
            <text:p text:style-name="P1"><text:span text:style-name="T7">Proceed with </text:span><text:span text:style-name="T6">EMERGENCY LANDING w/o POWER </text:span><text:span text:style-name="T7">procedure.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TFF593460t00" svg:font-family="TTFF593460t00" style:font-pitch="variable"/>
    <style:font-face style:name="TTFF593460t001" svg:font-family="TTFF593460t00"/>
    <style:font-face style:name="TTFF5953E8t00" svg:font-family="TTFF5953E8t00" style:font-pitch="variable"/>
    <style:font-face style:name="TTFF5953E8t001" svg:font-family="TTFF5953E8t00"/>
    <style:font-face style:name="Tahoma" svg:font-family="Tahoma" style:font-family-generic="system" style:font-pitch="variable"/>
    <style:font-face style:name="Tahoma1" svg:font-family="Tahoma" style:font-pitch="variable"/>
    <style:font-face style:name="Times" svg:font-family="Times"/>
    <style:font-face style:name="Times1" svg:font-family="Time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1-13T17:47:57.964000000</dc:date>
    <meta:editing-duration>PT11M50S</meta:editing-duration>
    <meta:editing-cycles>2</meta:editing-cycles>
    <meta:generator>LibreOffice/7.5.0.3$Windows_X86_64 LibreOffice_project/c21113d003cd3efa8c53188764377a8272d9d6de</meta:generator>
    <meta:document-statistic meta:object-count="850"/>
  </office:meta>
</office:document-meta>
</file>